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be temperature drift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0175" calcext:value-type="float">
            <text:p>-0.0175</text:p>
          </table:table-cell>
          <table:table-cell table:number-columns-repeated="3" office:value-type="float" office:value="-0.015" calcext:value-type="float">
            <text:p>-0.015</text:p>
          </table:table-cell>
          <table:table-cell/>
          <table:table-cell office:value-type="string" calcext:value-type="string">
            <text:p>Min</text:p>
          </table:table-cell>
          <table:table-cell table:formula="of:=MIN([.A4:.E13])" office:value-type="float" office:value="-0.0175" calcext:value-type="float">
            <text:p>-0.0175</text:p>
          </table:table-cell>
          <table:table-cell table:number-columns-repeated="3"/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3"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string" calcext:value-type="string">
            <text:p>Max</text:p>
          </table:table-cell>
          <table:table-cell table:formula="of:=MAX([.A4:.E13])" office:value-type="float" office:value="-0.015" calcext:value-type="float">
            <text:p>-0.015</text:p>
          </table:table-cell>
          <table:table-cell table:number-columns-repeated="3"/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4" office:value-type="float" office:value="-0.0175" calcext:value-type="float">
            <text:p>-0.0175</text:p>
          </table:table-cell>
          <table:table-cell/>
          <table:table-cell office:value-type="string" calcext:value-type="string">
            <text:p>avg</text:p>
          </table:table-cell>
          <table:table-cell table:formula="of:=AVERAGE([.A4:.E13])" office:value-type="float" office:value="-0.01615" calcext:value-type="float">
            <text:p>-0.01615</text:p>
          </table:table-cell>
          <table:table-cell/>
          <table:table-cell office:value-type="string" calcext:value-type="string">
            <text:p>Thermal</text:p>
          </table:table-cell>
          <table:table-cell table:style-name="ce1" table:formula="of:=[.H75]-[.H6]" office:value-type="float" office:value="0.0904" calcext:value-type="float">
            <text:p>0.0904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3"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string" calcext:value-type="string">
            <text:p>Spread</text:p>
          </table:table-cell>
          <table:table-cell table:formula="of:=[.H5]-[.H4]"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4" office:value-type="float" office:value="-0.0175" calcext:value-type="float">
            <text:p>-0.0175</text:p>
          </table:table-cell>
          <table:table-cell table:number-columns-repeated="6"/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2"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75" calcext:value-type="float">
            <text:p>-0.0175</text:p>
          </table:table-cell>
          <table:table-cell table:number-columns-repeated="6"/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-0.015" calcext:value-type="float">
            <text:p>-0.015</text:p>
          </table:table-cell>
          <table:table-cell table:number-columns-repeated="6"/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0175" calcext:value-type="float">
            <text:p>-0.0175</text:p>
          </table:table-cell>
          <table:table-cell table:number-columns-repeated="3" office:value-type="float" office:value="-0.015" calcext:value-type="float">
            <text:p>-0.015</text:p>
          </table:table-cell>
          <table:table-cell table:number-columns-repeated="6"/>
        </table:table-row>
        <table:table-row table:style-name="ro1">
          <table:table-cell office:value-type="float" office:value="-0.015" calcext:value-type="float">
            <text:p>-0.015</text:p>
          </table:table-cell>
          <table:table-cell table:number-columns-repeated="2" office:value-type="float" office:value="-0.0175" calcext:value-type="float">
            <text:p>-0.0175</text:p>
          </table:table-cell>
          <table:table-cell table:number-columns-repeated="2" office:value-type="float" office:value="-0.015" calcext:value-type="float">
            <text:p>-0.01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25" calcext:value-type="float">
            <text:p>-0.00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table:formula="of:=MIN([.A17:.E26])" office:value-type="float" office:value="-0.01" calcext:value-type="float">
            <text:p>-0.01</text:p>
          </table:table-cell>
          <table:table-cell table:number-columns-repeated="3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table:number-columns-repeated="4" office:value-type="float" office:value="-0.0025" calcext:value-type="float">
            <text:p>-0.0025</text:p>
          </table:table-cell>
          <table:table-cell/>
          <table:table-cell office:value-type="string" calcext:value-type="string">
            <text:p>Max</text:p>
          </table:table-cell>
          <table:table-cell table:formula="of:=MAX([.A17:.E26])"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table:number-columns-repeated="3" office:value-type="float" office:value="-0.0025" calcext:value-type="float">
            <text:p>-0.0025</text:p>
          </table:table-cell>
          <table:table-cell/>
          <table:table-cell office:value-type="string" calcext:value-type="string">
            <text:p>avg</text:p>
          </table:table-cell>
          <table:table-cell table:formula="of:=AVERAGE([.A17:.E26])" office:value-type="float" office:value="-0.0027" calcext:value-type="float">
            <text:p>-0.0027</text:p>
          </table:table-cell>
          <table:table-cell table:number-columns-repeated="3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table:number-columns-repeated="3" office:value-type="float" office:value="-0.0025" calcext:value-type="float">
            <text:p>-0.0025</text:p>
          </table:table-cell>
          <table:table-cell/>
          <table:table-cell office:value-type="string" calcext:value-type="string">
            <text:p>Spread</text:p>
          </table:table-cell>
          <table:table-cell table:formula="of:=[.H18]-[.H17]" office:value-type="float" office:value="0.0125" calcext:value-type="float">
            <text:p>0.0125</text:p>
          </table:table-cell>
          <table:table-cell/>
          <table:table-cell table:formula="of:=[.H20]/[.H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005" calcext:value-type="float">
            <text:p>-0.005</text:p>
          </table:table-cell>
          <table:table-cell table:number-columns-repeated="3" office:value-type="float" office:value="-0.0025" calcext:value-type="float">
            <text:p>-0.0025</text:p>
          </table:table-cell>
          <table:table-cell/>
          <table:table-cell office:value-type="string" calcext:value-type="string">
            <text:p>Drift</text:p>
          </table:table-cell>
          <table:table-cell table:formula="of:=[.H19]-[.$H6]" office:value-type="float" office:value="0.01345" calcext:value-type="float">
            <text:p>0.01345</text:p>
          </table:table-cell>
          <table:table-cell table:number-columns-repeated="3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table:number-columns-repeated="2"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office:value-type="float" office:value="-0.0025" calcext:value-type="float">
            <text:p>-0.0025</text:p>
          </table:table-cell>
          <table:table-cell table:number-columns-repeated="6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25" calcext:value-type="float">
            <text:p>-0.0025</text:p>
          </table:table-cell>
          <table:table-cell table:number-columns-repeated="6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25" calcext:value-type="float">
            <text:p>-0.0025</text:p>
          </table:table-cell>
          <table:table-cell table:number-columns-repeated="6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25" calcext:value-type="float">
            <text:p>-0.0025</text:p>
          </table:table-cell>
          <table:table-cell table:number-columns-repeated="2"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-0.0025" calcext:value-type="float">
            <text:p>-0.0025</text:p>
          </table:table-cell>
          <table:table-cell table:number-columns-repeated="2"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/>
          <table:table-cell office:value-type="string" calcext:value-type="string">
            <text:p>Min</text:p>
          </table:table-cell>
          <table:table-cell table:formula="of:=MIN([.A31:.E40])" office:value-type="float" office:value="0.0125" calcext:value-type="float">
            <text:p>0.01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/>
          <table:table-cell office:value-type="string" calcext:value-type="string">
            <text:p>Max</text:p>
          </table:table-cell>
          <table:table-cell table:formula="of:=MAX([.A31:.E40])" office:value-type="float" office:value="0.0225" calcext:value-type="float">
            <text:p>0.0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/>
          <table:table-cell office:value-type="string" calcext:value-type="string">
            <text:p>avg</text:p>
          </table:table-cell>
          <table:table-cell table:formula="of:=AVERAGE([.A31:.E40])" office:value-type="float" office:value="0.01665" calcext:value-type="float">
            <text:p>0.0166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/>
          <table:table-cell office:value-type="string" calcext:value-type="string">
            <text:p>Spread</text:p>
          </table:table-cell>
          <table:table-cell table:formula="of:=[.H32]-[.H31]" office:value-type="float" office:value="0.01" calcext:value-type="float">
            <text:p>0.01</text:p>
          </table:table-cell>
          <table:table-cell/>
          <table:table-cell table:formula="of:=[.H34]/[.H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/>
          <table:table-cell office:value-type="string" calcext:value-type="string">
            <text:p>Drift</text:p>
          </table:table-cell>
          <table:table-cell table:formula="of:=[.H33]-[.$H6]" office:value-type="float" office:value="0.0328" calcext:value-type="float">
            <text:p>0.0328</text:p>
          </table:table-cell>
          <table:table-cell table:number-columns-repeated="3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75" calcext:value-type="float">
            <text:p>0.0175</text:p>
          </table:table-cell>
          <table:table-cell table:number-columns-repeated="6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175" calcext:value-type="float">
            <text:p>0.0175</text:p>
          </table:table-cell>
          <table:table-cell table:number-columns-repeated="6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.0175" calcext:value-type="float">
            <text:p>0.017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.0175" calcext:value-type="float">
            <text:p>0.0175</text:p>
          </table:table-cell>
          <table:table-cell table:number-columns-repeated="2" office:value-type="float" office:value="0.0225" calcext:value-type="float">
            <text:p>0.022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1025" calcext:value-type="float">
            <text:p>0.1025</text:p>
          </table:table-cell>
          <table:table-cell/>
          <table:table-cell office:value-type="string" calcext:value-type="string">
            <text:p>Min</text:p>
          </table:table-cell>
          <table:table-cell table:formula="of:=MIN([.A45:.E54])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" calcext:value-type="float">
            <text:p>0.1</text:p>
          </table:table-cell>
          <table:table-cell office:value-type="float" office:value="0.1025" calcext:value-type="float">
            <text:p>0.1025</text:p>
          </table:table-cell>
          <table:table-cell/>
          <table:table-cell office:value-type="string" calcext:value-type="string">
            <text:p>Max</text:p>
          </table:table-cell>
          <table:table-cell table:formula="of:=MAX([.A45:.E54])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1025" calcext:value-type="float">
            <text:p>0.1025</text:p>
          </table:table-cell>
          <table:table-cell/>
          <table:table-cell office:value-type="string" calcext:value-type="string">
            <text:p>avg</text:p>
          </table:table-cell>
          <table:table-cell table:formula="of:=AVERAGE([.A45:.E54])" office:value-type="float" office:value="0.09725" calcext:value-type="float">
            <text:p>0.09725</text:p>
          </table:table-cell>
          <table:table-cell/>
          <table:table-cell office:value-type="string" calcext:value-type="string">
            <text:p>Corrected</text:p>
          </table:table-cell>
          <table:table-cell table:formula="of:=[.H47]-[.K6]" office:value-type="float" office:value="0.00685000000000001" calcext:value-type="float">
            <text:p>0.0068500000000000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1025" calcext:value-type="float">
            <text:p>0.1025</text:p>
          </table:table-cell>
          <table:table-cell/>
          <table:table-cell office:value-type="string" calcext:value-type="string">
            <text:p>Spread</text:p>
          </table:table-cell>
          <table:table-cell table:formula="of:=[.H46]-[.H45]" office:value-type="float" office:value="0.02" calcext:value-type="float">
            <text:p>0.02</text:p>
          </table:table-cell>
          <table:table-cell/>
          <table:table-cell table:formula="of:=[.H48]/[.H7]" office:value-type="float" office:value="7.99999999999999" calcext:value-type="float">
            <text:p>7.99999999999999</text:p>
          </table:table-cell>
          <table:table-cell/>
        </table:table-row>
        <table:table-row table:style-name="ro1">
          <table:table-cell office:value-type="float" office:value="0.0925" calcext:value-type="float">
            <text:p>0.09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rift</text:p>
          </table:table-cell>
          <table:table-cell table:formula="of:=[.H47]-[.$H6]" office:value-type="float" office:value="0.1134" calcext:value-type="float">
            <text:p>0.1134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.0975" calcext:value-type="float">
            <text:p>0.097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.0975" calcext:value-type="float">
            <text:p>0.09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.0975" calcext:value-type="float">
            <text:p>0.09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.0975" calcext:value-type="float">
            <text:p>0.09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Min</text:p>
          </table:table-cell>
          <table:table-cell table:formula="of:=MIN([.A59:.E68])" office:value-type="float" office:value="0.0775" calcext:value-type="float">
            <text:p>0.0775</text:p>
          </table:table-cell>
          <table:table-cell table:number-columns-repeated="3"/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.0825" calcext:value-type="float">
            <text:p>0.0825</text:p>
          </table:table-cell>
          <table:table-cell table:number-columns-repeated="2" office:value-type="float" office:value="0.08" calcext:value-type="float">
            <text:p>0.08</text:p>
          </table:table-cell>
          <table:table-cell/>
          <table:table-cell office:value-type="string" calcext:value-type="string">
            <text:p>Max</text:p>
          </table:table-cell>
          <table:table-cell table:formula="of:=MAX([.A59:.E68])" office:value-type="float" office:value="0.0875" calcext:value-type="float">
            <text:p>0.08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775" calcext:value-type="float">
            <text:p>0.0775</text:p>
          </table:table-cell>
          <table:table-cell/>
          <table:table-cell office:value-type="string" calcext:value-type="string">
            <text:p>avg</text:p>
          </table:table-cell>
          <table:table-cell table:formula="of:=AVERAGE([.A59:.E68])" office:value-type="float" office:value="0.08255" calcext:value-type="float">
            <text:p>0.08255</text:p>
          </table:table-cell>
          <table:table-cell/>
          <table:table-cell office:value-type="string" calcext:value-type="string">
            <text:p>Corrected</text:p>
          </table:table-cell>
          <table:table-cell table:formula="of:=[.H61]-[.K6]" office:value-type="float" office:value="-0.00784999999999998" calcext:value-type="float">
            <text:p>-0.00784999999999998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Spread</text:p>
          </table:table-cell>
          <table:table-cell table:formula="of:=[.H60]-[.H59]" office:value-type="float" office:value="0.01" calcext:value-type="float">
            <text:p>0.01</text:p>
          </table:table-cell>
          <table:table-cell/>
          <table:table-cell table:formula="of:=[.H62]/[.H7]" office:value-type="float" office:value="3.99999999999999" calcext:value-type="float">
            <text:p>3.99999999999999</text:p>
          </table:table-cell>
          <table:table-cell/>
        </table:table-row>
        <table:table-row table:style-name="ro1">
          <table:table-cell table:number-columns-repeated="4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Drift</text:p>
          </table:table-cell>
          <table:table-cell table:formula="of:=[.H61]-[.$H6]" office:value-type="float" office:value="0.0987" calcext:value-type="float">
            <text:p>0.0987</text:p>
          </table:table-cell>
          <table:table-cell table:number-columns-repeated="3"/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number-columns-repeated="3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85" calcext:value-type="float">
            <text:p>0.085</text:p>
          </table:table-cell>
          <table:table-cell table:number-columns-repeated="2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85" calcext:value-type="float">
            <text:p>0.085</text:p>
          </table:table-cell>
          <table:table-cell table:number-columns-repeated="2"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 office:value-type="float" office:value="0.0825" calcext:value-type="float">
            <text:p>0.0825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eds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.075" calcext:value-type="float">
            <text:p>0.075</text:p>
          </table:table-cell>
          <table:table-cell table:number-columns-repeated="2" office:value-type="float" office:value="0.0725" calcext:value-type="float">
            <text:p>0.0725</text:p>
          </table:table-cell>
          <table:table-cell/>
          <table:table-cell office:value-type="string" calcext:value-type="string">
            <text:p>Min</text:p>
          </table:table-cell>
          <table:table-cell table:formula="of:=MIN([.A73:.E82])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4" office:value-type="float" office:value="0.0725" calcext:value-type="float">
            <text:p>0.0725</text:p>
          </table:table-cell>
          <table:table-cell/>
          <table:table-cell office:value-type="string" calcext:value-type="string">
            <text:p>Max</text:p>
          </table:table-cell>
          <table:table-cell table:formula="of:=MAX([.A73:.E82])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0.07" calcext:value-type="float">
            <text:p>0.0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avg</text:p>
          </table:table-cell>
          <table:table-cell table:formula="of:=AVERAGE([.A73:.E82])" office:value-type="float" office:value="0.07425" calcext:value-type="float">
            <text:p>0.07425</text:p>
          </table:table-cell>
          <table:table-cell/>
          <table:table-cell office:value-type="string" calcext:value-type="string">
            <text:p>Corrected</text:p>
          </table:table-cell>
          <table:table-cell table:formula="of:=[.H75]-[.K6]" office:value-type="float" office:value="-0.01615" calcext:value-type="float">
            <text:p>-0.01615</text:p>
          </table:table-cell>
        </table:table-row>
        <table:table-row table:style-name="ro1">
          <table:table-cell office:value-type="float" office:value="0.0775" calcext:value-type="float">
            <text:p>0.0775</text:p>
          </table:table-cell>
          <table:table-cell table:number-columns-repeated="2"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/>
          <table:table-cell office:value-type="string" calcext:value-type="string">
            <text:p>Spread</text:p>
          </table:table-cell>
          <table:table-cell table:formula="of:=[.H74]-[.H73]" office:value-type="float" office:value="0.01" calcext:value-type="float">
            <text:p>0.01</text:p>
          </table:table-cell>
          <table:table-cell/>
          <table:table-cell table:formula="of:=[.H76]/[.H7]" office:value-type="float" office:value="3.99999999999999" calcext:value-type="float">
            <text:p>3.99999999999999</text:p>
          </table:table-cell>
          <table:table-cell/>
        </table:table-row>
        <table:table-row table:style-name="ro1">
          <table:table-cell office:value-type="float" office:value="0.0775" calcext:value-type="float">
            <text:p>0.0775</text:p>
          </table:table-cell>
          <table:table-cell table:number-columns-repeated="2"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/>
          <table:table-cell office:value-type="string" calcext:value-type="string">
            <text:p>Drift</text:p>
          </table:table-cell>
          <table:table-cell table:formula="of:=[.H75]-[.$H6]" office:value-type="float" office:value="0.0904" calcext:value-type="float">
            <text:p>0.0904</text:p>
          </table:table-cell>
          <table:table-cell table:number-columns-repeated="3"/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25" calcext:value-type="float">
            <text:p>0.0725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" calcext:value-type="float">
            <text:p>0.07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25" calcext:value-type="float">
            <text:p>0.07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075" calcext:value-type="float">
            <text:p>0.0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25" calcext:value-type="float">
            <text:p>0.0725</text:p>
          </table:table-cell>
          <table:table-cell table:number-columns-repeated="6"/>
        </table:table-row>
      </table:table>
      <table:table table:name="BedLevel 25-25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'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in</text:p>
          </table:table-cell>
          <table:table-cell table:formula="of:=MIN([.A6:.K16])" office:value-type="float" office:value="-0.14625" calcext:value-type="float">
            <text:p>-0.14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ax</text:p>
          </table:table-cell>
          <table:table-cell table:formula="of:=MAX([.A6:.K16])" office:value-type="float" office:value="0.00875" calcext:value-type="float">
            <text:p>0.0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vg</text:p>
          </table:table-cell>
          <table:table-cell table:formula="of:=AVERAGE([.A6:.K16])" office:value-type="float" office:value="-0.0523760330578512" calcext:value-type="float">
            <text:p>-0.05237603305785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9125" calcext:value-type="float">
            <text:p>-0.091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8375" calcext:value-type="float">
            <text:p>-0.08375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5875" calcext:value-type="float">
            <text:p>-0.05875</text:p>
          </table:table-cell>
          <table:table-cell table:number-columns-repeated="3"/>
        </table:table-row>
        <table:table-row table:style-name="ro1">
          <table:table-cell office:value-type="float" office:value="-0.07375" calcext:value-type="float">
            <text:p>-0.07375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5875" calcext:value-type="float">
            <text:p>-0.05875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825" calcext:value-type="float">
            <text:p>-0.0825</text:p>
          </table:table-cell>
          <table:table-cell table:number-columns-repeated="3"/>
        </table:table-row>
        <table:table-row table:style-name="ro1">
          <table:table-cell office:value-type="float" office:value="-0.0575" calcext:value-type="float">
            <text:p>-0.057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table:number-columns-repeated="3"/>
        </table:table-row>
        <table:table-row table:style-name="ro1">
          <table:table-cell office:value-type="float" office:value="-0.04875" calcext:value-type="float">
            <text:p>-0.04875</text:p>
          </table:table-cell>
          <table:table-cell office:value-type="float" office:value="-0.02375" calcext:value-type="float">
            <text:p>-0.0237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-0.0925" calcext:value-type="float">
            <text:p>-0.0925</text:p>
          </table:table-cell>
          <table:table-cell table:number-columns-repeated="3"/>
        </table:table-row>
        <table:table-row table:style-name="ro1">
          <table:table-cell office:value-type="float" office:value="-0.05625" calcext:value-type="float">
            <text:p>-0.0562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25" calcext:value-type="float">
            <text:p>-0.0825</text:p>
          </table:table-cell>
          <table:table-cell table:number-columns-repeated="3"/>
        </table:table-row>
        <table:table-row table:style-name="ro1">
          <table:table-cell office:value-type="float" office:value="-0.09125" calcext:value-type="float">
            <text:p>-0.09125</text:p>
          </table:table-cell>
          <table:table-cell office:value-type="float" office:value="-0.06375" calcext:value-type="float">
            <text:p>-0.06375</text:p>
          </table:table-cell>
          <table:table-cell office:value-type="float" office:value="-0.0775" calcext:value-type="float">
            <text:p>-0.077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-0.065" calcext:value-type="float">
            <text:p>-0.065</text:p>
          </table:table-cell>
          <table:table-cell table:number-columns-repeated="3"/>
        </table:table-row>
        <table:table-row table:style-name="ro1">
          <table:table-cell office:value-type="float" office:value="-0.10375" calcext:value-type="float">
            <text:p>-0.1037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1375" calcext:value-type="float">
            <text:p>-0.11375</text:p>
          </table:table-cell>
          <table:table-cell office:value-type="float" office:value="-0.08125" calcext:value-type="float">
            <text:p>-0.0812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6625" calcext:value-type="float">
            <text:p>-0.06625</text:p>
          </table:table-cell>
          <table:table-cell table:number-columns-repeated="3"/>
        </table:table-row>
        <table:table-row table:style-name="ro1">
          <table:table-cell office:value-type="float" office:value="-0.0875" calcext:value-type="float">
            <text:p>-0.0875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8625" calcext:value-type="float">
            <text:p>-0.08625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875" calcext:value-type="float">
            <text:p>-0.0087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-0.0725" calcext:value-type="float">
            <text:p>-0.0725</text:p>
          </table:table-cell>
          <table:table-cell table:number-columns-repeated="3"/>
        </table:table-row>
        <table:table-row table:style-name="ro1">
          <table:table-cell office:value-type="float" office:value="-0.095" calcext:value-type="float">
            <text:p>-0.095</text:p>
          </table:table-cell>
          <table:table-cell office:value-type="float" office:value="-0.09125" calcext:value-type="float">
            <text:p>-0.0912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0375" calcext:value-type="float">
            <text:p>-0.10375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25" calcext:value-type="float">
            <text:p>-0.08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.0975" calcext:value-type="float">
            <text:p>-0.097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125" calcext:value-type="float">
            <text:p>-0.08125</text:p>
          </table:table-cell>
          <table:table-cell office:value-type="float" office:value="-0.06375" calcext:value-type="float">
            <text:p>-0.0637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9375" calcext:value-type="float">
            <text:p>-0.09375</text:p>
          </table:table-cell>
          <table:table-cell table:number-columns-repeated="3"/>
        </table:table-row>
        <table:table-row table:style-name="ro1">
          <table:table-cell office:value-type="float" office:value="-0.11375" calcext:value-type="float">
            <text:p>-0.1137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4625" calcext:value-type="float">
            <text:p>-0.14625</text:p>
          </table:table-cell>
          <table:table-cell office:value-type="float" office:value="-0.11125" calcext:value-type="float">
            <text:p>-0.11125</text:p>
          </table:table-cell>
          <table:table-cell office:value-type="float" office:value="-0.09875" calcext:value-type="float">
            <text:p>-0.09875</text:p>
          </table:table-cell>
          <table:table-cell office:value-type="float" office:value="-0.08875" calcext:value-type="float">
            <text:p>-0.0887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875" calcext:value-type="float">
            <text:p>-0.087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 Home</text:p>
          </table:table-cell>
          <table:table-cell office:value-type="float" office:value="84.176" calcext:value-type="float">
            <text:p>84.176</text:p>
          </table:table-cell>
          <table:table-cell/>
          <table:table-cell office:value-type="string" calcext:value-type="string">
            <text:p>Top rail to bed distanc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6]-[.$E4]" office:value-type="float" office:value="-0.0388739669421488" calcext:value-type="float">
            <text:p>-0.0388739669421488</text:p>
          </table:table-cell>
          <table:table-cell table:formula="of:=[.B6]-[.$E4]" office:value-type="float" office:value="-0.0101239669421488" calcext:value-type="float">
            <text:p>-0.0101239669421488</text:p>
          </table:table-cell>
          <table:table-cell table:formula="of:=[.C6]-[.$E4]" office:value-type="float" office:value="-0.0313739669421488" calcext:value-type="float">
            <text:p>-0.0313739669421488</text:p>
          </table:table-cell>
          <table:table-cell table:formula="of:=[.D6]-[.$E4]" office:value-type="float" office:value="-0.0138739669421488" calcext:value-type="float">
            <text:p>-0.0138739669421488</text:p>
          </table:table-cell>
          <table:table-cell table:formula="of:=[.E6]-[.$E4]" office:value-type="float" office:value="0.00612603305785124" calcext:value-type="float">
            <text:p>0.00612603305785124</text:p>
          </table:table-cell>
          <table:table-cell table:formula="of:=[.F6]-[.$E4]" office:value-type="float" office:value="0.0123760330578512" calcext:value-type="float">
            <text:p>0.0123760330578512</text:p>
          </table:table-cell>
          <table:table-cell table:formula="of:=[.G6]-[.$E4]" office:value-type="float" office:value="0.00487603305785124" calcext:value-type="float">
            <text:p>0.00487603305785124</text:p>
          </table:table-cell>
          <table:table-cell table:formula="of:=[.H6]-[.$E4]" office:value-type="float" office:value="-0.0126239669421488" calcext:value-type="float">
            <text:p>-0.0126239669421488</text:p>
          </table:table-cell>
          <table:table-cell table:formula="of:=[.I6]-[.$E4]" office:value-type="float" office:value="-0.00137396694214876" calcext:value-type="float">
            <text:p>-0.00137396694214876</text:p>
          </table:table-cell>
          <table:table-cell table:formula="of:=[.J6]-[.$E4]" office:value-type="float" office:value="0.0361260330578512" calcext:value-type="float">
            <text:p>0.0361260330578512</text:p>
          </table:table-cell>
          <table:table-cell table:formula="of:=[.K6]-[.$E4]" office:value-type="float" office:value="-0.00637396694214876" calcext:value-type="float">
            <text:p>-0.00637396694214876</text:p>
          </table:table-cell>
          <table:table-cell table:number-columns-repeated="3"/>
        </table:table-row>
        <table:table-row table:style-name="ro1">
          <table:table-cell table:formula="of:=[.A7]-[.$E4]" office:value-type="float" office:value="-0.0213739669421488" calcext:value-type="float">
            <text:p>-0.0213739669421488</text:p>
          </table:table-cell>
          <table:table-cell table:formula="of:=[.B7]-[.$E4]" office:value-type="float" office:value="0.0161260330578512" calcext:value-type="float">
            <text:p>0.0161260330578512</text:p>
          </table:table-cell>
          <table:table-cell table:formula="of:=[.C7]-[.$E4]" office:value-type="float" office:value="-0.00762396694214876" calcext:value-type="float">
            <text:p>-0.00762396694214876</text:p>
          </table:table-cell>
          <table:table-cell table:formula="of:=[.D7]-[.$E4]" office:value-type="float" office:value="0.0123760330578512" calcext:value-type="float">
            <text:p>0.0123760330578512</text:p>
          </table:table-cell>
          <table:table-cell table:formula="of:=[.E7]-[.$E4]" office:value-type="float" office:value="0.0348760330578512" calcext:value-type="float">
            <text:p>0.0348760330578512</text:p>
          </table:table-cell>
          <table:table-cell table:formula="of:=[.F7]-[.$E4]" office:value-type="float" office:value="0.0373760330578512" calcext:value-type="float">
            <text:p>0.0373760330578512</text:p>
          </table:table-cell>
          <table:table-cell table:formula="of:=[.G7]-[.$E4]" office:value-type="float" office:value="0.0211260330578512" calcext:value-type="float">
            <text:p>0.0211260330578512</text:p>
          </table:table-cell>
          <table:table-cell table:formula="of:=[.H7]-[.$E4]" office:value-type="float" office:value="0.00487603305785124" calcext:value-type="float">
            <text:p>0.00487603305785124</text:p>
          </table:table-cell>
          <table:table-cell table:formula="of:=[.I7]-[.$E4]" office:value-type="float" office:value="-0.00637396694214876" calcext:value-type="float">
            <text:p>-0.00637396694214876</text:p>
          </table:table-cell>
          <table:table-cell table:formula="of:=[.J7]-[.$E4]" office:value-type="float" office:value="0.0136260330578512" calcext:value-type="float">
            <text:p>0.0136260330578512</text:p>
          </table:table-cell>
          <table:table-cell table:formula="of:=[.K7]-[.$E4]" office:value-type="float" office:value="-0.0301239669421488" calcext:value-type="float">
            <text:p>-0.0301239669421488</text:p>
          </table:table-cell>
          <table:table-cell/>
          <table:table-cell office:value-type="string" calcext:value-type="string">
            <text:p>Min</text:p>
          </table:table-cell>
          <table:table-cell table:formula="of:=MIN([.A22:.K32])" office:value-type="float" office:value="-0.0938739669421488" calcext:value-type="float">
            <text:p>-0.0938739669421488</text:p>
          </table:table-cell>
        </table:table-row>
        <table:table-row table:style-name="ro1">
          <table:table-cell table:formula="of:=[.A8]-[.$E4]" office:value-type="float" office:value="-0.00512396694214876" calcext:value-type="float">
            <text:p>-0.00512396694214876</text:p>
          </table:table-cell>
          <table:table-cell table:formula="of:=[.B8]-[.$E4]" office:value-type="float" office:value="0.00612603305785124" calcext:value-type="float">
            <text:p>0.00612603305785124</text:p>
          </table:table-cell>
          <table:table-cell table:formula="of:=[.C8]-[.$E4]" office:value-type="float" office:value="-0.0176239669421488" calcext:value-type="float">
            <text:p>-0.0176239669421488</text:p>
          </table:table-cell>
          <table:table-cell table:formula="of:=[.D8]-[.$E4]" office:value-type="float" office:value="0.00487603305785124" calcext:value-type="float">
            <text:p>0.00487603305785124</text:p>
          </table:table-cell>
          <table:table-cell table:formula="of:=[.E8]-[.$E4]" office:value-type="float" office:value="0.0211260330578512" calcext:value-type="float">
            <text:p>0.0211260330578512</text:p>
          </table:table-cell>
          <table:table-cell table:formula="of:=[.F8]-[.$E4]" office:value-type="float" office:value="0.0223760330578512" calcext:value-type="float">
            <text:p>0.0223760330578512</text:p>
          </table:table-cell>
          <table:table-cell table:formula="of:=[.G8]-[.$E4]" office:value-type="float" office:value="0.0136260330578512" calcext:value-type="float">
            <text:p>0.0136260330578512</text:p>
          </table:table-cell>
          <table:table-cell table:formula="of:=[.H8]-[.$E4]" office:value-type="float" office:value="-0.000123966942148758" calcext:value-type="float">
            <text:p>-0.000123966942148758</text:p>
          </table:table-cell>
          <table:table-cell table:formula="of:=[.I8]-[.$E4]" office:value-type="float" office:value="-0.00387396694214876" calcext:value-type="float">
            <text:p>-0.00387396694214876</text:p>
          </table:table-cell>
          <table:table-cell table:formula="of:=[.J8]-[.$E4]" office:value-type="float" office:value="0.00237603305785124" calcext:value-type="float">
            <text:p>0.00237603305785124</text:p>
          </table:table-cell>
          <table:table-cell table:formula="of:=[.K8]-[.$E4]" office:value-type="float" office:value="-0.0426239669421488" calcext:value-type="float">
            <text:p>-0.0426239669421488</text:p>
          </table:table-cell>
          <table:table-cell/>
          <table:table-cell office:value-type="string" calcext:value-type="string">
            <text:p>max</text:p>
          </table:table-cell>
          <table:table-cell table:formula="of:=MAX([.A22:.K32])" office:value-type="float" office:value="0.0611260330578512" calcext:value-type="float">
            <text:p>0.0611260330578512</text:p>
          </table:table-cell>
        </table:table-row>
        <table:table-row table:style-name="ro1">
          <table:table-cell table:formula="of:=[.A9]-[.$E4]" office:value-type="float" office:value="0.00362603305785124" calcext:value-type="float">
            <text:p>0.00362603305785124</text:p>
          </table:table-cell>
          <table:table-cell table:formula="of:=[.B9]-[.$E4]" office:value-type="float" office:value="0.0286260330578512" calcext:value-type="float">
            <text:p>0.0286260330578512</text:p>
          </table:table-cell>
          <table:table-cell table:formula="of:=[.C9]-[.$E4]" office:value-type="float" office:value="0.00737603305785124" calcext:value-type="float">
            <text:p>0.00737603305785124</text:p>
          </table:table-cell>
          <table:table-cell table:formula="of:=[.D9]-[.$E4]" office:value-type="float" office:value="0.0261260330578512" calcext:value-type="float">
            <text:p>0.0261260330578512</text:p>
          </table:table-cell>
          <table:table-cell table:formula="of:=[.E9]-[.$E4]" office:value-type="float" office:value="0.0536260330578512" calcext:value-type="float">
            <text:p>0.0536260330578512</text:p>
          </table:table-cell>
          <table:table-cell table:formula="of:=[.F9]-[.$E4]" office:value-type="float" office:value="0.0586260330578512" calcext:value-type="float">
            <text:p>0.0586260330578512</text:p>
          </table:table-cell>
          <table:table-cell table:formula="of:=[.G9]-[.$E4]" office:value-type="float" office:value="0.0486260330578512" calcext:value-type="float">
            <text:p>0.0486260330578512</text:p>
          </table:table-cell>
          <table:table-cell table:formula="of:=[.H9]-[.$E4]" office:value-type="float" office:value="0.0411260330578512" calcext:value-type="float">
            <text:p>0.0411260330578512</text:p>
          </table:table-cell>
          <table:table-cell table:formula="of:=[.I9]-[.$E4]" office:value-type="float" office:value="0.0361260330578512" calcext:value-type="float">
            <text:p>0.0361260330578512</text:p>
          </table:table-cell>
          <table:table-cell table:formula="of:=[.J9]-[.$E4]" office:value-type="float" office:value="0.0386260330578512" calcext:value-type="float">
            <text:p>0.0386260330578512</text:p>
          </table:table-cell>
          <table:table-cell table:formula="of:=[.K9]-[.$E4]" office:value-type="float" office:value="-0.0401239669421488" calcext:value-type="float">
            <text:p>-0.0401239669421488</text:p>
          </table:table-cell>
          <table:table-cell/>
          <table:table-cell office:value-type="string" calcext:value-type="string">
            <text:p>avg</text:p>
          </table:table-cell>
          <table:table-cell table:formula="of:=AVERAGE([.A22:.K32])" office:value-type="float" office:value="0.00050103305785124" calcext:value-type="float">
            <text:p>0.00050103305785124</text:p>
          </table:table-cell>
        </table:table-row>
        <table:table-row table:style-name="ro1">
          <table:table-cell table:formula="of:=[.A10]-[.$E4]" office:value-type="float" office:value="-0.00387396694214876" calcext:value-type="float">
            <text:p>-0.00387396694214876</text:p>
          </table:table-cell>
          <table:table-cell table:formula="of:=[.B10]-[.$E4]" office:value-type="float" office:value="-0.00762396694214876" calcext:value-type="float">
            <text:p>-0.00762396694214876</text:p>
          </table:table-cell>
          <table:table-cell table:formula="of:=[.C10]-[.$E4]" office:value-type="float" office:value="-0.0263739669421488" calcext:value-type="float">
            <text:p>-0.0263739669421488</text:p>
          </table:table-cell>
          <table:table-cell table:formula="of:=[.D10]-[.$E4]" office:value-type="float" office:value="-0.000123966942148758" calcext:value-type="float">
            <text:p>-0.000123966942148758</text:p>
          </table:table-cell>
          <table:table-cell table:formula="of:=[.E10]-[.$E4]" office:value-type="float" office:value="0.0323760330578512" calcext:value-type="float">
            <text:p>0.0323760330578512</text:p>
          </table:table-cell>
          <table:table-cell table:formula="of:=[.F10]-[.$E4]" office:value-type="float" office:value="0.0398760330578512" calcext:value-type="float">
            <text:p>0.0398760330578512</text:p>
          </table:table-cell>
          <table:table-cell table:formula="of:=[.G10]-[.$E4]" office:value-type="float" office:value="0.0298760330578512" calcext:value-type="float">
            <text:p>0.0298760330578512</text:p>
          </table:table-cell>
          <table:table-cell table:formula="of:=[.H10]-[.$E4]" office:value-type="float" office:value="0.0186260330578512" calcext:value-type="float">
            <text:p>0.0186260330578512</text:p>
          </table:table-cell>
          <table:table-cell table:formula="of:=[.I10]-[.$E4]" office:value-type="float" office:value="0.0173760330578512" calcext:value-type="float">
            <text:p>0.0173760330578512</text:p>
          </table:table-cell>
          <table:table-cell table:formula="of:=[.J10]-[.$E4]" office:value-type="float" office:value="0.0223760330578512" calcext:value-type="float">
            <text:p>0.0223760330578512</text:p>
          </table:table-cell>
          <table:table-cell table:formula="of:=[.K10]-[.$E4]" office:value-type="float" office:value="-0.0301239669421488" calcext:value-type="float">
            <text:p>-0.0301239669421488</text:p>
          </table:table-cell>
          <table:table-cell table:number-columns-repeated="3"/>
        </table:table-row>
        <table:table-row table:style-name="ro1">
          <table:table-cell table:formula="of:=[.A11]-[.$E4]" office:value-type="float" office:value="-0.0388739669421488" calcext:value-type="float">
            <text:p>-0.0388739669421488</text:p>
          </table:table-cell>
          <table:table-cell table:formula="of:=[.B11]-[.$E4]" office:value-type="float" office:value="-0.0113739669421488" calcext:value-type="float">
            <text:p>-0.0113739669421488</text:p>
          </table:table-cell>
          <table:table-cell table:formula="of:=[.C11]-[.$E4]" office:value-type="float" office:value="-0.0251239669421488" calcext:value-type="float">
            <text:p>-0.0251239669421488</text:p>
          </table:table-cell>
          <table:table-cell table:formula="of:=[.D11]-[.$E4]" office:value-type="float" office:value="0.00612603305785124" calcext:value-type="float">
            <text:p>0.00612603305785124</text:p>
          </table:table-cell>
          <table:table-cell table:formula="of:=[.E11]-[.$E4]" office:value-type="float" office:value="0.0486260330578512" calcext:value-type="float">
            <text:p>0.0486260330578512</text:p>
          </table:table-cell>
          <table:table-cell table:formula="of:=[.F11]-[.$E4]" office:value-type="float" office:value="0.0611260330578512" calcext:value-type="float">
            <text:p>0.0611260330578512</text:p>
          </table:table-cell>
          <table:table-cell table:formula="of:=[.G11]-[.$E4]" office:value-type="float" office:value="0.0573760330578512" calcext:value-type="float">
            <text:p>0.0573760330578512</text:p>
          </table:table-cell>
          <table:table-cell table:formula="of:=[.H11]-[.$E4]" office:value-type="float" office:value="0.0536260330578512" calcext:value-type="float">
            <text:p>0.0536260330578512</text:p>
          </table:table-cell>
          <table:table-cell table:formula="of:=[.I11]-[.$E4]" office:value-type="float" office:value="0.0586260330578512" calcext:value-type="float">
            <text:p>0.0586260330578512</text:p>
          </table:table-cell>
          <table:table-cell table:formula="of:=[.J11]-[.$E4]" office:value-type="float" office:value="0.0611260330578512" calcext:value-type="float">
            <text:p>0.0611260330578512</text:p>
          </table:table-cell>
          <table:table-cell table:formula="of:=[.K11]-[.$E4]" office:value-type="float" office:value="-0.0126239669421488" calcext:value-type="float">
            <text:p>-0.0126239669421488</text:p>
          </table:table-cell>
          <table:table-cell table:number-columns-repeated="3"/>
        </table:table-row>
        <table:table-row table:style-name="ro1">
          <table:table-cell table:formula="of:=[.A12]-[.$E4]" office:value-type="float" office:value="-0.0513739669421488" calcext:value-type="float">
            <text:p>-0.0513739669421488</text:p>
          </table:table-cell>
          <table:table-cell table:formula="of:=[.B12]-[.$E4]" office:value-type="float" office:value="-0.0426239669421488" calcext:value-type="float">
            <text:p>-0.0426239669421488</text:p>
          </table:table-cell>
          <table:table-cell table:formula="of:=[.C12]-[.$E4]" office:value-type="float" office:value="-0.0613739669421488" calcext:value-type="float">
            <text:p>-0.0613739669421488</text:p>
          </table:table-cell>
          <table:table-cell table:formula="of:=[.D12]-[.$E4]" office:value-type="float" office:value="-0.0288739669421488" calcext:value-type="float">
            <text:p>-0.0288739669421488</text:p>
          </table:table-cell>
          <table:table-cell table:formula="of:=[.E12]-[.$E4]" office:value-type="float" office:value="0.0148760330578512" calcext:value-type="float">
            <text:p>0.0148760330578512</text:p>
          </table:table-cell>
          <table:table-cell table:formula="of:=[.F12]-[.$E4]" office:value-type="float" office:value="0.0336260330578512" calcext:value-type="float">
            <text:p>0.0336260330578512</text:p>
          </table:table-cell>
          <table:table-cell table:formula="of:=[.G12]-[.$E4]" office:value-type="float" office:value="0.0311260330578512" calcext:value-type="float">
            <text:p>0.0311260330578512</text:p>
          </table:table-cell>
          <table:table-cell table:formula="of:=[.H12]-[.$E4]" office:value-type="float" office:value="0.0211260330578512" calcext:value-type="float">
            <text:p>0.0211260330578512</text:p>
          </table:table-cell>
          <table:table-cell table:formula="of:=[.I12]-[.$E4]" office:value-type="float" office:value="0.0273760330578512" calcext:value-type="float">
            <text:p>0.0273760330578512</text:p>
          </table:table-cell>
          <table:table-cell table:formula="of:=[.J12]-[.$E4]" office:value-type="float" office:value="0.0373760330578512" calcext:value-type="float">
            <text:p>0.0373760330578512</text:p>
          </table:table-cell>
          <table:table-cell table:formula="of:=[.K12]-[.$E4]" office:value-type="float" office:value="-0.0138739669421488" calcext:value-type="float">
            <text:p>-0.0138739669421488</text:p>
          </table:table-cell>
          <table:table-cell table:number-columns-repeated="3"/>
        </table:table-row>
        <table:table-row table:style-name="ro1">
          <table:table-cell table:formula="of:=[.A13]-[.$E4]" office:value-type="float" office:value="-0.0351239669421488" calcext:value-type="float">
            <text:p>-0.0351239669421488</text:p>
          </table:table-cell>
          <table:table-cell table:formula="of:=[.B13]-[.$E4]" office:value-type="float" office:value="-0.00137396694214876" calcext:value-type="float">
            <text:p>-0.00137396694214876</text:p>
          </table:table-cell>
          <table:table-cell table:formula="of:=[.C13]-[.$E4]" office:value-type="float" office:value="-0.0338739669421488" calcext:value-type="float">
            <text:p>-0.0338739669421488</text:p>
          </table:table-cell>
          <table:table-cell table:formula="of:=[.D13]-[.$E4]" office:value-type="float" office:value="-0.0163739669421488" calcext:value-type="float">
            <text:p>-0.0163739669421488</text:p>
          </table:table-cell>
          <table:table-cell table:formula="of:=[.E13]-[.$E4]" office:value-type="float" office:value="0.0298760330578512" calcext:value-type="float">
            <text:p>0.0298760330578512</text:p>
          </table:table-cell>
          <table:table-cell table:formula="of:=[.F13]-[.$E4]" office:value-type="float" office:value="0.0486260330578512" calcext:value-type="float">
            <text:p>0.0486260330578512</text:p>
          </table:table-cell>
          <table:table-cell table:formula="of:=[.G13]-[.$E4]" office:value-type="float" office:value="0.0473760330578512" calcext:value-type="float">
            <text:p>0.0473760330578512</text:p>
          </table:table-cell>
          <table:table-cell table:formula="of:=[.H13]-[.$E4]" office:value-type="float" office:value="0.0423760330578512" calcext:value-type="float">
            <text:p>0.0423760330578512</text:p>
          </table:table-cell>
          <table:table-cell table:formula="of:=[.I13]-[.$E4]" office:value-type="float" office:value="0.0436260330578512" calcext:value-type="float">
            <text:p>0.0436260330578512</text:p>
          </table:table-cell>
          <table:table-cell table:formula="of:=[.J13]-[.$E4]" office:value-type="float" office:value="0.0536260330578512" calcext:value-type="float">
            <text:p>0.0536260330578512</text:p>
          </table:table-cell>
          <table:table-cell table:formula="of:=[.K13]-[.$E4]" office:value-type="float" office:value="-0.0201239669421488" calcext:value-type="float">
            <text:p>-0.0201239669421488</text:p>
          </table:table-cell>
          <table:table-cell table:number-columns-repeated="3"/>
        </table:table-row>
        <table:table-row table:style-name="ro1">
          <table:table-cell table:formula="of:=[.A14]-[.$E4]" office:value-type="float" office:value="-0.0426239669421488" calcext:value-type="float">
            <text:p>-0.0426239669421488</text:p>
          </table:table-cell>
          <table:table-cell table:formula="of:=[.B14]-[.$E4]" office:value-type="float" office:value="-0.0388739669421488" calcext:value-type="float">
            <text:p>-0.0388739669421488</text:p>
          </table:table-cell>
          <table:table-cell table:formula="of:=[.C14]-[.$E4]" office:value-type="float" office:value="-0.0576239669421488" calcext:value-type="float">
            <text:p>-0.0576239669421488</text:p>
          </table:table-cell>
          <table:table-cell table:formula="of:=[.D14]-[.$E4]" office:value-type="float" office:value="-0.0513739669421488" calcext:value-type="float">
            <text:p>-0.0513739669421488</text:p>
          </table:table-cell>
          <table:table-cell table:formula="of:=[.E14]-[.$E4]" office:value-type="float" office:value="-0.0138739669421488" calcext:value-type="float">
            <text:p>-0.0138739669421488</text:p>
          </table:table-cell>
          <table:table-cell table:formula="of:=[.F14]-[.$E4]" office:value-type="float" office:value="0.00362603305785124" calcext:value-type="float">
            <text:p>0.00362603305785124</text:p>
          </table:table-cell>
          <table:table-cell table:formula="of:=[.G14]-[.$E4]" office:value-type="float" office:value="0.00737603305785124" calcext:value-type="float">
            <text:p>0.00737603305785124</text:p>
          </table:table-cell>
          <table:table-cell table:formula="of:=[.H14]-[.$E4]" office:value-type="float" office:value="-0.000123966942148758" calcext:value-type="float">
            <text:p>-0.000123966942148758</text:p>
          </table:table-cell>
          <table:table-cell table:formula="of:=[.I14]-[.$E4]" office:value-type="float" office:value="0.00737603305785124" calcext:value-type="float">
            <text:p>0.00737603305785124</text:p>
          </table:table-cell>
          <table:table-cell table:formula="of:=[.J14]-[.$E4]" office:value-type="float" office:value="0.0223760330578512" calcext:value-type="float">
            <text:p>0.0223760330578512</text:p>
          </table:table-cell>
          <table:table-cell table:formula="of:=[.K14]-[.$E4]" office:value-type="float" office:value="-0.0301239669421488" calcext:value-type="float">
            <text:p>-0.0301239669421488</text:p>
          </table:table-cell>
          <table:table-cell table:number-columns-repeated="3"/>
        </table:table-row>
        <table:table-row table:style-name="ro1">
          <table:table-cell table:formula="of:=[.A15]-[.$E4]" office:value-type="float" office:value="-0.0451239669421488" calcext:value-type="float">
            <text:p>-0.0451239669421488</text:p>
          </table:table-cell>
          <table:table-cell table:formula="of:=[.B15]-[.$E4]" office:value-type="float" office:value="-0.0451239669421488" calcext:value-type="float">
            <text:p>-0.0451239669421488</text:p>
          </table:table-cell>
          <table:table-cell table:formula="of:=[.C15]-[.$E4]" office:value-type="float" office:value="-0.0426239669421488" calcext:value-type="float">
            <text:p>-0.0426239669421488</text:p>
          </table:table-cell>
          <table:table-cell table:formula="of:=[.D15]-[.$E4]" office:value-type="float" office:value="-0.0288739669421488" calcext:value-type="float">
            <text:p>-0.0288739669421488</text:p>
          </table:table-cell>
          <table:table-cell table:formula="of:=[.E15]-[.$E4]" office:value-type="float" office:value="-0.0113739669421488" calcext:value-type="float">
            <text:p>-0.0113739669421488</text:p>
          </table:table-cell>
          <table:table-cell table:formula="of:=[.F15]-[.$E4]" office:value-type="float" office:value="0.00612603305785124" calcext:value-type="float">
            <text:p>0.00612603305785124</text:p>
          </table:table-cell>
          <table:table-cell table:formula="of:=[.G15]-[.$E4]" office:value-type="float" office:value="0.00987603305785124" calcext:value-type="float">
            <text:p>0.00987603305785124</text:p>
          </table:table-cell>
          <table:table-cell table:formula="of:=[.H15]-[.$E4]" office:value-type="float" office:value="0.00362603305785124" calcext:value-type="float">
            <text:p>0.00362603305785124</text:p>
          </table:table-cell>
          <table:table-cell table:formula="of:=[.I15]-[.$E4]" office:value-type="float" office:value="0.0123760330578512" calcext:value-type="float">
            <text:p>0.0123760330578512</text:p>
          </table:table-cell>
          <table:table-cell table:formula="of:=[.J15]-[.$E4]" office:value-type="float" office:value="0.0323760330578512" calcext:value-type="float">
            <text:p>0.0323760330578512</text:p>
          </table:table-cell>
          <table:table-cell table:formula="of:=[.K15]-[.$E4]" office:value-type="float" office:value="-0.0413739669421488" calcext:value-type="float">
            <text:p>-0.0413739669421488</text:p>
          </table:table-cell>
          <table:table-cell table:number-columns-repeated="3"/>
        </table:table-row>
        <table:table-row table:style-name="ro1">
          <table:table-cell table:formula="of:=[.A16]-[.$E4]" office:value-type="float" office:value="-0.0613739669421488" calcext:value-type="float">
            <text:p>-0.0613739669421488</text:p>
          </table:table-cell>
          <table:table-cell table:formula="of:=[.B16]-[.$E4]" office:value-type="float" office:value="-0.0776239669421488" calcext:value-type="float">
            <text:p>-0.0776239669421488</text:p>
          </table:table-cell>
          <table:table-cell table:formula="of:=[.C16]-[.$E4]" office:value-type="float" office:value="-0.0938739669421488" calcext:value-type="float">
            <text:p>-0.0938739669421488</text:p>
          </table:table-cell>
          <table:table-cell table:formula="of:=[.D16]-[.$E4]" office:value-type="float" office:value="-0.0588739669421488" calcext:value-type="float">
            <text:p>-0.0588739669421488</text:p>
          </table:table-cell>
          <table:table-cell table:formula="of:=[.E16]-[.$E4]" office:value-type="float" office:value="-0.0463739669421488" calcext:value-type="float">
            <text:p>-0.0463739669421488</text:p>
          </table:table-cell>
          <table:table-cell table:formula="of:=[.F16]-[.$E4]" office:value-type="float" office:value="-0.0363739669421488" calcext:value-type="float">
            <text:p>-0.0363739669421488</text:p>
          </table:table-cell>
          <table:table-cell table:formula="of:=[.G16]-[.$E4]" office:value-type="float" office:value="-0.0263739669421488" calcext:value-type="float">
            <text:p>-0.0263739669421488</text:p>
          </table:table-cell>
          <table:table-cell table:formula="of:=[.H16]-[.$E4]" office:value-type="float" office:value="-0.0276239669421488" calcext:value-type="float">
            <text:p>-0.0276239669421488</text:p>
          </table:table-cell>
          <table:table-cell table:formula="of:=[.I16]-[.$E4]" office:value-type="float" office:value="-0.00762396694214876" calcext:value-type="float">
            <text:p>-0.00762396694214876</text:p>
          </table:table-cell>
          <table:table-cell table:formula="of:=[.J16]-[.$E4]" office:value-type="float" office:value="0.0148760330578512" calcext:value-type="float">
            <text:p>0.0148760330578512</text:p>
          </table:table-cell>
          <table:table-cell table:formula="of:=[.K16]-[.$E4]" office:value-type="float" office:value="-0.0351239669421488" calcext:value-type="float">
            <text:p>-0.0351239669421488</text:p>
          </table:table-cell>
          <table:table-cell table:number-columns-repeated="3"/>
        </table:table-row>
      </table:table>
      <table:table table:name="BedLevel 25-65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'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in</text:p>
          </table:table-cell>
          <table:table-cell table:formula="of:=MIN([.A6:.K16])" office:value-type="float" office:value="-0.11625" calcext:value-type="float">
            <text:p>-0.11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x</text:p>
          </table:table-cell>
          <table:table-cell table:formula="of:=MAX([.A6:.K16])" office:value-type="float" office:value="0.0175" calcext:value-type="float">
            <text:p>0.0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vg</text:p>
          </table:table-cell>
          <table:table-cell table:formula="of:=AVERAGE([.A6:.K16])" office:value-type="float" office:value="-0.0346487603305785" calcext:value-type="float">
            <text:p>-0.03464876033057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5625" calcext:value-type="float">
            <text:p>-0.0562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0.0425" calcext:value-type="float">
            <text:p>-0.04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-0.01875" calcext:value-type="float">
            <text:p>-0.01875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75" calcext:value-type="float">
            <text:p>-0.0575</text:p>
          </table:table-cell>
          <table:table-cell table:number-columns-repeated="3"/>
        </table:table-row>
        <table:table-row table:style-name="ro1">
          <table:table-cell office:value-type="float" office:value="-0.03375" calcext:value-type="float">
            <text:p>-0.03375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-0.02375" calcext:value-type="float">
            <text:p>-0.0237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375" calcext:value-type="float">
            <text:p>-0.0437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7875" calcext:value-type="float">
            <text:p>-0.07875</text:p>
          </table:table-cell>
          <table:table-cell table:number-columns-repeated="3"/>
        </table:table-row>
        <table:table-row table:style-name="ro1">
          <table:table-cell office:value-type="float" office:value="-0.0275" calcext:value-type="float">
            <text:p>-0.0275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875" calcext:value-type="float">
            <text:p>-0.08875</text:p>
          </table:table-cell>
          <table:table-cell table:number-columns-repeated="3"/>
        </table:table-row>
        <table:table-row table:style-name="ro1">
          <table:table-cell office:value-type="float" office:value="-0.0375" calcext:value-type="float">
            <text:p>-0.0375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725" calcext:value-type="float">
            <text:p>-0.0725</text:p>
          </table:table-cell>
          <table:table-cell office:value-type="float" office:value="-0.05125" calcext:value-type="float">
            <text:p>-0.05125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25" calcext:value-type="float">
            <text:p>-0.025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7875" calcext:value-type="float">
            <text:p>-0.07875</text:p>
          </table:table-cell>
          <table:table-cell table:number-columns-repeated="3"/>
        </table:table-row>
        <table:table-row table:style-name="ro1">
          <table:table-cell office:value-type="float" office:value="-0.07125" calcext:value-type="float">
            <text:p>-0.07125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.01375" calcext:value-type="float">
            <text:p>0.01375</text:p>
          </table:table-cell>
          <table:table-cell office:value-type="float" office:value="-0.065" calcext:value-type="float">
            <text:p>-0.065</text:p>
          </table:table-cell>
          <table:table-cell table:number-columns-repeated="3"/>
        </table:table-row>
        <table:table-row table:style-name="ro1">
          <table:table-cell office:value-type="float" office:value="-0.0775" calcext:value-type="float">
            <text:p>-0.077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-0.10375" calcext:value-type="float">
            <text:p>-0.10375</text:p>
          </table:table-cell>
          <table:table-cell office:value-type="float" office:value="-0.07625" calcext:value-type="float">
            <text:p>-0.0762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2375" calcext:value-type="float">
            <text:p>-0.0237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5875" calcext:value-type="float">
            <text:p>-0.05875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-0.05375" calcext:value-type="float">
            <text:p>-0.05375</text:p>
          </table:table-cell>
          <table:table-cell table:number-columns-repeated="3"/>
        </table:table-row>
        <table:table-row table:style-name="ro1">
          <table:table-cell office:value-type="float" office:value="-0.06125" calcext:value-type="float">
            <text:p>-0.06125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-0.0925" calcext:value-type="float">
            <text:p>-0.0925</text:p>
          </table:table-cell>
          <table:table-cell office:value-type="float" office:value="-0.08875" calcext:value-type="float">
            <text:p>-0.08875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1375" calcext:value-type="float">
            <text:p>-0.01375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</table:table-row>
        <table:table-row table:style-name="ro1">
          <table:table-cell office:value-type="float" office:value="-0.055" calcext:value-type="float">
            <text:p>-0.05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-0.0575" calcext:value-type="float">
            <text:p>-0.0575</text:p>
          </table:table-cell>
          <table:table-cell table:number-columns-repeated="3"/>
        </table:table-row>
        <table:table-row table:style-name="ro1">
          <table:table-cell office:value-type="float" office:value="-0.0675" calcext:value-type="float">
            <text:p>-0.0675</text:p>
          </table:table-cell>
          <table:table-cell office:value-type="float" office:value="-0.09875" calcext:value-type="float">
            <text:p>-0.09875</text:p>
          </table:table-cell>
          <table:table-cell office:value-type="float" office:value="-0.11625" calcext:value-type="float">
            <text:p>-0.11625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6625" calcext:value-type="float">
            <text:p>-0.06625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-0.04625" calcext:value-type="float">
            <text:p>-0.0462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 Home</text:p>
          </table:table-cell>
          <table:table-cell office:value-type="float" office:value="84.176" calcext:value-type="float">
            <text:p>84.176</text:p>
          </table:table-cell>
          <table:table-cell/>
          <table:table-cell office:value-type="string" calcext:value-type="string">
            <text:p>Top rail to bed distanc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6]-[.$E4]" office:value-type="float" office:value="-0.0216012396694215" calcext:value-type="float">
            <text:p>-0.0216012396694215</text:p>
          </table:table-cell>
          <table:table-cell table:formula="of:=[.B6]-[.$E4]" office:value-type="float" office:value="0.00214876033057851" calcext:value-type="float">
            <text:p>0.00214876033057851</text:p>
          </table:table-cell>
          <table:table-cell table:formula="of:=[.C6]-[.$E4]" office:value-type="float" office:value="-0.0141012396694215" calcext:value-type="float">
            <text:p>-0.0141012396694215</text:p>
          </table:table-cell>
          <table:table-cell table:formula="of:=[.D6]-[.$E4]" office:value-type="float" office:value="-0.00160123966942149" calcext:value-type="float">
            <text:p>-0.00160123966942149</text:p>
          </table:table-cell>
          <table:table-cell table:formula="of:=[.E6]-[.$E4]" office:value-type="float" office:value="0.0196487603305785" calcext:value-type="float">
            <text:p>0.0196487603305785</text:p>
          </table:table-cell>
          <table:table-cell table:formula="of:=[.F6]-[.$E4]" office:value-type="float" office:value="0.0283987603305785" calcext:value-type="float">
            <text:p>0.0283987603305785</text:p>
          </table:table-cell>
          <table:table-cell table:formula="of:=[.G6]-[.$E4]" office:value-type="float" office:value="0.0146487603305785" calcext:value-type="float">
            <text:p>0.0146487603305785</text:p>
          </table:table-cell>
          <table:table-cell table:formula="of:=[.H6]-[.$E4]" office:value-type="float" office:value="0.000898760330578508" calcext:value-type="float">
            <text:p>0.000898760330578508</text:p>
          </table:table-cell>
          <table:table-cell table:formula="of:=[.I6]-[.$E4]" office:value-type="float" office:value="0.00714876033057851" calcext:value-type="float">
            <text:p>0.00714876033057851</text:p>
          </table:table-cell>
          <table:table-cell table:formula="of:=[.J6]-[.$E4]" office:value-type="float" office:value="0.0446487603305785" calcext:value-type="float">
            <text:p>0.0446487603305785</text:p>
          </table:table-cell>
          <table:table-cell table:formula="of:=[.K6]-[.$E4]" office:value-type="float" office:value="0.0146487603305785" calcext:value-type="float">
            <text:p>0.0146487603305785</text:p>
          </table:table-cell>
          <table:table-cell/>
          <table:table-cell office:value-type="string" calcext:value-type="string">
            <text:p>Min</text:p>
          </table:table-cell>
          <table:table-cell table:formula="of:=MIN([.A21:.K31])" office:value-type="float" office:value="-0.0816012396694215" calcext:value-type="float">
            <text:p>-0.0816012396694215</text:p>
          </table:table-cell>
        </table:table-row>
        <table:table-row table:style-name="ro1">
          <table:table-cell table:formula="of:=[.A7]-[.$E4]" office:value-type="float" office:value="-0.00785123966942149" calcext:value-type="float">
            <text:p>-0.00785123966942149</text:p>
          </table:table-cell>
          <table:table-cell table:formula="of:=[.B7]-[.$E4]" office:value-type="float" office:value="0.0233987603305785" calcext:value-type="float">
            <text:p>0.0233987603305785</text:p>
          </table:table-cell>
          <table:table-cell table:formula="of:=[.C7]-[.$E4]" office:value-type="float" office:value="-0.00160123966942149" calcext:value-type="float">
            <text:p>-0.00160123966942149</text:p>
          </table:table-cell>
          <table:table-cell table:formula="of:=[.D7]-[.$E4]" office:value-type="float" office:value="0.0158987603305785" calcext:value-type="float">
            <text:p>0.0158987603305785</text:p>
          </table:table-cell>
          <table:table-cell table:formula="of:=[.E7]-[.$E4]" office:value-type="float" office:value="0.0383987603305785" calcext:value-type="float">
            <text:p>0.0383987603305785</text:p>
          </table:table-cell>
          <table:table-cell table:formula="of:=[.F7]-[.$E4]" office:value-type="float" office:value="0.0383987603305785" calcext:value-type="float">
            <text:p>0.0383987603305785</text:p>
          </table:table-cell>
          <table:table-cell table:formula="of:=[.G7]-[.$E4]" office:value-type="float" office:value="0.0296487603305785" calcext:value-type="float">
            <text:p>0.0296487603305785</text:p>
          </table:table-cell>
          <table:table-cell table:formula="of:=[.H7]-[.$E4]" office:value-type="float" office:value="0.00714876033057851" calcext:value-type="float">
            <text:p>0.00714876033057851</text:p>
          </table:table-cell>
          <table:table-cell table:formula="of:=[.I7]-[.$E4]" office:value-type="float" office:value="-0.00535123966942149" calcext:value-type="float">
            <text:p>-0.00535123966942149</text:p>
          </table:table-cell>
          <table:table-cell table:formula="of:=[.J7]-[.$E4]" office:value-type="float" office:value="0.0146487603305785" calcext:value-type="float">
            <text:p>0.0146487603305785</text:p>
          </table:table-cell>
          <table:table-cell table:formula="of:=[.K7]-[.$E4]" office:value-type="float" office:value="-0.0228512396694215" calcext:value-type="float">
            <text:p>-0.0228512396694215</text:p>
          </table:table-cell>
          <table:table-cell/>
          <table:table-cell office:value-type="string" calcext:value-type="string">
            <text:p>Max</text:p>
          </table:table-cell>
          <table:table-cell table:formula="of:=MAX([.A21:.K31])" office:value-type="float" office:value="0.0521487603305785" calcext:value-type="float">
            <text:p>0.0521487603305785</text:p>
          </table:table-cell>
        </table:table-row>
        <table:table-row table:style-name="ro1">
          <table:table-cell table:formula="of:=[.A8]-[.$E4]" office:value-type="float" office:value="0.000898760330578508" calcext:value-type="float">
            <text:p>0.000898760330578508</text:p>
          </table:table-cell>
          <table:table-cell table:formula="of:=[.B8]-[.$E4]" office:value-type="float" office:value="0.00339876033057851" calcext:value-type="float">
            <text:p>0.00339876033057851</text:p>
          </table:table-cell>
          <table:table-cell table:formula="of:=[.C8]-[.$E4]" office:value-type="float" office:value="-0.0216012396694215" calcext:value-type="float">
            <text:p>-0.0216012396694215</text:p>
          </table:table-cell>
          <table:table-cell table:formula="of:=[.D8]-[.$E4]" office:value-type="float" office:value="0.000898760330578508" calcext:value-type="float">
            <text:p>0.000898760330578508</text:p>
          </table:table-cell>
          <table:table-cell table:formula="of:=[.E8]-[.$E4]" office:value-type="float" office:value="0.0183987603305785" calcext:value-type="float">
            <text:p>0.0183987603305785</text:p>
          </table:table-cell>
          <table:table-cell table:formula="of:=[.F8]-[.$E4]" office:value-type="float" office:value="0.0208987603305785" calcext:value-type="float">
            <text:p>0.0208987603305785</text:p>
          </table:table-cell>
          <table:table-cell table:formula="of:=[.G8]-[.$E4]" office:value-type="float" office:value="0.0108987603305785" calcext:value-type="float">
            <text:p>0.0108987603305785</text:p>
          </table:table-cell>
          <table:table-cell table:formula="of:=[.H8]-[.$E4]" office:value-type="float" office:value="-0.000351239669421494" calcext:value-type="float">
            <text:p>-0.000351239669421494</text:p>
          </table:table-cell>
          <table:table-cell table:formula="of:=[.I8]-[.$E4]" office:value-type="float" office:value="-0.00910123966942149" calcext:value-type="float">
            <text:p>-0.00910123966942149</text:p>
          </table:table-cell>
          <table:table-cell table:formula="of:=[.J8]-[.$E4]" office:value-type="float" office:value="-0.000351239669421494" calcext:value-type="float">
            <text:p>-0.000351239669421494</text:p>
          </table:table-cell>
          <table:table-cell table:formula="of:=[.K8]-[.$E4]" office:value-type="float" office:value="-0.0441012396694215" calcext:value-type="float">
            <text:p>-0.0441012396694215</text:p>
          </table:table-cell>
          <table:table-cell/>
          <table:table-cell office:value-type="string" calcext:value-type="string">
            <text:p>Avg</text:p>
          </table:table-cell>
          <table:table-cell table:formula="of:=AVERAGE([.A21:.K31])" office:value-type="float" office:value="-2.92465776115098E-018" calcext:value-type="float">
            <text:p>-2.92465776115098E-18</text:p>
          </table:table-cell>
        </table:table-row>
        <table:table-row table:style-name="ro1">
          <table:table-cell table:formula="of:=[.A9]-[.$E4]" office:value-type="float" office:value="0.00714876033057851" calcext:value-type="float">
            <text:p>0.00714876033057851</text:p>
          </table:table-cell>
          <table:table-cell table:formula="of:=[.B9]-[.$E4]" office:value-type="float" office:value="0.0283987603305785" calcext:value-type="float">
            <text:p>0.0283987603305785</text:p>
          </table:table-cell>
          <table:table-cell table:formula="of:=[.C9]-[.$E4]" office:value-type="float" office:value="0.00464876033057851" calcext:value-type="float">
            <text:p>0.00464876033057851</text:p>
          </table:table-cell>
          <table:table-cell table:formula="of:=[.D9]-[.$E4]" office:value-type="float" office:value="0.0208987603305785" calcext:value-type="float">
            <text:p>0.0208987603305785</text:p>
          </table:table-cell>
          <table:table-cell table:formula="of:=[.E9]-[.$E4]" office:value-type="float" office:value="0.0458987603305785" calcext:value-type="float">
            <text:p>0.0458987603305785</text:p>
          </table:table-cell>
          <table:table-cell table:formula="of:=[.F9]-[.$E4]" office:value-type="float" office:value="0.0483987603305785" calcext:value-type="float">
            <text:p>0.0483987603305785</text:p>
          </table:table-cell>
          <table:table-cell table:formula="of:=[.G9]-[.$E4]" office:value-type="float" office:value="0.0371487603305785" calcext:value-type="float">
            <text:p>0.0371487603305785</text:p>
          </table:table-cell>
          <table:table-cell table:formula="of:=[.H9]-[.$E4]" office:value-type="float" office:value="0.0271487603305785" calcext:value-type="float">
            <text:p>0.0271487603305785</text:p>
          </table:table-cell>
          <table:table-cell table:formula="of:=[.I9]-[.$E4]" office:value-type="float" office:value="0.0221487603305785" calcext:value-type="float">
            <text:p>0.0221487603305785</text:p>
          </table:table-cell>
          <table:table-cell table:formula="of:=[.J9]-[.$E4]" office:value-type="float" office:value="0.0246487603305785" calcext:value-type="float">
            <text:p>0.0246487603305785</text:p>
          </table:table-cell>
          <table:table-cell table:formula="of:=[.K9]-[.$E4]" office:value-type="float" office:value="-0.0541012396694215" calcext:value-type="float">
            <text:p>-0.0541012396694215</text:p>
          </table:table-cell>
          <table:table-cell table:number-columns-repeated="3"/>
        </table:table-row>
        <table:table-row table:style-name="ro1">
          <table:table-cell table:formula="of:=[.A10]-[.$E4]" office:value-type="float" office:value="-0.00285123966942149" calcext:value-type="float">
            <text:p>-0.00285123966942149</text:p>
          </table:table-cell>
          <table:table-cell table:formula="of:=[.B10]-[.$E4]" office:value-type="float" office:value="-0.0128512396694215" calcext:value-type="float">
            <text:p>-0.0128512396694215</text:p>
          </table:table-cell>
          <table:table-cell table:formula="of:=[.C10]-[.$E4]" office:value-type="float" office:value="-0.0378512396694215" calcext:value-type="float">
            <text:p>-0.0378512396694215</text:p>
          </table:table-cell>
          <table:table-cell table:formula="of:=[.D10]-[.$E4]" office:value-type="float" office:value="-0.0166012396694215" calcext:value-type="float">
            <text:p>-0.0166012396694215</text:p>
          </table:table-cell>
          <table:table-cell table:formula="of:=[.E10]-[.$E4]" office:value-type="float" office:value="0.0133987603305785" calcext:value-type="float">
            <text:p>0.0133987603305785</text:p>
          </table:table-cell>
          <table:table-cell table:formula="of:=[.F10]-[.$E4]" office:value-type="float" office:value="0.0196487603305785" calcext:value-type="float">
            <text:p>0.0196487603305785</text:p>
          </table:table-cell>
          <table:table-cell table:formula="of:=[.G10]-[.$E4]" office:value-type="float" office:value="0.00964876033057851" calcext:value-type="float">
            <text:p>0.00964876033057851</text:p>
          </table:table-cell>
          <table:table-cell table:formula="of:=[.H10]-[.$E4]" office:value-type="float" office:value="0.00464876033057851" calcext:value-type="float">
            <text:p>0.00464876033057851</text:p>
          </table:table-cell>
          <table:table-cell table:formula="of:=[.I10]-[.$E4]" office:value-type="float" office:value="0.00464876033057851" calcext:value-type="float">
            <text:p>0.00464876033057851</text:p>
          </table:table-cell>
          <table:table-cell table:formula="of:=[.J10]-[.$E4]" office:value-type="float" office:value="0.00714876033057851" calcext:value-type="float">
            <text:p>0.00714876033057851</text:p>
          </table:table-cell>
          <table:table-cell table:formula="of:=[.K10]-[.$E4]" office:value-type="float" office:value="-0.0441012396694215" calcext:value-type="float">
            <text:p>-0.0441012396694215</text:p>
          </table:table-cell>
          <table:table-cell table:number-columns-repeated="3"/>
        </table:table-row>
        <table:table-row table:style-name="ro1">
          <table:table-cell table:formula="of:=[.A11]-[.$E4]" office:value-type="float" office:value="-0.0366012396694215" calcext:value-type="float">
            <text:p>-0.0366012396694215</text:p>
          </table:table-cell>
          <table:table-cell table:formula="of:=[.B11]-[.$E4]" office:value-type="float" office:value="-0.0128512396694215" calcext:value-type="float">
            <text:p>-0.0128512396694215</text:p>
          </table:table-cell>
          <table:table-cell table:formula="of:=[.C11]-[.$E4]" office:value-type="float" office:value="-0.0328512396694215" calcext:value-type="float">
            <text:p>-0.0328512396694215</text:p>
          </table:table-cell>
          <table:table-cell table:formula="of:=[.D11]-[.$E4]" office:value-type="float" office:value="-0.00410123966942149" calcext:value-type="float">
            <text:p>-0.00410123966942149</text:p>
          </table:table-cell>
          <table:table-cell table:formula="of:=[.E11]-[.$E4]" office:value-type="float" office:value="0.0333987603305785" calcext:value-type="float">
            <text:p>0.0333987603305785</text:p>
          </table:table-cell>
          <table:table-cell table:formula="of:=[.F11]-[.$E4]" office:value-type="float" office:value="0.0508987603305785" calcext:value-type="float">
            <text:p>0.0508987603305785</text:p>
          </table:table-cell>
          <table:table-cell table:formula="of:=[.G11]-[.$E4]" office:value-type="float" office:value="0.0433987603305785" calcext:value-type="float">
            <text:p>0.0433987603305785</text:p>
          </table:table-cell>
          <table:table-cell table:formula="of:=[.H11]-[.$E4]" office:value-type="float" office:value="0.0421487603305785" calcext:value-type="float">
            <text:p>0.0421487603305785</text:p>
          </table:table-cell>
          <table:table-cell table:formula="of:=[.I11]-[.$E4]" office:value-type="float" office:value="0.0483987603305785" calcext:value-type="float">
            <text:p>0.0483987603305785</text:p>
          </table:table-cell>
          <table:table-cell table:formula="of:=[.J11]-[.$E4]" office:value-type="float" office:value="0.0483987603305785" calcext:value-type="float">
            <text:p>0.0483987603305785</text:p>
          </table:table-cell>
          <table:table-cell table:formula="of:=[.K11]-[.$E4]" office:value-type="float" office:value="-0.0303512396694215" calcext:value-type="float">
            <text:p>-0.0303512396694215</text:p>
          </table:table-cell>
          <table:table-cell table:number-columns-repeated="3"/>
        </table:table-row>
        <table:table-row table:style-name="ro1">
          <table:table-cell table:formula="of:=[.A12]-[.$E4]" office:value-type="float" office:value="-0.0428512396694215" calcext:value-type="float">
            <text:p>-0.0428512396694215</text:p>
          </table:table-cell>
          <table:table-cell table:formula="of:=[.B12]-[.$E4]" office:value-type="float" office:value="-0.0441012396694215" calcext:value-type="float">
            <text:p>-0.0441012396694215</text:p>
          </table:table-cell>
          <table:table-cell table:formula="of:=[.C12]-[.$E4]" office:value-type="float" office:value="-0.0691012396694215" calcext:value-type="float">
            <text:p>-0.0691012396694215</text:p>
          </table:table-cell>
          <table:table-cell table:formula="of:=[.D12]-[.$E4]" office:value-type="float" office:value="-0.0416012396694215" calcext:value-type="float">
            <text:p>-0.0416012396694215</text:p>
          </table:table-cell>
          <table:table-cell table:formula="of:=[.E12]-[.$E4]" office:value-type="float" office:value="0.00214876033057851" calcext:value-type="float">
            <text:p>0.00214876033057851</text:p>
          </table:table-cell>
          <table:table-cell table:formula="of:=[.F12]-[.$E4]" office:value-type="float" office:value="0.0196487603305785" calcext:value-type="float">
            <text:p>0.0196487603305785</text:p>
          </table:table-cell>
          <table:table-cell table:formula="of:=[.G12]-[.$E4]" office:value-type="float" office:value="0.0183987603305785" calcext:value-type="float">
            <text:p>0.0183987603305785</text:p>
          </table:table-cell>
          <table:table-cell table:formula="of:=[.H12]-[.$E4]" office:value-type="float" office:value="0.0108987603305785" calcext:value-type="float">
            <text:p>0.0108987603305785</text:p>
          </table:table-cell>
          <table:table-cell table:formula="of:=[.I12]-[.$E4]" office:value-type="float" office:value="0.0183987603305785" calcext:value-type="float">
            <text:p>0.0183987603305785</text:p>
          </table:table-cell>
          <table:table-cell table:formula="of:=[.J12]-[.$E4]" office:value-type="float" office:value="0.0296487603305785" calcext:value-type="float">
            <text:p>0.0296487603305785</text:p>
          </table:table-cell>
          <table:table-cell table:formula="of:=[.K12]-[.$E4]" office:value-type="float" office:value="-0.0241012396694215" calcext:value-type="float">
            <text:p>-0.0241012396694215</text:p>
          </table:table-cell>
          <table:table-cell table:number-columns-repeated="3"/>
        </table:table-row>
        <table:table-row table:style-name="ro1">
          <table:table-cell table:formula="of:=[.A13]-[.$E4]" office:value-type="float" office:value="-0.0253512396694215" calcext:value-type="float">
            <text:p>-0.0253512396694215</text:p>
          </table:table-cell>
          <table:table-cell table:formula="of:=[.B13]-[.$E4]" office:value-type="float" office:value="-0.000351239669421494" calcext:value-type="float">
            <text:p>-0.000351239669421494</text:p>
          </table:table-cell>
          <table:table-cell table:formula="of:=[.C13]-[.$E4]" office:value-type="float" office:value="-0.0341012396694215" calcext:value-type="float">
            <text:p>-0.0341012396694215</text:p>
          </table:table-cell>
          <table:table-cell table:formula="of:=[.D13]-[.$E4]" office:value-type="float" office:value="-0.0191012396694215" calcext:value-type="float">
            <text:p>-0.0191012396694215</text:p>
          </table:table-cell>
          <table:table-cell table:formula="of:=[.E13]-[.$E4]" office:value-type="float" office:value="0.0246487603305785" calcext:value-type="float">
            <text:p>0.0246487603305785</text:p>
          </table:table-cell>
          <table:table-cell table:formula="of:=[.F13]-[.$E4]" office:value-type="float" office:value="0.0458987603305785" calcext:value-type="float">
            <text:p>0.0458987603305785</text:p>
          </table:table-cell>
          <table:table-cell table:formula="of:=[.G13]-[.$E4]" office:value-type="float" office:value="0.0433987603305785" calcext:value-type="float">
            <text:p>0.0433987603305785</text:p>
          </table:table-cell>
          <table:table-cell table:formula="of:=[.H13]-[.$E4]" office:value-type="float" office:value="0.0371487603305785" calcext:value-type="float">
            <text:p>0.0371487603305785</text:p>
          </table:table-cell>
          <table:table-cell table:formula="of:=[.I13]-[.$E4]" office:value-type="float" office:value="0.0383987603305785" calcext:value-type="float">
            <text:p>0.0383987603305785</text:p>
          </table:table-cell>
          <table:table-cell table:formula="of:=[.J13]-[.$E4]" office:value-type="float" office:value="0.0521487603305785" calcext:value-type="float">
            <text:p>0.0521487603305785</text:p>
          </table:table-cell>
          <table:table-cell table:formula="of:=[.K13]-[.$E4]" office:value-type="float" office:value="-0.0191012396694215" calcext:value-type="float">
            <text:p>-0.0191012396694215</text:p>
          </table:table-cell>
          <table:table-cell table:number-columns-repeated="3"/>
        </table:table-row>
        <table:table-row table:style-name="ro1">
          <table:table-cell table:formula="of:=[.A14]-[.$E4]" office:value-type="float" office:value="-0.0266012396694215" calcext:value-type="float">
            <text:p>-0.0266012396694215</text:p>
          </table:table-cell>
          <table:table-cell table:formula="of:=[.B14]-[.$E4]" office:value-type="float" office:value="-0.0341012396694215" calcext:value-type="float">
            <text:p>-0.0341012396694215</text:p>
          </table:table-cell>
          <table:table-cell table:formula="of:=[.C14]-[.$E4]" office:value-type="float" office:value="-0.0578512396694215" calcext:value-type="float">
            <text:p>-0.0578512396694215</text:p>
          </table:table-cell>
          <table:table-cell table:formula="of:=[.D14]-[.$E4]" office:value-type="float" office:value="-0.0541012396694215" calcext:value-type="float">
            <text:p>-0.0541012396694215</text:p>
          </table:table-cell>
          <table:table-cell table:formula="of:=[.E14]-[.$E4]" office:value-type="float" office:value="-0.0191012396694215" calcext:value-type="float">
            <text:p>-0.0191012396694215</text:p>
          </table:table-cell>
          <table:table-cell table:formula="of:=[.F14]-[.$E4]" office:value-type="float" office:value="-0.00160123966942149" calcext:value-type="float">
            <text:p>-0.00160123966942149</text:p>
          </table:table-cell>
          <table:table-cell table:formula="of:=[.G14]-[.$E4]" office:value-type="float" office:value="0.00214876033057851" calcext:value-type="float">
            <text:p>0.00214876033057851</text:p>
          </table:table-cell>
          <table:table-cell table:formula="of:=[.H14]-[.$E4]" office:value-type="float" office:value="-0.00410123966942149" calcext:value-type="float">
            <text:p>-0.00410123966942149</text:p>
          </table:table-cell>
          <table:table-cell table:formula="of:=[.I14]-[.$E4]" office:value-type="float" office:value="0.00214876033057851" calcext:value-type="float">
            <text:p>0.00214876033057851</text:p>
          </table:table-cell>
          <table:table-cell table:formula="of:=[.J14]-[.$E4]" office:value-type="float" office:value="0.0208987603305785" calcext:value-type="float">
            <text:p>0.0208987603305785</text:p>
          </table:table-cell>
          <table:table-cell table:formula="of:=[.K14]-[.$E4]" office:value-type="float" office:value="-0.0253512396694215" calcext:value-type="float">
            <text:p>-0.0253512396694215</text:p>
          </table:table-cell>
          <table:table-cell table:number-columns-repeated="3"/>
        </table:table-row>
        <table:table-row table:style-name="ro1">
          <table:table-cell table:formula="of:=[.A15]-[.$E4]" office:value-type="float" office:value="-0.0203512396694215" calcext:value-type="float">
            <text:p>-0.0203512396694215</text:p>
          </table:table-cell>
          <table:table-cell table:formula="of:=[.B15]-[.$E4]" office:value-type="float" office:value="-0.0303512396694215" calcext:value-type="float">
            <text:p>-0.0303512396694215</text:p>
          </table:table-cell>
          <table:table-cell table:formula="of:=[.C15]-[.$E4]" office:value-type="float" office:value="-0.0328512396694215" calcext:value-type="float">
            <text:p>-0.0328512396694215</text:p>
          </table:table-cell>
          <table:table-cell table:formula="of:=[.D15]-[.$E4]" office:value-type="float" office:value="-0.0228512396694215" calcext:value-type="float">
            <text:p>-0.0228512396694215</text:p>
          </table:table-cell>
          <table:table-cell table:formula="of:=[.E15]-[.$E4]" office:value-type="float" office:value="-0.00285123966942149" calcext:value-type="float">
            <text:p>-0.00285123966942149</text:p>
          </table:table-cell>
          <table:table-cell table:formula="of:=[.F15]-[.$E4]" office:value-type="float" office:value="0.0121487603305785" calcext:value-type="float">
            <text:p>0.0121487603305785</text:p>
          </table:table-cell>
          <table:table-cell table:formula="of:=[.G15]-[.$E4]" office:value-type="float" office:value="0.0146487603305785" calcext:value-type="float">
            <text:p>0.0146487603305785</text:p>
          </table:table-cell>
          <table:table-cell table:formula="of:=[.H15]-[.$E4]" office:value-type="float" office:value="0.0133987603305785" calcext:value-type="float">
            <text:p>0.0133987603305785</text:p>
          </table:table-cell>
          <table:table-cell table:formula="of:=[.I15]-[.$E4]" office:value-type="float" office:value="0.0233987603305785" calcext:value-type="float">
            <text:p>0.0233987603305785</text:p>
          </table:table-cell>
          <table:table-cell table:formula="of:=[.J15]-[.$E4]" office:value-type="float" office:value="0.0483987603305785" calcext:value-type="float">
            <text:p>0.0483987603305785</text:p>
          </table:table-cell>
          <table:table-cell table:formula="of:=[.K15]-[.$E4]" office:value-type="float" office:value="-0.0228512396694215" calcext:value-type="float">
            <text:p>-0.0228512396694215</text:p>
          </table:table-cell>
          <table:table-cell table:number-columns-repeated="3"/>
        </table:table-row>
        <table:table-row table:style-name="ro1">
          <table:table-cell table:formula="of:=[.A16]-[.$E4]" office:value-type="float" office:value="-0.0328512396694215" calcext:value-type="float">
            <text:p>-0.0328512396694215</text:p>
          </table:table-cell>
          <table:table-cell table:formula="of:=[.B16]-[.$E4]" office:value-type="float" office:value="-0.0641012396694215" calcext:value-type="float">
            <text:p>-0.0641012396694215</text:p>
          </table:table-cell>
          <table:table-cell table:formula="of:=[.C16]-[.$E4]" office:value-type="float" office:value="-0.0816012396694215" calcext:value-type="float">
            <text:p>-0.0816012396694215</text:p>
          </table:table-cell>
          <table:table-cell table:formula="of:=[.D16]-[.$E4]" office:value-type="float" office:value="-0.0503512396694215" calcext:value-type="float">
            <text:p>-0.0503512396694215</text:p>
          </table:table-cell>
          <table:table-cell table:formula="of:=[.E16]-[.$E4]" office:value-type="float" office:value="-0.0403512396694215" calcext:value-type="float">
            <text:p>-0.0403512396694215</text:p>
          </table:table-cell>
          <table:table-cell table:formula="of:=[.F16]-[.$E4]" office:value-type="float" office:value="-0.0316012396694215" calcext:value-type="float">
            <text:p>-0.0316012396694215</text:p>
          </table:table-cell>
          <table:table-cell table:formula="of:=[.G16]-[.$E4]" office:value-type="float" office:value="-0.0191012396694215" calcext:value-type="float">
            <text:p>-0.0191012396694215</text:p>
          </table:table-cell>
          <table:table-cell table:formula="of:=[.H16]-[.$E4]" office:value-type="float" office:value="-0.0216012396694215" calcext:value-type="float">
            <text:p>-0.0216012396694215</text:p>
          </table:table-cell>
          <table:table-cell table:formula="of:=[.I16]-[.$E4]" office:value-type="float" office:value="0.00464876033057851" calcext:value-type="float">
            <text:p>0.00464876033057851</text:p>
          </table:table-cell>
          <table:table-cell table:formula="of:=[.J16]-[.$E4]" office:value-type="float" office:value="0.0333987603305785" calcext:value-type="float">
            <text:p>0.0333987603305785</text:p>
          </table:table-cell>
          <table:table-cell table:formula="of:=[.K16]-[.$E4]" office:value-type="float" office:value="-0.0116012396694215" calcext:value-type="float">
            <text:p>-0.0116012396694215</text:p>
          </table:table-cell>
          <table:table-cell table:number-columns-repeated="3"/>
        </table:table-row>
      </table:table>
      <table:table table:name="BedLevel 200-65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Hea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in</text:p>
          </table:table-cell>
          <table:table-cell table:formula="of:=MIN([.A5:.K15])" office:value-type="float" office:value="-0.08375" calcext:value-type="float">
            <text:p>-0.08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ax</text:p>
          </table:table-cell>
          <table:table-cell table:formula="of:=MAX([.A5:.K15])" office:value-type="float" office:value="0.055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d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vg</text:p>
          </table:table-cell>
          <table:table-cell table:formula="of:=AVERAGE([.A5:.K15])" office:value-type="float" office:value="-0.00755681818181818" calcext:value-type="float">
            <text:p>-0.00755681818181818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-0.0725" calcext:value-type="float">
            <text:p>-0.072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375" calcext:value-type="float">
            <text:p>-0.05375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-0.02875" calcext:value-type="float">
            <text:p>-0.02875</text:p>
          </table:table-cell>
          <table:table-cell table:number-columns-repeated="3"/>
        </table:table-row>
        <table:table-row table:style-name="ro1">
          <table:table-cell office:value-type="float" office:value="-0.045" calcext:value-type="float">
            <text:p>-0.04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625" calcext:value-type="float">
            <text:p>-0.0625</text:p>
          </table:table-cell>
          <table:table-cell table:number-columns-repeated="3"/>
        </table:table-row>
        <table:table-row table:style-name="ro1">
          <table:table-cell office:value-type="float" office:value="-0.035" calcext:value-type="float">
            <text:p>-0.035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7625" calcext:value-type="float">
            <text:p>-0.07625</text:p>
          </table:table-cell>
          <table:table-cell table:number-columns-repeated="3"/>
        </table:table-row>
        <table:table-row table:style-name="ro1">
          <table:table-cell office:value-type="float" office:value="-0.0125" calcext:value-type="float">
            <text:p>-0.012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8375" calcext:value-type="float">
            <text:p>-0.08375</text:p>
          </table:table-cell>
          <table:table-cell table:number-columns-repeated="3"/>
        </table:table-row>
        <table:table-row table:style-name="ro1">
          <table:table-cell office:value-type="float" office:value="-0.0225" calcext:value-type="float">
            <text:p>-0.0225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2375" calcext:value-type="float">
            <text:p>-0.023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625" calcext:value-type="float">
            <text:p>-0.0625</text:p>
          </table:table-cell>
          <table:table-cell table:number-columns-repeated="3"/>
        </table:table-row>
        <table:table-row table:style-name="ro1">
          <table:table-cell office:value-type="float" office:value="-0.0375" calcext:value-type="float">
            <text:p>-0.03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4375" calcext:value-type="float">
            <text:p>-0.043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.0425" calcext:value-type="float">
            <text:p>-0.042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3" calcext:value-type="float">
            <text:p>0.03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-0.02375" calcext:value-type="float">
            <text:p>-0.02375</text:p>
          </table:table-cell>
          <table:table-cell table:number-columns-repeated="3"/>
        </table:table-row>
        <table:table-row table:style-name="ro1">
          <table:table-cell office:value-type="float" office:value="-0.02375" calcext:value-type="float">
            <text:p>-0.0237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875" calcext:value-type="float">
            <text:p>-0.028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225" calcext:value-type="float">
            <text:p>-0.0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.03" calcext:value-type="float">
            <text:p>-0.03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</table:table-row>
        <table:table-row table:style-name="ro1">
          <table:table-cell office:value-type="float" office:value="-0.00875" calcext:value-type="float">
            <text:p>-0.00875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0" calcext:value-type="float">
            <text:p>0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1625" calcext:value-type="float">
            <text:p>-0.01625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5" calcext:value-type="float">
            <text:p>0.0012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 Home</text:p>
          </table:table-cell>
          <table:table-cell office:value-type="float" office:value="84.176" calcext:value-type="float">
            <text:p>84.176</text:p>
          </table:table-cell>
          <table:table-cell/>
          <table:table-cell office:value-type="string" calcext:value-type="string">
            <text:p>Top rail to bed distanc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[.A6]-[.$E3]" office:value-type="float" office:value="-0.0649431818181818" calcext:value-type="float">
            <text:p>-0.0649431818181818</text:p>
          </table:table-cell>
          <table:table-cell table:formula="of:=[.B6]-[.$E3]" office:value-type="float" office:value="-0.0324431818181818" calcext:value-type="float">
            <text:p>-0.0324431818181818</text:p>
          </table:table-cell>
          <table:table-cell table:formula="of:=[.C6]-[.$E3]" office:value-type="float" office:value="-0.0461931818181818" calcext:value-type="float">
            <text:p>-0.0461931818181818</text:p>
          </table:table-cell>
          <table:table-cell table:formula="of:=[.D6]-[.$E3]" office:value-type="float" office:value="-0.0311931818181818" calcext:value-type="float">
            <text:p>-0.0311931818181818</text:p>
          </table:table-cell>
          <table:table-cell table:formula="of:=[.E6]-[.$E3]" office:value-type="float" office:value="-0.00869318181818182" calcext:value-type="float">
            <text:p>-0.00869318181818182</text:p>
          </table:table-cell>
          <table:table-cell table:formula="of:=[.F6]-[.$E3]" office:value-type="float" office:value="0.00130681818181818" calcext:value-type="float">
            <text:p>0.00130681818181818</text:p>
          </table:table-cell>
          <table:table-cell table:formula="of:=[.G6]-[.$E3]" office:value-type="float" office:value="-0.00869318181818182" calcext:value-type="float">
            <text:p>-0.00869318181818182</text:p>
          </table:table-cell>
          <table:table-cell table:formula="of:=[.H6]-[.$E3]" office:value-type="float" office:value="-0.0261931818181818" calcext:value-type="float">
            <text:p>-0.0261931818181818</text:p>
          </table:table-cell>
          <table:table-cell table:formula="of:=[.I6]-[.$E3]" office:value-type="float" office:value="-0.0224431818181818" calcext:value-type="float">
            <text:p>-0.0224431818181818</text:p>
          </table:table-cell>
          <table:table-cell table:formula="of:=[.J6]-[.$E3]" office:value-type="float" office:value="0.0138068181818182" calcext:value-type="float">
            <text:p>0.0138068181818182</text:p>
          </table:table-cell>
          <table:table-cell table:formula="of:=[.K6]-[.$E3]" office:value-type="float" office:value="-0.0211931818181818" calcext:value-type="float">
            <text:p>-0.0211931818181818</text:p>
          </table:table-cell>
          <table:table-cell/>
          <table:table-cell office:value-type="string" calcext:value-type="string">
            <text:p>Min</text:p>
          </table:table-cell>
          <table:table-cell table:formula="of:=MIN([.A21:.K31])" office:value-type="float" office:value="-0.0761931818181818" calcext:value-type="float">
            <text:p>-0.0761931818181818</text:p>
          </table:table-cell>
        </table:table-row>
        <table:table-row table:style-name="ro1">
          <table:table-cell table:formula="of:=[.A7]-[.$E3]" office:value-type="float" office:value="-0.0374431818181818" calcext:value-type="float">
            <text:p>-0.0374431818181818</text:p>
          </table:table-cell>
          <table:table-cell table:formula="of:=[.B7]-[.$E3]" office:value-type="float" office:value="-0.00369318181818182" calcext:value-type="float">
            <text:p>-0.00369318181818182</text:p>
          </table:table-cell>
          <table:table-cell table:formula="of:=[.C7]-[.$E3]" office:value-type="float" office:value="-0.0299431818181818" calcext:value-type="float">
            <text:p>-0.0299431818181818</text:p>
          </table:table-cell>
          <table:table-cell table:formula="of:=[.D7]-[.$E3]" office:value-type="float" office:value="-0.0111931818181818" calcext:value-type="float">
            <text:p>-0.0111931818181818</text:p>
          </table:table-cell>
          <table:table-cell table:formula="of:=[.E7]-[.$E3]" office:value-type="float" office:value="0.0125568181818182" calcext:value-type="float">
            <text:p>0.0125568181818182</text:p>
          </table:table-cell>
          <table:table-cell table:formula="of:=[.F7]-[.$E3]" office:value-type="float" office:value="0.00880681818181818" calcext:value-type="float">
            <text:p>0.00880681818181818</text:p>
          </table:table-cell>
          <table:table-cell table:formula="of:=[.G7]-[.$E3]" office:value-type="float" office:value="-0.00244318181818182" calcext:value-type="float">
            <text:p>-0.00244318181818182</text:p>
          </table:table-cell>
          <table:table-cell table:formula="of:=[.H7]-[.$E3]" office:value-type="float" office:value="-0.0224431818181818" calcext:value-type="float">
            <text:p>-0.0224431818181818</text:p>
          </table:table-cell>
          <table:table-cell table:formula="of:=[.I7]-[.$E3]" office:value-type="float" office:value="-0.0349431818181818" calcext:value-type="float">
            <text:p>-0.0349431818181818</text:p>
          </table:table-cell>
          <table:table-cell table:formula="of:=[.J7]-[.$E3]" office:value-type="float" office:value="-0.0174431818181818" calcext:value-type="float">
            <text:p>-0.0174431818181818</text:p>
          </table:table-cell>
          <table:table-cell table:formula="of:=[.K7]-[.$E3]" office:value-type="float" office:value="-0.0549431818181818" calcext:value-type="float">
            <text:p>-0.0549431818181818</text:p>
          </table:table-cell>
          <table:table-cell/>
          <table:table-cell office:value-type="string" calcext:value-type="string">
            <text:p>Max</text:p>
          </table:table-cell>
          <table:table-cell table:formula="of:=MAX([.A21:.K31])" office:value-type="float" office:value="0.0625568181818182" calcext:value-type="float">
            <text:p>0.0625568181818182</text:p>
          </table:table-cell>
        </table:table-row>
        <table:table-row table:style-name="ro1">
          <table:table-cell table:formula="of:=[.A8]-[.$E3]" office:value-type="float" office:value="-0.0274431818181818" calcext:value-type="float">
            <text:p>-0.0274431818181818</text:p>
          </table:table-cell>
          <table:table-cell table:formula="of:=[.B8]-[.$E3]" office:value-type="float" office:value="-0.0211931818181818" calcext:value-type="float">
            <text:p>-0.0211931818181818</text:p>
          </table:table-cell>
          <table:table-cell table:formula="of:=[.C8]-[.$E3]" office:value-type="float" office:value="-0.0386931818181818" calcext:value-type="float">
            <text:p>-0.0386931818181818</text:p>
          </table:table-cell>
          <table:table-cell table:formula="of:=[.D8]-[.$E3]" office:value-type="float" office:value="-0.0199431818181818" calcext:value-type="float">
            <text:p>-0.0199431818181818</text:p>
          </table:table-cell>
          <table:table-cell table:formula="of:=[.E8]-[.$E3]" office:value-type="float" office:value="0.00130681818181818" calcext:value-type="float">
            <text:p>0.00130681818181818</text:p>
          </table:table-cell>
          <table:table-cell table:formula="of:=[.F8]-[.$E3]" office:value-type="float" office:value="0.0000568181818181822" calcext:value-type="float">
            <text:p>5.68181818181822E-05</text:p>
          </table:table-cell>
          <table:table-cell table:formula="of:=[.G8]-[.$E3]" office:value-type="float" office:value="-0.0124431818181818" calcext:value-type="float">
            <text:p>-0.0124431818181818</text:p>
          </table:table-cell>
          <table:table-cell table:formula="of:=[.H8]-[.$E3]" office:value-type="float" office:value="-0.0249431818181818" calcext:value-type="float">
            <text:p>-0.0249431818181818</text:p>
          </table:table-cell>
          <table:table-cell table:formula="of:=[.I8]-[.$E3]" office:value-type="float" office:value="-0.0299431818181818" calcext:value-type="float">
            <text:p>-0.0299431818181818</text:p>
          </table:table-cell>
          <table:table-cell table:formula="of:=[.J8]-[.$E3]" office:value-type="float" office:value="-0.0261931818181818" calcext:value-type="float">
            <text:p>-0.0261931818181818</text:p>
          </table:table-cell>
          <table:table-cell table:formula="of:=[.K8]-[.$E3]" office:value-type="float" office:value="-0.0686931818181818" calcext:value-type="float">
            <text:p>-0.0686931818181818</text:p>
          </table:table-cell>
          <table:table-cell/>
          <table:table-cell office:value-type="string" calcext:value-type="string">
            <text:p>Avg</text:p>
          </table:table-cell>
          <table:table-cell table:formula="of:=AVERAGE([.A21:.K31])" office:value-type="float" office:value="0.0000878099173553717" calcext:value-type="float">
            <text:p>8.78099173553717E-05</text:p>
          </table:table-cell>
        </table:table-row>
        <table:table-row table:style-name="ro1">
          <table:table-cell table:formula="of:=[.A9]-[.$E3]" office:value-type="float" office:value="-0.00494318181818182" calcext:value-type="float">
            <text:p>-0.00494318181818182</text:p>
          </table:table-cell>
          <table:table-cell table:formula="of:=[.B9]-[.$E3]" office:value-type="float" office:value="0.0175568181818182" calcext:value-type="float">
            <text:p>0.0175568181818182</text:p>
          </table:table-cell>
          <table:table-cell table:formula="of:=[.C9]-[.$E3]" office:value-type="float" office:value="-0.0111931818181818" calcext:value-type="float">
            <text:p>-0.0111931818181818</text:p>
          </table:table-cell>
          <table:table-cell table:formula="of:=[.D9]-[.$E3]" office:value-type="float" office:value="0.0100568181818182" calcext:value-type="float">
            <text:p>0.0100568181818182</text:p>
          </table:table-cell>
          <table:table-cell table:formula="of:=[.E9]-[.$E3]" office:value-type="float" office:value="0.0338068181818182" calcext:value-type="float">
            <text:p>0.0338068181818182</text:p>
          </table:table-cell>
          <table:table-cell table:formula="of:=[.F9]-[.$E3]" office:value-type="float" office:value="0.0363068181818182" calcext:value-type="float">
            <text:p>0.0363068181818182</text:p>
          </table:table-cell>
          <table:table-cell table:formula="of:=[.G9]-[.$E3]" office:value-type="float" office:value="0.0238068181818182" calcext:value-type="float">
            <text:p>0.0238068181818182</text:p>
          </table:table-cell>
          <table:table-cell table:formula="of:=[.H9]-[.$E3]" office:value-type="float" office:value="0.0125568181818182" calcext:value-type="float">
            <text:p>0.0125568181818182</text:p>
          </table:table-cell>
          <table:table-cell table:formula="of:=[.I9]-[.$E3]" office:value-type="float" office:value="0.00380681818181818" calcext:value-type="float">
            <text:p>0.00380681818181818</text:p>
          </table:table-cell>
          <table:table-cell table:formula="of:=[.J9]-[.$E3]" office:value-type="float" office:value="0.00255681818181818" calcext:value-type="float">
            <text:p>0.00255681818181818</text:p>
          </table:table-cell>
          <table:table-cell table:formula="of:=[.K9]-[.$E3]" office:value-type="float" office:value="-0.0761931818181818" calcext:value-type="float">
            <text:p>-0.0761931818181818</text:p>
          </table:table-cell>
          <table:table-cell table:number-columns-repeated="3"/>
        </table:table-row>
        <table:table-row table:style-name="ro1">
          <table:table-cell table:formula="of:=[.A10]-[.$E3]" office:value-type="float" office:value="-0.0149431818181818" calcext:value-type="float">
            <text:p>-0.0149431818181818</text:p>
          </table:table-cell>
          <table:table-cell table:formula="of:=[.B10]-[.$E3]" office:value-type="float" office:value="-0.0199431818181818" calcext:value-type="float">
            <text:p>-0.0199431818181818</text:p>
          </table:table-cell>
          <table:table-cell table:formula="of:=[.C10]-[.$E3]" office:value-type="float" office:value="-0.0386931818181818" calcext:value-type="float">
            <text:p>-0.0386931818181818</text:p>
          </table:table-cell>
          <table:table-cell table:formula="of:=[.D10]-[.$E3]" office:value-type="float" office:value="-0.0161931818181818" calcext:value-type="float">
            <text:p>-0.0161931818181818</text:p>
          </table:table-cell>
          <table:table-cell table:formula="of:=[.E10]-[.$E3]" office:value-type="float" office:value="0.0175568181818182" calcext:value-type="float">
            <text:p>0.0175568181818182</text:p>
          </table:table-cell>
          <table:table-cell table:formula="of:=[.F10]-[.$E3]" office:value-type="float" office:value="0.0213068181818182" calcext:value-type="float">
            <text:p>0.0213068181818182</text:p>
          </table:table-cell>
          <table:table-cell table:formula="of:=[.G10]-[.$E3]" office:value-type="float" office:value="0.0138068181818182" calcext:value-type="float">
            <text:p>0.0138068181818182</text:p>
          </table:table-cell>
          <table:table-cell table:formula="of:=[.H10]-[.$E3]" office:value-type="float" office:value="0.00755681818181818" calcext:value-type="float">
            <text:p>0.00755681818181818</text:p>
          </table:table-cell>
          <table:table-cell table:formula="of:=[.I10]-[.$E3]" office:value-type="float" office:value="0.00255681818181818" calcext:value-type="float">
            <text:p>0.00255681818181818</text:p>
          </table:table-cell>
          <table:table-cell table:formula="of:=[.J10]-[.$E3]" office:value-type="float" office:value="0.00130681818181818" calcext:value-type="float">
            <text:p>0.00130681818181818</text:p>
          </table:table-cell>
          <table:table-cell table:formula="of:=[.K10]-[.$E3]" office:value-type="float" office:value="-0.0549431818181818" calcext:value-type="float">
            <text:p>-0.0549431818181818</text:p>
          </table:table-cell>
          <table:table-cell table:number-columns-repeated="3"/>
        </table:table-row>
        <table:table-row table:style-name="ro1">
          <table:table-cell table:formula="of:=[.A11]-[.$E3]" office:value-type="float" office:value="-0.0299431818181818" calcext:value-type="float">
            <text:p>-0.0299431818181818</text:p>
          </table:table-cell>
          <table:table-cell table:formula="of:=[.B11]-[.$E3]" office:value-type="float" office:value="-0.00744318181818182" calcext:value-type="float">
            <text:p>-0.00744318181818182</text:p>
          </table:table-cell>
          <table:table-cell table:formula="of:=[.C11]-[.$E3]" office:value-type="float" office:value="-0.0224431818181818" calcext:value-type="float">
            <text:p>-0.0224431818181818</text:p>
          </table:table-cell>
          <table:table-cell table:formula="of:=[.D11]-[.$E3]" office:value-type="float" office:value="0.00380681818181818" calcext:value-type="float">
            <text:p>0.00380681818181818</text:p>
          </table:table-cell>
          <table:table-cell table:formula="of:=[.E11]-[.$E3]" office:value-type="float" office:value="0.0413068181818182" calcext:value-type="float">
            <text:p>0.0413068181818182</text:p>
          </table:table-cell>
          <table:table-cell table:formula="of:=[.F11]-[.$E3]" office:value-type="float" office:value="0.0525568181818182" calcext:value-type="float">
            <text:p>0.0525568181818182</text:p>
          </table:table-cell>
          <table:table-cell table:formula="of:=[.G11]-[.$E3]" office:value-type="float" office:value="0.0450568181818182" calcext:value-type="float">
            <text:p>0.0450568181818182</text:p>
          </table:table-cell>
          <table:table-cell table:formula="of:=[.H11]-[.$E3]" office:value-type="float" office:value="0.0425568181818182" calcext:value-type="float">
            <text:p>0.0425568181818182</text:p>
          </table:table-cell>
          <table:table-cell table:formula="of:=[.I11]-[.$E3]" office:value-type="float" office:value="0.0425568181818182" calcext:value-type="float">
            <text:p>0.0425568181818182</text:p>
          </table:table-cell>
          <table:table-cell table:formula="of:=[.J11]-[.$E3]" office:value-type="float" office:value="0.0400568181818182" calcext:value-type="float">
            <text:p>0.0400568181818182</text:p>
          </table:table-cell>
          <table:table-cell table:formula="of:=[.K11]-[.$E3]" office:value-type="float" office:value="-0.0361931818181818" calcext:value-type="float">
            <text:p>-0.0361931818181818</text:p>
          </table:table-cell>
          <table:table-cell table:number-columns-repeated="3"/>
        </table:table-row>
        <table:table-row table:style-name="ro1">
          <table:table-cell table:formula="of:=[.A12]-[.$E3]" office:value-type="float" office:value="-0.0349431818181818" calcext:value-type="float">
            <text:p>-0.0349431818181818</text:p>
          </table:table-cell>
          <table:table-cell table:formula="of:=[.B12]-[.$E3]" office:value-type="float" office:value="-0.0349431818181818" calcext:value-type="float">
            <text:p>-0.0349431818181818</text:p>
          </table:table-cell>
          <table:table-cell table:formula="of:=[.C12]-[.$E3]" office:value-type="float" office:value="-0.0549431818181818" calcext:value-type="float">
            <text:p>-0.0549431818181818</text:p>
          </table:table-cell>
          <table:table-cell table:formula="of:=[.D12]-[.$E3]" office:value-type="float" office:value="-0.0274431818181818" calcext:value-type="float">
            <text:p>-0.0274431818181818</text:p>
          </table:table-cell>
          <table:table-cell table:formula="of:=[.E12]-[.$E3]" office:value-type="float" office:value="0.0150568181818182" calcext:value-type="float">
            <text:p>0.0150568181818182</text:p>
          </table:table-cell>
          <table:table-cell table:formula="of:=[.F12]-[.$E3]" office:value-type="float" office:value="0.0375568181818182" calcext:value-type="float">
            <text:p>0.0375568181818182</text:p>
          </table:table-cell>
          <table:table-cell table:formula="of:=[.G12]-[.$E3]" office:value-type="float" office:value="0.0363068181818182" calcext:value-type="float">
            <text:p>0.0363068181818182</text:p>
          </table:table-cell>
          <table:table-cell table:formula="of:=[.H12]-[.$E3]" office:value-type="float" office:value="0.0300568181818182" calcext:value-type="float">
            <text:p>0.0300568181818182</text:p>
          </table:table-cell>
          <table:table-cell table:formula="of:=[.I12]-[.$E3]" office:value-type="float" office:value="0.0338068181818182" calcext:value-type="float">
            <text:p>0.0338068181818182</text:p>
          </table:table-cell>
          <table:table-cell table:formula="of:=[.J12]-[.$E3]" office:value-type="float" office:value="0.0438068181818182" calcext:value-type="float">
            <text:p>0.0438068181818182</text:p>
          </table:table-cell>
          <table:table-cell table:formula="of:=[.K12]-[.$E3]" office:value-type="float" office:value="-0.0161931818181818" calcext:value-type="float">
            <text:p>-0.0161931818181818</text:p>
          </table:table-cell>
          <table:table-cell table:number-columns-repeated="3"/>
        </table:table-row>
        <table:table-row table:style-name="ro1">
          <table:table-cell table:formula="of:=[.A13]-[.$E3]" office:value-type="float" office:value="-0.0161931818181818" calcext:value-type="float">
            <text:p>-0.0161931818181818</text:p>
          </table:table-cell>
          <table:table-cell table:formula="of:=[.B13]-[.$E3]" office:value-type="float" office:value="0.0125568181818182" calcext:value-type="float">
            <text:p>0.0125568181818182</text:p>
          </table:table-cell>
          <table:table-cell table:formula="of:=[.C13]-[.$E3]" office:value-type="float" office:value="-0.0211931818181818" calcext:value-type="float">
            <text:p>-0.0211931818181818</text:p>
          </table:table-cell>
          <table:table-cell table:formula="of:=[.D13]-[.$E3]" office:value-type="float" office:value="-0.00369318181818182" calcext:value-type="float">
            <text:p>-0.00369318181818182</text:p>
          </table:table-cell>
          <table:table-cell table:formula="of:=[.E13]-[.$E3]" office:value-type="float" office:value="0.0400568181818182" calcext:value-type="float">
            <text:p>0.0400568181818182</text:p>
          </table:table-cell>
          <table:table-cell table:formula="of:=[.F13]-[.$E3]" office:value-type="float" office:value="0.0588068181818182" calcext:value-type="float">
            <text:p>0.0588068181818182</text:p>
          </table:table-cell>
          <table:table-cell table:formula="of:=[.G13]-[.$E3]" office:value-type="float" office:value="0.0563068181818182" calcext:value-type="float">
            <text:p>0.0563068181818182</text:p>
          </table:table-cell>
          <table:table-cell table:formula="of:=[.H13]-[.$E3]" office:value-type="float" office:value="0.0500568181818182" calcext:value-type="float">
            <text:p>0.0500568181818182</text:p>
          </table:table-cell>
          <table:table-cell table:formula="of:=[.I13]-[.$E3]" office:value-type="float" office:value="0.0488068181818182" calcext:value-type="float">
            <text:p>0.0488068181818182</text:p>
          </table:table-cell>
          <table:table-cell table:formula="of:=[.J13]-[.$E3]" office:value-type="float" office:value="0.0600568181818182" calcext:value-type="float">
            <text:p>0.0600568181818182</text:p>
          </table:table-cell>
          <table:table-cell table:formula="of:=[.K13]-[.$E3]" office:value-type="float" office:value="-0.0149431818181818" calcext:value-type="float">
            <text:p>-0.0149431818181818</text:p>
          </table:table-cell>
          <table:table-cell table:number-columns-repeated="3"/>
        </table:table-row>
        <table:table-row table:style-name="ro1">
          <table:table-cell table:formula="of:=[.A14]-[.$E3]" office:value-type="float" office:value="-0.0224431818181818" calcext:value-type="float">
            <text:p>-0.0224431818181818</text:p>
          </table:table-cell>
          <table:table-cell table:formula="of:=[.B14]-[.$E3]" office:value-type="float" office:value="-0.0224431818181818" calcext:value-type="float">
            <text:p>-0.0224431818181818</text:p>
          </table:table-cell>
          <table:table-cell table:formula="of:=[.C14]-[.$E3]" office:value-type="float" office:value="-0.0386931818181818" calcext:value-type="float">
            <text:p>-0.0386931818181818</text:p>
          </table:table-cell>
          <table:table-cell table:formula="of:=[.D14]-[.$E3]" office:value-type="float" office:value="-0.0299431818181818" calcext:value-type="float">
            <text:p>-0.0299431818181818</text:p>
          </table:table-cell>
          <table:table-cell table:formula="of:=[.E14]-[.$E3]" office:value-type="float" office:value="0.00380681818181818" calcext:value-type="float">
            <text:p>0.00380681818181818</text:p>
          </table:table-cell>
          <table:table-cell table:formula="of:=[.F14]-[.$E3]" office:value-type="float" office:value="0.0238068181818182" calcext:value-type="float">
            <text:p>0.0238068181818182</text:p>
          </table:table-cell>
          <table:table-cell table:formula="of:=[.G14]-[.$E3]" office:value-type="float" office:value="0.0263068181818182" calcext:value-type="float">
            <text:p>0.0263068181818182</text:p>
          </table:table-cell>
          <table:table-cell table:formula="of:=[.H14]-[.$E3]" office:value-type="float" office:value="0.0213068181818182" calcext:value-type="float">
            <text:p>0.0213068181818182</text:p>
          </table:table-cell>
          <table:table-cell table:formula="of:=[.I14]-[.$E3]" office:value-type="float" office:value="0.0313068181818182" calcext:value-type="float">
            <text:p>0.0313068181818182</text:p>
          </table:table-cell>
          <table:table-cell table:formula="of:=[.J14]-[.$E3]" office:value-type="float" office:value="0.0513068181818182" calcext:value-type="float">
            <text:p>0.0513068181818182</text:p>
          </table:table-cell>
          <table:table-cell table:formula="of:=[.K14]-[.$E3]" office:value-type="float" office:value="-0.00244318181818182" calcext:value-type="float">
            <text:p>-0.00244318181818182</text:p>
          </table:table-cell>
          <table:table-cell table:number-columns-repeated="3"/>
        </table:table-row>
        <table:table-row table:style-name="ro1">
          <table:table-cell table:formula="of:=[.A15]-[.$E3]" office:value-type="float" office:value="-0.00119318181818182" calcext:value-type="float">
            <text:p>-0.00119318181818182</text:p>
          </table:table-cell>
          <table:table-cell table:formula="of:=[.B15]-[.$E3]" office:value-type="float" office:value="-0.00869318181818182" calcext:value-type="float">
            <text:p>-0.00869318181818182</text:p>
          </table:table-cell>
          <table:table-cell table:formula="of:=[.C15]-[.$E3]" office:value-type="float" office:value="-0.00994318181818182" calcext:value-type="float">
            <text:p>-0.00994318181818182</text:p>
          </table:table-cell>
          <table:table-cell table:formula="of:=[.D15]-[.$E3]" office:value-type="float" office:value="0.00755681818181818" calcext:value-type="float">
            <text:p>0.00755681818181818</text:p>
          </table:table-cell>
          <table:table-cell table:formula="of:=[.E15]-[.$E3]" office:value-type="float" office:value="0.0238068181818182" calcext:value-type="float">
            <text:p>0.0238068181818182</text:p>
          </table:table-cell>
          <table:table-cell table:formula="of:=[.F15]-[.$E3]" office:value-type="float" office:value="0.0413068181818182" calcext:value-type="float">
            <text:p>0.0413068181818182</text:p>
          </table:table-cell>
          <table:table-cell table:formula="of:=[.G15]-[.$E3]" office:value-type="float" office:value="0.0438068181818182" calcext:value-type="float">
            <text:p>0.0438068181818182</text:p>
          </table:table-cell>
          <table:table-cell table:formula="of:=[.H15]-[.$E3]" office:value-type="float" office:value="0.0338068181818182" calcext:value-type="float">
            <text:p>0.0338068181818182</text:p>
          </table:table-cell>
          <table:table-cell table:formula="of:=[.I15]-[.$E3]" office:value-type="float" office:value="0.0438068181818182" calcext:value-type="float">
            <text:p>0.0438068181818182</text:p>
          </table:table-cell>
          <table:table-cell table:formula="of:=[.J15]-[.$E3]" office:value-type="float" office:value="0.0625568181818182" calcext:value-type="float">
            <text:p>0.0625568181818182</text:p>
          </table:table-cell>
          <table:table-cell table:formula="of:=[.K15]-[.$E3]" office:value-type="float" office:value="-0.00869318181818182" calcext:value-type="float">
            <text:p>-0.00869318181818182</text:p>
          </table:table-cell>
          <table:table-cell table:number-columns-repeated="3"/>
        </table:table-row>
        <table:table-row table:style-name="ro1">
          <table:table-cell table:formula="of:=[.A16]-[.$E3]" office:value-type="float" office:value="-0.0124431818181818" calcext:value-type="float">
            <text:p>-0.0124431818181818</text:p>
          </table:table-cell>
          <table:table-cell table:formula="of:=[.B16]-[.$E3]" office:value-type="float" office:value="-0.0411931818181818" calcext:value-type="float">
            <text:p>-0.0411931818181818</text:p>
          </table:table-cell>
          <table:table-cell table:formula="of:=[.C16]-[.$E3]" office:value-type="float" office:value="-0.0549431818181818" calcext:value-type="float">
            <text:p>-0.0549431818181818</text:p>
          </table:table-cell>
          <table:table-cell table:formula="of:=[.D16]-[.$E3]" office:value-type="float" office:value="-0.0224431818181818" calcext:value-type="float">
            <text:p>-0.0224431818181818</text:p>
          </table:table-cell>
          <table:table-cell table:formula="of:=[.E16]-[.$E3]" office:value-type="float" office:value="-0.00869318181818182" calcext:value-type="float">
            <text:p>-0.00869318181818182</text:p>
          </table:table-cell>
          <table:table-cell table:formula="of:=[.F16]-[.$E3]" office:value-type="float" office:value="0.0113068181818182" calcext:value-type="float">
            <text:p>0.0113068181818182</text:p>
          </table:table-cell>
          <table:table-cell table:formula="of:=[.G16]-[.$E3]" office:value-type="float" office:value="0.0188068181818182" calcext:value-type="float">
            <text:p>0.0188068181818182</text:p>
          </table:table-cell>
          <table:table-cell table:formula="of:=[.H16]-[.$E3]" office:value-type="float" office:value="0.0175568181818182" calcext:value-type="float">
            <text:p>0.0175568181818182</text:p>
          </table:table-cell>
          <table:table-cell table:formula="of:=[.I16]-[.$E3]" office:value-type="float" office:value="0.0363068181818182" calcext:value-type="float">
            <text:p>0.0363068181818182</text:p>
          </table:table-cell>
          <table:table-cell table:formula="of:=[.J16]-[.$E3]" office:value-type="float" office:value="0.0575568181818182" calcext:value-type="float">
            <text:p>0.0575568181818182</text:p>
          </table:table-cell>
          <table:table-cell table:formula="of:=[.K16]-[.$E3]" office:value-type="float" office:value="0.00880681818181818" calcext:value-type="float">
            <text:p>0.00880681818181818</text:p>
          </table:table-cell>
          <table:table-cell table:number-columns-repeated="3"/>
        </table:table-row>
      </table:table>
      <table:table table:name="Comparisons" table:style-name="ta1">
        <table:table-column table:style-name="co1" table:number-columns-repeated="1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lta 25-25, 25-65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$'BedLevel 25-25'.A21]-[$'BedLevel 25-65'.A21]" office:value-type="float" office:value="-0.0172727272727273" calcext:value-type="float">
            <text:p>-0.0172727272727273</text:p>
          </table:table-cell>
          <table:table-cell table:formula="of:=[$'BedLevel 25-25'.B21]-[$'BedLevel 25-65'.B21]" office:value-type="float" office:value="-0.0122727272727273" calcext:value-type="float">
            <text:p>-0.0122727272727273</text:p>
          </table:table-cell>
          <table:table-cell table:formula="of:=[$'BedLevel 25-25'.C21]-[$'BedLevel 25-65'.C21]" office:value-type="float" office:value="-0.0172727272727273" calcext:value-type="float">
            <text:p>-0.0172727272727273</text:p>
          </table:table-cell>
          <table:table-cell table:formula="of:=[$'BedLevel 25-25'.D21]-[$'BedLevel 25-65'.D21]" office:value-type="float" office:value="-0.0122727272727273" calcext:value-type="float">
            <text:p>-0.0122727272727273</text:p>
          </table:table-cell>
          <table:table-cell table:formula="of:=[$'BedLevel 25-25'.E21]-[$'BedLevel 25-65'.E21]" office:value-type="float" office:value="-0.0135227272727273" calcext:value-type="float">
            <text:p>-0.0135227272727273</text:p>
          </table:table-cell>
          <table:table-cell table:formula="of:=[$'BedLevel 25-25'.F21]-[$'BedLevel 25-65'.F21]" office:value-type="float" office:value="-0.0160227272727273" calcext:value-type="float">
            <text:p>-0.0160227272727273</text:p>
          </table:table-cell>
          <table:table-cell table:formula="of:=[$'BedLevel 25-25'.G21]-[$'BedLevel 25-65'.G21]" office:value-type="float" office:value="-0.00977272727272727" calcext:value-type="float">
            <text:p>-0.00977272727272727</text:p>
          </table:table-cell>
          <table:table-cell table:formula="of:=[$'BedLevel 25-25'.H21]-[$'BedLevel 25-65'.H21]" office:value-type="float" office:value="-0.0135227272727273" calcext:value-type="float">
            <text:p>-0.0135227272727273</text:p>
          </table:table-cell>
          <table:table-cell table:formula="of:=[$'BedLevel 25-25'.I21]-[$'BedLevel 25-65'.I21]" office:value-type="float" office:value="-0.00852272727272727" calcext:value-type="float">
            <text:p>-0.00852272727272727</text:p>
          </table:table-cell>
          <table:table-cell table:formula="of:=[$'BedLevel 25-25'.J21]-[$'BedLevel 25-65'.J21]" office:value-type="float" office:value="-0.00852272727272727" calcext:value-type="float">
            <text:p>-0.00852272727272727</text:p>
          </table:table-cell>
          <table:table-cell table:formula="of:=[$'BedLevel 25-25'.K21]-[$'BedLevel 25-65'.K21]" office:value-type="float" office:value="-0.0210227272727273" calcext:value-type="float">
            <text:p>-0.0210227272727273</text:p>
          </table:table-cell>
          <table:table-cell/>
          <table:table-cell office:value-type="string" calcext:value-type="string">
            <text:p>Min</text:p>
          </table:table-cell>
          <table:table-cell table:formula="of:=MIN([.A3:.K13])" office:value-type="float" office:value="-0.0285227272727273" calcext:value-type="float">
            <text:p>-0.0285227272727273</text:p>
          </table:table-cell>
          <table:table-cell table:number-columns-repeated="3"/>
        </table:table-row>
        <table:table-row table:style-name="ro1">
          <table:table-cell table:formula="of:=[$'BedLevel 25-25'.A22]-[$'BedLevel 25-65'.A22]" office:value-type="float" office:value="-0.0135227272727273" calcext:value-type="float">
            <text:p>-0.0135227272727273</text:p>
          </table:table-cell>
          <table:table-cell table:formula="of:=[$'BedLevel 25-25'.B22]-[$'BedLevel 25-65'.B22]" office:value-type="float" office:value="-0.00727272727272727" calcext:value-type="float">
            <text:p>-0.00727272727272727</text:p>
          </table:table-cell>
          <table:table-cell table:formula="of:=[$'BedLevel 25-25'.C22]-[$'BedLevel 25-65'.C22]" office:value-type="float" office:value="-0.00602272727272727" calcext:value-type="float">
            <text:p>-0.00602272727272727</text:p>
          </table:table-cell>
          <table:table-cell table:formula="of:=[$'BedLevel 25-25'.D22]-[$'BedLevel 25-65'.D22]" office:value-type="float" office:value="-0.00352272727272727" calcext:value-type="float">
            <text:p>-0.00352272727272727</text:p>
          </table:table-cell>
          <table:table-cell table:formula="of:=[$'BedLevel 25-25'.E22]-[$'BedLevel 25-65'.E22]" office:value-type="float" office:value="-0.00352272727272727" calcext:value-type="float">
            <text:p>-0.00352272727272727</text:p>
          </table:table-cell>
          <table:table-cell table:formula="of:=[$'BedLevel 25-25'.F22]-[$'BedLevel 25-65'.F22]" office:value-type="float" office:value="-0.00102272727272727" calcext:value-type="float">
            <text:p>-0.00102272727272727</text:p>
          </table:table-cell>
          <table:table-cell table:formula="of:=[$'BedLevel 25-25'.G22]-[$'BedLevel 25-65'.G22]" office:value-type="float" office:value="-0.00852272727272727" calcext:value-type="float">
            <text:p>-0.00852272727272727</text:p>
          </table:table-cell>
          <table:table-cell table:formula="of:=[$'BedLevel 25-25'.H22]-[$'BedLevel 25-65'.H22]" office:value-type="float" office:value="-0.00227272727272727" calcext:value-type="float">
            <text:p>-0.00227272727272727</text:p>
          </table:table-cell>
          <table:table-cell table:formula="of:=[$'BedLevel 25-25'.I22]-[$'BedLevel 25-65'.I22]" office:value-type="float" office:value="-0.00102272727272727" calcext:value-type="float">
            <text:p>-0.00102272727272727</text:p>
          </table:table-cell>
          <table:table-cell table:formula="of:=[$'BedLevel 25-25'.J22]-[$'BedLevel 25-65'.J22]" office:value-type="float" office:value="-0.00102272727272727" calcext:value-type="float">
            <text:p>-0.00102272727272727</text:p>
          </table:table-cell>
          <table:table-cell table:formula="of:=[$'BedLevel 25-25'.K22]-[$'BedLevel 25-65'.K22]" office:value-type="float" office:value="-0.00727272727272727" calcext:value-type="float">
            <text:p>-0.00727272727272727</text:p>
          </table:table-cell>
          <table:table-cell/>
          <table:table-cell office:value-type="string" calcext:value-type="string">
            <text:p>Max</text:p>
          </table:table-cell>
          <table:table-cell table:formula="of:=MAX([.A3:.K13])" office:value-type="float" office:value="0.0202272727272727" calcext:value-type="float">
            <text:p>0.0202272727272727</text:p>
          </table:table-cell>
          <table:table-cell table:number-columns-repeated="3"/>
        </table:table-row>
        <table:table-row table:style-name="ro1">
          <table:table-cell table:formula="of:=[$'BedLevel 25-25'.A23]-[$'BedLevel 25-65'.A23]" office:value-type="float" office:value="-0.00602272727272727" calcext:value-type="float">
            <text:p>-0.00602272727272727</text:p>
          </table:table-cell>
          <table:table-cell table:formula="of:=[$'BedLevel 25-25'.B23]-[$'BedLevel 25-65'.B23]" office:value-type="float" office:value="0.00272727272727273" calcext:value-type="float">
            <text:p>0.00272727272727273</text:p>
          </table:table-cell>
          <table:table-cell table:formula="of:=[$'BedLevel 25-25'.C23]-[$'BedLevel 25-65'.C23]" office:value-type="float" office:value="0.00397727272727273" calcext:value-type="float">
            <text:p>0.00397727272727273</text:p>
          </table:table-cell>
          <table:table-cell table:formula="of:=[$'BedLevel 25-25'.D23]-[$'BedLevel 25-65'.D23]" office:value-type="float" office:value="0.00397727272727273" calcext:value-type="float">
            <text:p>0.00397727272727273</text:p>
          </table:table-cell>
          <table:table-cell table:formula="of:=[$'BedLevel 25-25'.E23]-[$'BedLevel 25-65'.E23]" office:value-type="float" office:value="0.00272727272727273" calcext:value-type="float">
            <text:p>0.00272727272727273</text:p>
          </table:table-cell>
          <table:table-cell table:formula="of:=[$'BedLevel 25-25'.F23]-[$'BedLevel 25-65'.F23]" office:value-type="float" office:value="0.00147727272727273" calcext:value-type="float">
            <text:p>0.00147727272727273</text:p>
          </table:table-cell>
          <table:table-cell table:formula="of:=[$'BedLevel 25-25'.G23]-[$'BedLevel 25-65'.G23]" office:value-type="float" office:value="0.00272727272727273" calcext:value-type="float">
            <text:p>0.00272727272727273</text:p>
          </table:table-cell>
          <table:table-cell table:formula="of:=[$'BedLevel 25-25'.H23]-[$'BedLevel 25-65'.H23]" office:value-type="float" office:value="0.000227272727272736" calcext:value-type="float">
            <text:p>0.000227272727272736</text:p>
          </table:table-cell>
          <table:table-cell table:formula="of:=[$'BedLevel 25-25'.I23]-[$'BedLevel 25-65'.I23]" office:value-type="float" office:value="0.00522727272727273" calcext:value-type="float">
            <text:p>0.00522727272727273</text:p>
          </table:table-cell>
          <table:table-cell table:formula="of:=[$'BedLevel 25-25'.J23]-[$'BedLevel 25-65'.J23]" office:value-type="float" office:value="0.00272727272727273" calcext:value-type="float">
            <text:p>0.00272727272727273</text:p>
          </table:table-cell>
          <table:table-cell table:formula="of:=[$'BedLevel 25-25'.K23]-[$'BedLevel 25-65'.K23]" office:value-type="float" office:value="0.00147727272727273" calcext:value-type="float">
            <text:p>0.00147727272727273</text:p>
          </table:table-cell>
          <table:table-cell/>
          <table:table-cell office:value-type="string" calcext:value-type="string">
            <text:p>avg</text:p>
          </table:table-cell>
          <table:table-cell table:formula="of:=AVERAGE([.A3:.K13])" office:value-type="float" office:value="3.09669645298339E-018" calcext:value-type="float">
            <text:p>3.09669645298339E-18</text:p>
          </table:table-cell>
          <table:table-cell table:number-columns-repeated="3"/>
        </table:table-row>
        <table:table-row table:style-name="ro1">
          <table:table-cell table:formula="of:=[$'BedLevel 25-25'.A24]-[$'BedLevel 25-65'.A24]" office:value-type="float" office:value="-0.00352272727272727" calcext:value-type="float">
            <text:p>-0.00352272727272727</text:p>
          </table:table-cell>
          <table:table-cell table:formula="of:=[$'BedLevel 25-25'.B24]-[$'BedLevel 25-65'.B24]" office:value-type="float" office:value="0.000227272727272729" calcext:value-type="float">
            <text:p>0.000227272727272729</text:p>
          </table:table-cell>
          <table:table-cell table:formula="of:=[$'BedLevel 25-25'.C24]-[$'BedLevel 25-65'.C24]" office:value-type="float" office:value="0.00272727272727273" calcext:value-type="float">
            <text:p>0.00272727272727273</text:p>
          </table:table-cell>
          <table:table-cell table:formula="of:=[$'BedLevel 25-25'.D24]-[$'BedLevel 25-65'.D24]" office:value-type="float" office:value="0.00522727272727273" calcext:value-type="float">
            <text:p>0.00522727272727273</text:p>
          </table:table-cell>
          <table:table-cell table:formula="of:=[$'BedLevel 25-25'.E24]-[$'BedLevel 25-65'.E24]" office:value-type="float" office:value="0.00772727272727274" calcext:value-type="float">
            <text:p>0.00772727272727274</text:p>
          </table:table-cell>
          <table:table-cell table:formula="of:=[$'BedLevel 25-25'.F24]-[$'BedLevel 25-65'.F24]" office:value-type="float" office:value="0.0102272727272727" calcext:value-type="float">
            <text:p>0.0102272727272727</text:p>
          </table:table-cell>
          <table:table-cell table:formula="of:=[$'BedLevel 25-25'.G24]-[$'BedLevel 25-65'.G24]" office:value-type="float" office:value="0.0114772727272727" calcext:value-type="float">
            <text:p>0.0114772727272727</text:p>
          </table:table-cell>
          <table:table-cell table:formula="of:=[$'BedLevel 25-25'.H24]-[$'BedLevel 25-65'.H24]" office:value-type="float" office:value="0.0139772727272727" calcext:value-type="float">
            <text:p>0.0139772727272727</text:p>
          </table:table-cell>
          <table:table-cell table:formula="of:=[$'BedLevel 25-25'.I24]-[$'BedLevel 25-65'.I24]" office:value-type="float" office:value="0.0139772727272727" calcext:value-type="float">
            <text:p>0.0139772727272727</text:p>
          </table:table-cell>
          <table:table-cell table:formula="of:=[$'BedLevel 25-25'.J24]-[$'BedLevel 25-65'.J24]" office:value-type="float" office:value="0.0139772727272727" calcext:value-type="float">
            <text:p>0.0139772727272727</text:p>
          </table:table-cell>
          <table:table-cell table:formula="of:=[$'BedLevel 25-25'.K24]-[$'BedLevel 25-65'.K24]" office:value-type="float" office:value="0.0139772727272727" calcext:value-type="float">
            <text:p>0.0139772727272727</text:p>
          </table:table-cell>
          <table:table-cell table:number-columns-repeated="6"/>
        </table:table-row>
        <table:table-row table:style-name="ro1">
          <table:table-cell table:formula="of:=[$'BedLevel 25-25'.A25]-[$'BedLevel 25-65'.A25]" office:value-type="float" office:value="-0.00102272727272727" calcext:value-type="float">
            <text:p>-0.00102272727272727</text:p>
          </table:table-cell>
          <table:table-cell table:formula="of:=[$'BedLevel 25-25'.B25]-[$'BedLevel 25-65'.B25]" office:value-type="float" office:value="0.00522727272727273" calcext:value-type="float">
            <text:p>0.00522727272727273</text:p>
          </table:table-cell>
          <table:table-cell table:formula="of:=[$'BedLevel 25-25'.C25]-[$'BedLevel 25-65'.C25]" office:value-type="float" office:value="0.0114772727272727" calcext:value-type="float">
            <text:p>0.0114772727272727</text:p>
          </table:table-cell>
          <table:table-cell table:formula="of:=[$'BedLevel 25-25'.D25]-[$'BedLevel 25-65'.D25]" office:value-type="float" office:value="0.0164772727272727" calcext:value-type="float">
            <text:p>0.0164772727272727</text:p>
          </table:table-cell>
          <table:table-cell table:formula="of:=[$'BedLevel 25-25'.E25]-[$'BedLevel 25-65'.E25]" office:value-type="float" office:value="0.0189772727272727" calcext:value-type="float">
            <text:p>0.0189772727272727</text:p>
          </table:table-cell>
          <table:table-cell table:formula="of:=[$'BedLevel 25-25'.F25]-[$'BedLevel 25-65'.F25]" office:value-type="float" office:value="0.0202272727272727" calcext:value-type="float">
            <text:p>0.0202272727272727</text:p>
          </table:table-cell>
          <table:table-cell table:formula="of:=[$'BedLevel 25-25'.G25]-[$'BedLevel 25-65'.G25]" office:value-type="float" office:value="0.0202272727272727" calcext:value-type="float">
            <text:p>0.0202272727272727</text:p>
          </table:table-cell>
          <table:table-cell table:formula="of:=[$'BedLevel 25-25'.H25]-[$'BedLevel 25-65'.H25]" office:value-type="float" office:value="0.0139772727272727" calcext:value-type="float">
            <text:p>0.0139772727272727</text:p>
          </table:table-cell>
          <table:table-cell table:formula="of:=[$'BedLevel 25-25'.I25]-[$'BedLevel 25-65'.I25]" office:value-type="float" office:value="0.0127272727272727" calcext:value-type="float">
            <text:p>0.0127272727272727</text:p>
          </table:table-cell>
          <table:table-cell table:formula="of:=[$'BedLevel 25-25'.J25]-[$'BedLevel 25-65'.J25]" office:value-type="float" office:value="0.0152272727272727" calcext:value-type="float">
            <text:p>0.0152272727272727</text:p>
          </table:table-cell>
          <table:table-cell table:formula="of:=[$'BedLevel 25-25'.K25]-[$'BedLevel 25-65'.K25]" office:value-type="float" office:value="0.0139772727272727" calcext:value-type="float">
            <text:p>0.0139772727272727</text:p>
          </table:table-cell>
          <table:table-cell table:number-columns-repeated="6"/>
        </table:table-row>
        <table:table-row table:style-name="ro1">
          <table:table-cell table:formula="of:=[$'BedLevel 25-25'.A26]-[$'BedLevel 25-65'.A26]" office:value-type="float" office:value="-0.00227272727272727" calcext:value-type="float">
            <text:p>-0.00227272727272727</text:p>
          </table:table-cell>
          <table:table-cell table:formula="of:=[$'BedLevel 25-25'.B26]-[$'BedLevel 25-65'.B26]" office:value-type="float" office:value="0.00147727272727273" calcext:value-type="float">
            <text:p>0.00147727272727273</text:p>
          </table:table-cell>
          <table:table-cell table:formula="of:=[$'BedLevel 25-25'.C26]-[$'BedLevel 25-65'.C26]" office:value-type="float" office:value="0.00772727272727274" calcext:value-type="float">
            <text:p>0.00772727272727274</text:p>
          </table:table-cell>
          <table:table-cell table:formula="of:=[$'BedLevel 25-25'.D26]-[$'BedLevel 25-65'.D26]" office:value-type="float" office:value="0.0102272727272727" calcext:value-type="float">
            <text:p>0.0102272727272727</text:p>
          </table:table-cell>
          <table:table-cell table:formula="of:=[$'BedLevel 25-25'.E26]-[$'BedLevel 25-65'.E26]" office:value-type="float" office:value="0.0152272727272727" calcext:value-type="float">
            <text:p>0.0152272727272727</text:p>
          </table:table-cell>
          <table:table-cell table:formula="of:=[$'BedLevel 25-25'.F26]-[$'BedLevel 25-65'.F26]" office:value-type="float" office:value="0.0102272727272727" calcext:value-type="float">
            <text:p>0.0102272727272727</text:p>
          </table:table-cell>
          <table:table-cell table:formula="of:=[$'BedLevel 25-25'.G26]-[$'BedLevel 25-65'.G26]" office:value-type="float" office:value="0.0139772727272727" calcext:value-type="float">
            <text:p>0.0139772727272727</text:p>
          </table:table-cell>
          <table:table-cell table:formula="of:=[$'BedLevel 25-25'.H26]-[$'BedLevel 25-65'.H26]" office:value-type="float" office:value="0.0114772727272727" calcext:value-type="float">
            <text:p>0.0114772727272727</text:p>
          </table:table-cell>
          <table:table-cell table:formula="of:=[$'BedLevel 25-25'.I26]-[$'BedLevel 25-65'.I26]" office:value-type="float" office:value="0.0102272727272727" calcext:value-type="float">
            <text:p>0.0102272727272727</text:p>
          </table:table-cell>
          <table:table-cell table:formula="of:=[$'BedLevel 25-25'.J26]-[$'BedLevel 25-65'.J26]" office:value-type="float" office:value="0.0127272727272727" calcext:value-type="float">
            <text:p>0.0127272727272727</text:p>
          </table:table-cell>
          <table:table-cell table:formula="of:=[$'BedLevel 25-25'.K26]-[$'BedLevel 25-65'.K26]" office:value-type="float" office:value="0.0177272727272727" calcext:value-type="float">
            <text:p>0.0177272727272727</text:p>
          </table:table-cell>
          <table:table-cell table:number-columns-repeated="6"/>
        </table:table-row>
        <table:table-row table:style-name="ro1">
          <table:table-cell table:formula="of:=[$'BedLevel 25-25'.A27]-[$'BedLevel 25-65'.A27]" office:value-type="float" office:value="-0.00852272727272727" calcext:value-type="float">
            <text:p>-0.00852272727272727</text:p>
          </table:table-cell>
          <table:table-cell table:formula="of:=[$'BedLevel 25-25'.B27]-[$'BedLevel 25-65'.B27]" office:value-type="float" office:value="0.00147727272727273" calcext:value-type="float">
            <text:p>0.00147727272727273</text:p>
          </table:table-cell>
          <table:table-cell table:formula="of:=[$'BedLevel 25-25'.C27]-[$'BedLevel 25-65'.C27]" office:value-type="float" office:value="0.00772727272727272" calcext:value-type="float">
            <text:p>0.00772727272727272</text:p>
          </table:table-cell>
          <table:table-cell table:formula="of:=[$'BedLevel 25-25'.D27]-[$'BedLevel 25-65'.D27]" office:value-type="float" office:value="0.0127272727272727" calcext:value-type="float">
            <text:p>0.0127272727272727</text:p>
          </table:table-cell>
          <table:table-cell table:formula="of:=[$'BedLevel 25-25'.E27]-[$'BedLevel 25-65'.E27]" office:value-type="float" office:value="0.0127272727272727" calcext:value-type="float">
            <text:p>0.0127272727272727</text:p>
          </table:table-cell>
          <table:table-cell table:formula="of:=[$'BedLevel 25-25'.F27]-[$'BedLevel 25-65'.F27]" office:value-type="float" office:value="0.0139772727272727" calcext:value-type="float">
            <text:p>0.0139772727272727</text:p>
          </table:table-cell>
          <table:table-cell table:formula="of:=[$'BedLevel 25-25'.G27]-[$'BedLevel 25-65'.G27]" office:value-type="float" office:value="0.0127272727272727" calcext:value-type="float">
            <text:p>0.0127272727272727</text:p>
          </table:table-cell>
          <table:table-cell table:formula="of:=[$'BedLevel 25-25'.H27]-[$'BedLevel 25-65'.H27]" office:value-type="float" office:value="0.0102272727272727" calcext:value-type="float">
            <text:p>0.0102272727272727</text:p>
          </table:table-cell>
          <table:table-cell table:formula="of:=[$'BedLevel 25-25'.I27]-[$'BedLevel 25-65'.I27]" office:value-type="float" office:value="0.00897727272727273" calcext:value-type="float">
            <text:p>0.00897727272727273</text:p>
          </table:table-cell>
          <table:table-cell table:formula="of:=[$'BedLevel 25-25'.J27]-[$'BedLevel 25-65'.J27]" office:value-type="float" office:value="0.00772727272727273" calcext:value-type="float">
            <text:p>0.00772727272727273</text:p>
          </table:table-cell>
          <table:table-cell table:formula="of:=[$'BedLevel 25-25'.K27]-[$'BedLevel 25-65'.K27]" office:value-type="float" office:value="0.0102272727272727" calcext:value-type="float">
            <text:p>0.0102272727272727</text:p>
          </table:table-cell>
          <table:table-cell table:number-columns-repeated="6"/>
        </table:table-row>
        <table:table-row table:style-name="ro1">
          <table:table-cell table:formula="of:=[$'BedLevel 25-25'.A28]-[$'BedLevel 25-65'.A28]" office:value-type="float" office:value="-0.00977272727272727" calcext:value-type="float">
            <text:p>-0.00977272727272727</text:p>
          </table:table-cell>
          <table:table-cell table:formula="of:=[$'BedLevel 25-25'.B28]-[$'BedLevel 25-65'.B28]" office:value-type="float" office:value="-0.00102272727272727" calcext:value-type="float">
            <text:p>-0.00102272727272727</text:p>
          </table:table-cell>
          <table:table-cell table:formula="of:=[$'BedLevel 25-25'.C28]-[$'BedLevel 25-65'.C28]" office:value-type="float" office:value="0.000227272727272743" calcext:value-type="float">
            <text:p>0.000227272727272743</text:p>
          </table:table-cell>
          <table:table-cell table:formula="of:=[$'BedLevel 25-25'.D28]-[$'BedLevel 25-65'.D28]" office:value-type="float" office:value="0.00272727272727272" calcext:value-type="float">
            <text:p>0.00272727272727272</text:p>
          </table:table-cell>
          <table:table-cell table:formula="of:=[$'BedLevel 25-25'.E28]-[$'BedLevel 25-65'.E28]" office:value-type="float" office:value="0.00522727272727273" calcext:value-type="float">
            <text:p>0.00522727272727273</text:p>
          </table:table-cell>
          <table:table-cell table:formula="of:=[$'BedLevel 25-25'.F28]-[$'BedLevel 25-65'.F28]" office:value-type="float" office:value="0.00272727272727273" calcext:value-type="float">
            <text:p>0.00272727272727273</text:p>
          </table:table-cell>
          <table:table-cell table:formula="of:=[$'BedLevel 25-25'.G28]-[$'BedLevel 25-65'.G28]" office:value-type="float" office:value="0.00397727272727273" calcext:value-type="float">
            <text:p>0.00397727272727273</text:p>
          </table:table-cell>
          <table:table-cell table:formula="of:=[$'BedLevel 25-25'.H28]-[$'BedLevel 25-65'.H28]" office:value-type="float" office:value="0.00522727272727273" calcext:value-type="float">
            <text:p>0.00522727272727273</text:p>
          </table:table-cell>
          <table:table-cell table:formula="of:=[$'BedLevel 25-25'.I28]-[$'BedLevel 25-65'.I28]" office:value-type="float" office:value="0.00522727272727273" calcext:value-type="float">
            <text:p>0.00522727272727273</text:p>
          </table:table-cell>
          <table:table-cell table:formula="of:=[$'BedLevel 25-25'.J28]-[$'BedLevel 25-65'.J28]" office:value-type="float" office:value="0.00147727272727273" calcext:value-type="float">
            <text:p>0.00147727272727273</text:p>
          </table:table-cell>
          <table:table-cell table:formula="of:=[$'BedLevel 25-25'.K28]-[$'BedLevel 25-65'.K28]" office:value-type="float" office:value="-0.00102272727272727" calcext:value-type="float">
            <text:p>-0.00102272727272727</text:p>
          </table:table-cell>
          <table:table-cell table:number-columns-repeated="6"/>
        </table:table-row>
        <table:table-row table:style-name="ro1">
          <table:table-cell table:formula="of:=[$'BedLevel 25-25'.A29]-[$'BedLevel 25-65'.A29]" office:value-type="float" office:value="-0.0160227272727273" calcext:value-type="float">
            <text:p>-0.0160227272727273</text:p>
          </table:table-cell>
          <table:table-cell table:formula="of:=[$'BedLevel 25-25'.B29]-[$'BedLevel 25-65'.B29]" office:value-type="float" office:value="-0.00477272727272726" calcext:value-type="float">
            <text:p>-0.00477272727272726</text:p>
          </table:table-cell>
          <table:table-cell table:formula="of:=[$'BedLevel 25-25'.C29]-[$'BedLevel 25-65'.C29]" office:value-type="float" office:value="0.000227272727272729" calcext:value-type="float">
            <text:p>0.000227272727272729</text:p>
          </table:table-cell>
          <table:table-cell table:formula="of:=[$'BedLevel 25-25'.D29]-[$'BedLevel 25-65'.D29]" office:value-type="float" office:value="0.00272727272727273" calcext:value-type="float">
            <text:p>0.00272727272727273</text:p>
          </table:table-cell>
          <table:table-cell table:formula="of:=[$'BedLevel 25-25'.E29]-[$'BedLevel 25-65'.E29]" office:value-type="float" office:value="0.00522727272727273" calcext:value-type="float">
            <text:p>0.00522727272727273</text:p>
          </table:table-cell>
          <table:table-cell table:formula="of:=[$'BedLevel 25-25'.F29]-[$'BedLevel 25-65'.F29]" office:value-type="float" office:value="0.00522727272727273" calcext:value-type="float">
            <text:p>0.00522727272727273</text:p>
          </table:table-cell>
          <table:table-cell table:formula="of:=[$'BedLevel 25-25'.G29]-[$'BedLevel 25-65'.G29]" office:value-type="float" office:value="0.00522727272727273" calcext:value-type="float">
            <text:p>0.00522727272727273</text:p>
          </table:table-cell>
          <table:table-cell table:formula="of:=[$'BedLevel 25-25'.H29]-[$'BedLevel 25-65'.H29]" office:value-type="float" office:value="0.00397727272727273" calcext:value-type="float">
            <text:p>0.00397727272727273</text:p>
          </table:table-cell>
          <table:table-cell table:formula="of:=[$'BedLevel 25-25'.I29]-[$'BedLevel 25-65'.I29]" office:value-type="float" office:value="0.00522727272727273" calcext:value-type="float">
            <text:p>0.00522727272727273</text:p>
          </table:table-cell>
          <table:table-cell table:formula="of:=[$'BedLevel 25-25'.J29]-[$'BedLevel 25-65'.J29]" office:value-type="float" office:value="0.00147727272727273" calcext:value-type="float">
            <text:p>0.00147727272727273</text:p>
          </table:table-cell>
          <table:table-cell table:formula="of:=[$'BedLevel 25-25'.K29]-[$'BedLevel 25-65'.K29]" office:value-type="float" office:value="-0.00477272727272728" calcext:value-type="float">
            <text:p>-0.00477272727272728</text:p>
          </table:table-cell>
          <table:table-cell table:number-columns-repeated="6"/>
        </table:table-row>
        <table:table-row table:style-name="ro1">
          <table:table-cell table:formula="of:=[$'BedLevel 25-25'.A30]-[$'BedLevel 25-65'.A30]" office:value-type="float" office:value="-0.0247727272727273" calcext:value-type="float">
            <text:p>-0.0247727272727273</text:p>
          </table:table-cell>
          <table:table-cell table:formula="of:=[$'BedLevel 25-25'.B30]-[$'BedLevel 25-65'.B30]" office:value-type="float" office:value="-0.0147727272727273" calcext:value-type="float">
            <text:p>-0.0147727272727273</text:p>
          </table:table-cell>
          <table:table-cell table:formula="of:=[$'BedLevel 25-25'.C30]-[$'BedLevel 25-65'.C30]" office:value-type="float" office:value="-0.00977272727272727" calcext:value-type="float">
            <text:p>-0.00977272727272727</text:p>
          </table:table-cell>
          <table:table-cell table:formula="of:=[$'BedLevel 25-25'.D30]-[$'BedLevel 25-65'.D30]" office:value-type="float" office:value="-0.00602272727272727" calcext:value-type="float">
            <text:p>-0.00602272727272727</text:p>
          </table:table-cell>
          <table:table-cell table:formula="of:=[$'BedLevel 25-25'.E30]-[$'BedLevel 25-65'.E30]" office:value-type="float" office:value="-0.00852272727272727" calcext:value-type="float">
            <text:p>-0.00852272727272727</text:p>
          </table:table-cell>
          <table:table-cell table:formula="of:=[$'BedLevel 25-25'.F30]-[$'BedLevel 25-65'.F30]" office:value-type="float" office:value="-0.00602272727272727" calcext:value-type="float">
            <text:p>-0.00602272727272727</text:p>
          </table:table-cell>
          <table:table-cell table:formula="of:=[$'BedLevel 25-25'.G30]-[$'BedLevel 25-65'.G30]" office:value-type="float" office:value="-0.00477272727272727" calcext:value-type="float">
            <text:p>-0.00477272727272727</text:p>
          </table:table-cell>
          <table:table-cell table:formula="of:=[$'BedLevel 25-25'.H30]-[$'BedLevel 25-65'.H30]" office:value-type="float" office:value="-0.00977272727272727" calcext:value-type="float">
            <text:p>-0.00977272727272727</text:p>
          </table:table-cell>
          <table:table-cell table:formula="of:=[$'BedLevel 25-25'.I30]-[$'BedLevel 25-65'.I30]" office:value-type="float" office:value="-0.0110227272727273" calcext:value-type="float">
            <text:p>-0.0110227272727273</text:p>
          </table:table-cell>
          <table:table-cell table:formula="of:=[$'BedLevel 25-25'.J30]-[$'BedLevel 25-65'.J30]" office:value-type="float" office:value="-0.0160227272727273" calcext:value-type="float">
            <text:p>-0.0160227272727273</text:p>
          </table:table-cell>
          <table:table-cell table:formula="of:=[$'BedLevel 25-25'.K30]-[$'BedLevel 25-65'.K30]" office:value-type="float" office:value="-0.0185227272727273" calcext:value-type="float">
            <text:p>-0.0185227272727273</text:p>
          </table:table-cell>
          <table:table-cell table:number-columns-repeated="6"/>
        </table:table-row>
        <table:table-row table:style-name="ro1">
          <table:table-cell table:formula="of:=[$'BedLevel 25-25'.A31]-[$'BedLevel 25-65'.A31]" office:value-type="float" office:value="-0.0285227272727273" calcext:value-type="float">
            <text:p>-0.0285227272727273</text:p>
          </table:table-cell>
          <table:table-cell table:formula="of:=[$'BedLevel 25-25'.B31]-[$'BedLevel 25-65'.B31]" office:value-type="float" office:value="-0.0135227272727273" calcext:value-type="float">
            <text:p>-0.0135227272727273</text:p>
          </table:table-cell>
          <table:table-cell table:formula="of:=[$'BedLevel 25-25'.C31]-[$'BedLevel 25-65'.C31]" office:value-type="float" office:value="-0.0122727272727273" calcext:value-type="float">
            <text:p>-0.0122727272727273</text:p>
          </table:table-cell>
          <table:table-cell table:formula="of:=[$'BedLevel 25-25'.D31]-[$'BedLevel 25-65'.D31]" office:value-type="float" office:value="-0.00852272727272727" calcext:value-type="float">
            <text:p>-0.00852272727272727</text:p>
          </table:table-cell>
          <table:table-cell table:formula="of:=[$'BedLevel 25-25'.E31]-[$'BedLevel 25-65'.E31]" office:value-type="float" office:value="-0.00602272727272728" calcext:value-type="float">
            <text:p>-0.00602272727272728</text:p>
          </table:table-cell>
          <table:table-cell table:formula="of:=[$'BedLevel 25-25'.F31]-[$'BedLevel 25-65'.F31]" office:value-type="float" office:value="-0.00477272727272726" calcext:value-type="float">
            <text:p>-0.00477272727272726</text:p>
          </table:table-cell>
          <table:table-cell table:formula="of:=[$'BedLevel 25-25'.G31]-[$'BedLevel 25-65'.G31]" office:value-type="float" office:value="-0.00727272727272727" calcext:value-type="float">
            <text:p>-0.00727272727272727</text:p>
          </table:table-cell>
          <table:table-cell table:formula="of:=[$'BedLevel 25-25'.H31]-[$'BedLevel 25-65'.H31]" office:value-type="float" office:value="-0.00602272727272727" calcext:value-type="float">
            <text:p>-0.00602272727272727</text:p>
          </table:table-cell>
          <table:table-cell table:formula="of:=[$'BedLevel 25-25'.I31]-[$'BedLevel 25-65'.I31]" office:value-type="float" office:value="-0.0122727272727273" calcext:value-type="float">
            <text:p>-0.0122727272727273</text:p>
          </table:table-cell>
          <table:table-cell table:formula="of:=[$'BedLevel 25-25'.J31]-[$'BedLevel 25-65'.J31]" office:value-type="float" office:value="-0.0185227272727273" calcext:value-type="float">
            <text:p>-0.0185227272727273</text:p>
          </table:table-cell>
          <table:table-cell table:formula="of:=[$'BedLevel 25-25'.K31]-[$'BedLevel 25-65'.K31]" office:value-type="float" office:value="-0.0235227272727273" calcext:value-type="float">
            <text:p>-0.023522727272727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lta 25-25, 200-65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$'BedLevel 25-25'.A21]-[$'BedLevel 200-65'.A21]" office:value-type="float" office:value="0.0260692148760331" calcext:value-type="float">
            <text:p>0.0260692148760331</text:p>
          </table:table-cell>
          <table:table-cell table:formula="of:=[$'BedLevel 25-25'.B21]-[$'BedLevel 200-65'.B21]" office:value-type="float" office:value="0.0223192148760331" calcext:value-type="float">
            <text:p>0.0223192148760331</text:p>
          </table:table-cell>
          <table:table-cell table:formula="of:=[$'BedLevel 25-25'.C21]-[$'BedLevel 200-65'.C21]" office:value-type="float" office:value="0.014819214876033" calcext:value-type="float">
            <text:p>0.014819214876033</text:p>
          </table:table-cell>
          <table:table-cell table:formula="of:=[$'BedLevel 25-25'.D21]-[$'BedLevel 200-65'.D21]" office:value-type="float" office:value="0.0173192148760331" calcext:value-type="float">
            <text:p>0.0173192148760331</text:p>
          </table:table-cell>
          <table:table-cell table:formula="of:=[$'BedLevel 25-25'.E21]-[$'BedLevel 200-65'.E21]" office:value-type="float" office:value="0.0148192148760331" calcext:value-type="float">
            <text:p>0.0148192148760331</text:p>
          </table:table-cell>
          <table:table-cell table:formula="of:=[$'BedLevel 25-25'.F21]-[$'BedLevel 200-65'.F21]" office:value-type="float" office:value="0.0110692148760331" calcext:value-type="float">
            <text:p>0.0110692148760331</text:p>
          </table:table-cell>
          <table:table-cell table:formula="of:=[$'BedLevel 25-25'.G21]-[$'BedLevel 200-65'.G21]" office:value-type="float" office:value="0.0135692148760331" calcext:value-type="float">
            <text:p>0.0135692148760331</text:p>
          </table:table-cell>
          <table:table-cell table:formula="of:=[$'BedLevel 25-25'.H21]-[$'BedLevel 200-65'.H21]" office:value-type="float" office:value="0.0135692148760331" calcext:value-type="float">
            <text:p>0.0135692148760331</text:p>
          </table:table-cell>
          <table:table-cell table:formula="of:=[$'BedLevel 25-25'.I21]-[$'BedLevel 200-65'.I21]" office:value-type="float" office:value="0.0210692148760331" calcext:value-type="float">
            <text:p>0.0210692148760331</text:p>
          </table:table-cell>
          <table:table-cell table:formula="of:=[$'BedLevel 25-25'.J21]-[$'BedLevel 200-65'.J21]" office:value-type="float" office:value="0.0223192148760331" calcext:value-type="float">
            <text:p>0.0223192148760331</text:p>
          </table:table-cell>
          <table:table-cell table:formula="of:=[$'BedLevel 25-25'.K21]-[$'BedLevel 200-65'.K21]" office:value-type="float" office:value="0.0148192148760331" calcext:value-type="float">
            <text:p>0.0148192148760331</text:p>
          </table:table-cell>
          <table:table-cell/>
          <table:table-cell office:value-type="string" calcext:value-type="string">
            <text:p>Min</text:p>
          </table:table-cell>
          <table:table-cell table:formula="of:=MIN([.A17:.K27])" office:value-type="float" office:value="-0.0489307851239669" calcext:value-type="float">
            <text:p>-0.0489307851239669</text:p>
          </table:table-cell>
          <table:table-cell table:number-columns-repeated="3"/>
        </table:table-row>
        <table:table-row table:style-name="ro1">
          <table:table-cell table:formula="of:=[$'BedLevel 25-25'.A22]-[$'BedLevel 200-65'.A22]" office:value-type="float" office:value="0.0160692148760331" calcext:value-type="float">
            <text:p>0.0160692148760331</text:p>
          </table:table-cell>
          <table:table-cell table:formula="of:=[$'BedLevel 25-25'.B22]-[$'BedLevel 200-65'.B22]" office:value-type="float" office:value="0.0198192148760331" calcext:value-type="float">
            <text:p>0.0198192148760331</text:p>
          </table:table-cell>
          <table:table-cell table:formula="of:=[$'BedLevel 25-25'.C22]-[$'BedLevel 200-65'.C22]" office:value-type="float" office:value="0.0223192148760331" calcext:value-type="float">
            <text:p>0.0223192148760331</text:p>
          </table:table-cell>
          <table:table-cell table:formula="of:=[$'BedLevel 25-25'.D22]-[$'BedLevel 200-65'.D22]" office:value-type="float" office:value="0.0235692148760331" calcext:value-type="float">
            <text:p>0.0235692148760331</text:p>
          </table:table-cell>
          <table:table-cell table:formula="of:=[$'BedLevel 25-25'.E22]-[$'BedLevel 200-65'.E22]" office:value-type="float" office:value="0.0223192148760331" calcext:value-type="float">
            <text:p>0.0223192148760331</text:p>
          </table:table-cell>
          <table:table-cell table:formula="of:=[$'BedLevel 25-25'.F22]-[$'BedLevel 200-65'.F22]" office:value-type="float" office:value="0.0285692148760331" calcext:value-type="float">
            <text:p>0.0285692148760331</text:p>
          </table:table-cell>
          <table:table-cell table:formula="of:=[$'BedLevel 25-25'.G22]-[$'BedLevel 200-65'.G22]" office:value-type="float" office:value="0.0235692148760331" calcext:value-type="float">
            <text:p>0.0235692148760331</text:p>
          </table:table-cell>
          <table:table-cell table:formula="of:=[$'BedLevel 25-25'.H22]-[$'BedLevel 200-65'.H22]" office:value-type="float" office:value="0.0273192148760331" calcext:value-type="float">
            <text:p>0.0273192148760331</text:p>
          </table:table-cell>
          <table:table-cell table:formula="of:=[$'BedLevel 25-25'.I22]-[$'BedLevel 200-65'.I22]" office:value-type="float" office:value="0.0285692148760331" calcext:value-type="float">
            <text:p>0.0285692148760331</text:p>
          </table:table-cell>
          <table:table-cell table:formula="of:=[$'BedLevel 25-25'.J22]-[$'BedLevel 200-65'.J22]" office:value-type="float" office:value="0.0310692148760331" calcext:value-type="float">
            <text:p>0.0310692148760331</text:p>
          </table:table-cell>
          <table:table-cell table:formula="of:=[$'BedLevel 25-25'.K22]-[$'BedLevel 200-65'.K22]" office:value-type="float" office:value="0.0248192148760331" calcext:value-type="float">
            <text:p>0.0248192148760331</text:p>
          </table:table-cell>
          <table:table-cell/>
          <table:table-cell office:value-type="string" calcext:value-type="string">
            <text:p>Max</text:p>
          </table:table-cell>
          <table:table-cell table:formula="of:=MAX([.A17:.K27])" office:value-type="float" office:value="0.0360692148760331" calcext:value-type="float">
            <text:p>0.0360692148760331</text:p>
          </table:table-cell>
          <table:table-cell table:number-columns-repeated="3"/>
        </table:table-row>
        <table:table-row table:style-name="ro1">
          <table:table-cell table:formula="of:=[$'BedLevel 25-25'.A23]-[$'BedLevel 200-65'.A23]" office:value-type="float" office:value="0.0223192148760331" calcext:value-type="float">
            <text:p>0.0223192148760331</text:p>
          </table:table-cell>
          <table:table-cell table:formula="of:=[$'BedLevel 25-25'.B23]-[$'BedLevel 200-65'.B23]" office:value-type="float" office:value="0.0273192148760331" calcext:value-type="float">
            <text:p>0.0273192148760331</text:p>
          </table:table-cell>
          <table:table-cell table:formula="of:=[$'BedLevel 25-25'.C23]-[$'BedLevel 200-65'.C23]" office:value-type="float" office:value="0.0210692148760331" calcext:value-type="float">
            <text:p>0.0210692148760331</text:p>
          </table:table-cell>
          <table:table-cell table:formula="of:=[$'BedLevel 25-25'.D23]-[$'BedLevel 200-65'.D23]" office:value-type="float" office:value="0.0248192148760331" calcext:value-type="float">
            <text:p>0.0248192148760331</text:p>
          </table:table-cell>
          <table:table-cell table:formula="of:=[$'BedLevel 25-25'.E23]-[$'BedLevel 200-65'.E23]" office:value-type="float" office:value="0.0198192148760331" calcext:value-type="float">
            <text:p>0.0198192148760331</text:p>
          </table:table-cell>
          <table:table-cell table:formula="of:=[$'BedLevel 25-25'.F23]-[$'BedLevel 200-65'.F23]" office:value-type="float" office:value="0.0223192148760331" calcext:value-type="float">
            <text:p>0.0223192148760331</text:p>
          </table:table-cell>
          <table:table-cell table:formula="of:=[$'BedLevel 25-25'.G23]-[$'BedLevel 200-65'.G23]" office:value-type="float" office:value="0.0260692148760331" calcext:value-type="float">
            <text:p>0.0260692148760331</text:p>
          </table:table-cell>
          <table:table-cell table:formula="of:=[$'BedLevel 25-25'.H23]-[$'BedLevel 200-65'.H23]" office:value-type="float" office:value="0.0248192148760331" calcext:value-type="float">
            <text:p>0.0248192148760331</text:p>
          </table:table-cell>
          <table:table-cell table:formula="of:=[$'BedLevel 25-25'.I23]-[$'BedLevel 200-65'.I23]" office:value-type="float" office:value="0.0260692148760331" calcext:value-type="float">
            <text:p>0.0260692148760331</text:p>
          </table:table-cell>
          <table:table-cell table:formula="of:=[$'BedLevel 25-25'.J23]-[$'BedLevel 200-65'.J23]" office:value-type="float" office:value="0.0285692148760331" calcext:value-type="float">
            <text:p>0.0285692148760331</text:p>
          </table:table-cell>
          <table:table-cell table:formula="of:=[$'BedLevel 25-25'.K23]-[$'BedLevel 200-65'.K23]" office:value-type="float" office:value="0.0260692148760331" calcext:value-type="float">
            <text:p>0.0260692148760331</text:p>
          </table:table-cell>
          <table:table-cell/>
          <table:table-cell office:value-type="string" calcext:value-type="string">
            <text:p>avg</text:p>
          </table:table-cell>
          <table:table-cell table:formula="of:=AVERAGE([.A17:.K27])" office:value-type="float" office:value="-0.0000878099173553713" calcext:value-type="float">
            <text:p>-8.78099173553713E-05</text:p>
          </table:table-cell>
          <table:table-cell/>
          <table:table-cell office:value-type="string" calcext:value-type="string">
            <text:p>Thermal Offset</text:p>
          </table:table-cell>
          <table:table-cell table:formula="of:=[$'BedLevel 25-25'.E4]-[$'BedLevel 200-65'.E3]" office:value-type="float" office:value="-0.0448192148760331" calcext:value-type="float">
            <text:p>-0.0448192148760331</text:p>
          </table:table-cell>
        </table:table-row>
        <table:table-row table:style-name="ro1">
          <table:table-cell table:formula="of:=[$'BedLevel 25-25'.A24]-[$'BedLevel 200-65'.A24]" office:value-type="float" office:value="0.00856921487603306" calcext:value-type="float">
            <text:p>0.00856921487603306</text:p>
          </table:table-cell>
          <table:table-cell table:formula="of:=[$'BedLevel 25-25'.B24]-[$'BedLevel 200-65'.B24]" office:value-type="float" office:value="0.0110692148760331" calcext:value-type="float">
            <text:p>0.0110692148760331</text:p>
          </table:table-cell>
          <table:table-cell table:formula="of:=[$'BedLevel 25-25'.C24]-[$'BedLevel 200-65'.C24]" office:value-type="float" office:value="0.0185692148760331" calcext:value-type="float">
            <text:p>0.0185692148760331</text:p>
          </table:table-cell>
          <table:table-cell table:formula="of:=[$'BedLevel 25-25'.D24]-[$'BedLevel 200-65'.D24]" office:value-type="float" office:value="0.0160692148760331" calcext:value-type="float">
            <text:p>0.0160692148760331</text:p>
          </table:table-cell>
          <table:table-cell table:formula="of:=[$'BedLevel 25-25'.E24]-[$'BedLevel 200-65'.E24]" office:value-type="float" office:value="0.0198192148760331" calcext:value-type="float">
            <text:p>0.0198192148760331</text:p>
          </table:table-cell>
          <table:table-cell table:formula="of:=[$'BedLevel 25-25'.F24]-[$'BedLevel 200-65'.F24]" office:value-type="float" office:value="0.0223192148760331" calcext:value-type="float">
            <text:p>0.0223192148760331</text:p>
          </table:table-cell>
          <table:table-cell table:formula="of:=[$'BedLevel 25-25'.G24]-[$'BedLevel 200-65'.G24]" office:value-type="float" office:value="0.0248192148760331" calcext:value-type="float">
            <text:p>0.0248192148760331</text:p>
          </table:table-cell>
          <table:table-cell table:formula="of:=[$'BedLevel 25-25'.H24]-[$'BedLevel 200-65'.H24]" office:value-type="float" office:value="0.0285692148760331" calcext:value-type="float">
            <text:p>0.0285692148760331</text:p>
          </table:table-cell>
          <table:table-cell table:formula="of:=[$'BedLevel 25-25'.I24]-[$'BedLevel 200-65'.I24]" office:value-type="float" office:value="0.0323192148760331" calcext:value-type="float">
            <text:p>0.0323192148760331</text:p>
          </table:table-cell>
          <table:table-cell table:formula="of:=[$'BedLevel 25-25'.J24]-[$'BedLevel 200-65'.J24]" office:value-type="float" office:value="0.0360692148760331" calcext:value-type="float">
            <text:p>0.0360692148760331</text:p>
          </table:table-cell>
          <table:table-cell table:formula="of:=[$'BedLevel 25-25'.K24]-[$'BedLevel 200-65'.K24]" office:value-type="float" office:value="0.0360692148760331" calcext:value-type="float">
            <text:p>0.0360692148760331</text:p>
          </table:table-cell>
          <table:table-cell table:number-columns-repeated="6"/>
        </table:table-row>
        <table:table-row table:style-name="ro1">
          <table:table-cell table:formula="of:=[$'BedLevel 25-25'.A25]-[$'BedLevel 200-65'.A25]" office:value-type="float" office:value="0.0110692148760331" calcext:value-type="float">
            <text:p>0.0110692148760331</text:p>
          </table:table-cell>
          <table:table-cell table:formula="of:=[$'BedLevel 25-25'.B25]-[$'BedLevel 200-65'.B25]" office:value-type="float" office:value="0.0123192148760331" calcext:value-type="float">
            <text:p>0.0123192148760331</text:p>
          </table:table-cell>
          <table:table-cell table:formula="of:=[$'BedLevel 25-25'.C25]-[$'BedLevel 200-65'.C25]" office:value-type="float" office:value="0.0123192148760331" calcext:value-type="float">
            <text:p>0.0123192148760331</text:p>
          </table:table-cell>
          <table:table-cell table:formula="of:=[$'BedLevel 25-25'.D25]-[$'BedLevel 200-65'.D25]" office:value-type="float" office:value="0.0160692148760331" calcext:value-type="float">
            <text:p>0.0160692148760331</text:p>
          </table:table-cell>
          <table:table-cell table:formula="of:=[$'BedLevel 25-25'.E25]-[$'BedLevel 200-65'.E25]" office:value-type="float" office:value="0.0148192148760331" calcext:value-type="float">
            <text:p>0.0148192148760331</text:p>
          </table:table-cell>
          <table:table-cell table:formula="of:=[$'BedLevel 25-25'.F25]-[$'BedLevel 200-65'.F25]" office:value-type="float" office:value="0.0185692148760331" calcext:value-type="float">
            <text:p>0.0185692148760331</text:p>
          </table:table-cell>
          <table:table-cell table:formula="of:=[$'BedLevel 25-25'.G25]-[$'BedLevel 200-65'.G25]" office:value-type="float" office:value="0.0160692148760331" calcext:value-type="float">
            <text:p>0.0160692148760331</text:p>
          </table:table-cell>
          <table:table-cell table:formula="of:=[$'BedLevel 25-25'.H25]-[$'BedLevel 200-65'.H25]" office:value-type="float" office:value="0.0110692148760331" calcext:value-type="float">
            <text:p>0.0110692148760331</text:p>
          </table:table-cell>
          <table:table-cell table:formula="of:=[$'BedLevel 25-25'.I25]-[$'BedLevel 200-65'.I25]" office:value-type="float" office:value="0.0148192148760331" calcext:value-type="float">
            <text:p>0.0148192148760331</text:p>
          </table:table-cell>
          <table:table-cell table:formula="of:=[$'BedLevel 25-25'.J25]-[$'BedLevel 200-65'.J25]" office:value-type="float" office:value="0.0210692148760331" calcext:value-type="float">
            <text:p>0.0210692148760331</text:p>
          </table:table-cell>
          <table:table-cell table:formula="of:=[$'BedLevel 25-25'.K25]-[$'BedLevel 200-65'.K25]" office:value-type="float" office:value="0.0248192148760331" calcext:value-type="float">
            <text:p>0.0248192148760331</text:p>
          </table:table-cell>
          <table:table-cell table:number-columns-repeated="6"/>
        </table:table-row>
        <table:table-row table:style-name="ro1">
          <table:table-cell table:formula="of:=[$'BedLevel 25-25'.A26]-[$'BedLevel 200-65'.A26]" office:value-type="float" office:value="-0.00893078512396694" calcext:value-type="float">
            <text:p>-0.00893078512396694</text:p>
          </table:table-cell>
          <table:table-cell table:formula="of:=[$'BedLevel 25-25'.B26]-[$'BedLevel 200-65'.B26]" office:value-type="float" office:value="-0.00393078512396694" calcext:value-type="float">
            <text:p>-0.00393078512396694</text:p>
          </table:table-cell>
          <table:table-cell table:formula="of:=[$'BedLevel 25-25'.C26]-[$'BedLevel 200-65'.C26]" office:value-type="float" office:value="-0.00268078512396694" calcext:value-type="float">
            <text:p>-0.00268078512396694</text:p>
          </table:table-cell>
          <table:table-cell table:formula="of:=[$'BedLevel 25-25'.D26]-[$'BedLevel 200-65'.D26]" office:value-type="float" office:value="0.00231921487603306" calcext:value-type="float">
            <text:p>0.00231921487603306</text:p>
          </table:table-cell>
          <table:table-cell table:formula="of:=[$'BedLevel 25-25'.E26]-[$'BedLevel 200-65'.E26]" office:value-type="float" office:value="0.00731921487603306" calcext:value-type="float">
            <text:p>0.00731921487603306</text:p>
          </table:table-cell>
          <table:table-cell table:formula="of:=[$'BedLevel 25-25'.F26]-[$'BedLevel 200-65'.F26]" office:value-type="float" office:value="0.00856921487603306" calcext:value-type="float">
            <text:p>0.00856921487603306</text:p>
          </table:table-cell>
          <table:table-cell table:formula="of:=[$'BedLevel 25-25'.G26]-[$'BedLevel 200-65'.G26]" office:value-type="float" office:value="0.0123192148760331" calcext:value-type="float">
            <text:p>0.0123192148760331</text:p>
          </table:table-cell>
          <table:table-cell table:formula="of:=[$'BedLevel 25-25'.H26]-[$'BedLevel 200-65'.H26]" office:value-type="float" office:value="0.0110692148760331" calcext:value-type="float">
            <text:p>0.0110692148760331</text:p>
          </table:table-cell>
          <table:table-cell table:formula="of:=[$'BedLevel 25-25'.I26]-[$'BedLevel 200-65'.I26]" office:value-type="float" office:value="0.0160692148760331" calcext:value-type="float">
            <text:p>0.0160692148760331</text:p>
          </table:table-cell>
          <table:table-cell table:formula="of:=[$'BedLevel 25-25'.J26]-[$'BedLevel 200-65'.J26]" office:value-type="float" office:value="0.0210692148760331" calcext:value-type="float">
            <text:p>0.0210692148760331</text:p>
          </table:table-cell>
          <table:table-cell table:formula="of:=[$'BedLevel 25-25'.K26]-[$'BedLevel 200-65'.K26]" office:value-type="float" office:value="0.0235692148760331" calcext:value-type="float">
            <text:p>0.0235692148760331</text:p>
          </table:table-cell>
          <table:table-cell table:number-columns-repeated="6"/>
        </table:table-row>
        <table:table-row table:style-name="ro1">
          <table:table-cell table:formula="of:=[$'BedLevel 25-25'.A27]-[$'BedLevel 200-65'.A27]" office:value-type="float" office:value="-0.0164307851239669" calcext:value-type="float">
            <text:p>-0.0164307851239669</text:p>
          </table:table-cell>
          <table:table-cell table:formula="of:=[$'BedLevel 25-25'.B27]-[$'BedLevel 200-65'.B27]" office:value-type="float" office:value="-0.00768078512396694" calcext:value-type="float">
            <text:p>-0.00768078512396694</text:p>
          </table:table-cell>
          <table:table-cell table:formula="of:=[$'BedLevel 25-25'.C27]-[$'BedLevel 200-65'.C27]" office:value-type="float" office:value="-0.00643078512396694" calcext:value-type="float">
            <text:p>-0.00643078512396694</text:p>
          </table:table-cell>
          <table:table-cell table:formula="of:=[$'BedLevel 25-25'.D27]-[$'BedLevel 200-65'.D27]" office:value-type="float" office:value="-0.00143078512396694" calcext:value-type="float">
            <text:p>-0.00143078512396694</text:p>
          </table:table-cell>
          <table:table-cell table:formula="of:=[$'BedLevel 25-25'.E27]-[$'BedLevel 200-65'.E27]" office:value-type="float" office:value="-0.00018078512396694" calcext:value-type="float">
            <text:p>-0.00018078512396694</text:p>
          </table:table-cell>
          <table:table-cell table:formula="of:=[$'BedLevel 25-25'.F27]-[$'BedLevel 200-65'.F27]" office:value-type="float" office:value="-0.00393078512396694" calcext:value-type="float">
            <text:p>-0.00393078512396694</text:p>
          </table:table-cell>
          <table:table-cell table:formula="of:=[$'BedLevel 25-25'.G27]-[$'BedLevel 200-65'.G27]" office:value-type="float" office:value="-0.00518078512396695" calcext:value-type="float">
            <text:p>-0.00518078512396695</text:p>
          </table:table-cell>
          <table:table-cell table:formula="of:=[$'BedLevel 25-25'.H27]-[$'BedLevel 200-65'.H27]" office:value-type="float" office:value="-0.00893078512396694" calcext:value-type="float">
            <text:p>-0.00893078512396694</text:p>
          </table:table-cell>
          <table:table-cell table:formula="of:=[$'BedLevel 25-25'.I27]-[$'BedLevel 200-65'.I27]" office:value-type="float" office:value="-0.00643078512396694" calcext:value-type="float">
            <text:p>-0.00643078512396694</text:p>
          </table:table-cell>
          <table:table-cell table:formula="of:=[$'BedLevel 25-25'.J27]-[$'BedLevel 200-65'.J27]" office:value-type="float" office:value="-0.00643078512396694" calcext:value-type="float">
            <text:p>-0.00643078512396694</text:p>
          </table:table-cell>
          <table:table-cell table:formula="of:=[$'BedLevel 25-25'.K27]-[$'BedLevel 200-65'.K27]" office:value-type="float" office:value="0.00231921487603306" calcext:value-type="float">
            <text:p>0.00231921487603306</text:p>
          </table:table-cell>
          <table:table-cell table:number-columns-repeated="6"/>
        </table:table-row>
        <table:table-row table:style-name="ro1">
          <table:table-cell table:formula="of:=[$'BedLevel 25-25'.A28]-[$'BedLevel 200-65'.A28]" office:value-type="float" office:value="-0.0189307851239669" calcext:value-type="float">
            <text:p>-0.0189307851239669</text:p>
          </table:table-cell>
          <table:table-cell table:formula="of:=[$'BedLevel 25-25'.B28]-[$'BedLevel 200-65'.B28]" office:value-type="float" office:value="-0.0139307851239669" calcext:value-type="float">
            <text:p>-0.0139307851239669</text:p>
          </table:table-cell>
          <table:table-cell table:formula="of:=[$'BedLevel 25-25'.C28]-[$'BedLevel 200-65'.C28]" office:value-type="float" office:value="-0.0126807851239669" calcext:value-type="float">
            <text:p>-0.0126807851239669</text:p>
          </table:table-cell>
          <table:table-cell table:formula="of:=[$'BedLevel 25-25'.D28]-[$'BedLevel 200-65'.D28]" office:value-type="float" office:value="-0.0126807851239669" calcext:value-type="float">
            <text:p>-0.0126807851239669</text:p>
          </table:table-cell>
          <table:table-cell table:formula="of:=[$'BedLevel 25-25'.E28]-[$'BedLevel 200-65'.E28]" office:value-type="float" office:value="-0.0101807851239669" calcext:value-type="float">
            <text:p>-0.0101807851239669</text:p>
          </table:table-cell>
          <table:table-cell table:formula="of:=[$'BedLevel 25-25'.F28]-[$'BedLevel 200-65'.F28]" office:value-type="float" office:value="-0.0101807851239669" calcext:value-type="float">
            <text:p>-0.0101807851239669</text:p>
          </table:table-cell>
          <table:table-cell table:formula="of:=[$'BedLevel 25-25'.G28]-[$'BedLevel 200-65'.G28]" office:value-type="float" office:value="-0.00893078512396694" calcext:value-type="float">
            <text:p>-0.00893078512396694</text:p>
          </table:table-cell>
          <table:table-cell table:formula="of:=[$'BedLevel 25-25'.H28]-[$'BedLevel 200-65'.H28]" office:value-type="float" office:value="-0.00768078512396695" calcext:value-type="float">
            <text:p>-0.00768078512396695</text:p>
          </table:table-cell>
          <table:table-cell table:formula="of:=[$'BedLevel 25-25'.I28]-[$'BedLevel 200-65'.I28]" office:value-type="float" office:value="-0.00518078512396695" calcext:value-type="float">
            <text:p>-0.00518078512396695</text:p>
          </table:table-cell>
          <table:table-cell table:formula="of:=[$'BedLevel 25-25'.J28]-[$'BedLevel 200-65'.J28]" office:value-type="float" office:value="-0.00643078512396694" calcext:value-type="float">
            <text:p>-0.00643078512396694</text:p>
          </table:table-cell>
          <table:table-cell table:formula="of:=[$'BedLevel 25-25'.K28]-[$'BedLevel 200-65'.K28]" office:value-type="float" office:value="-0.00518078512396694" calcext:value-type="float">
            <text:p>-0.00518078512396694</text:p>
          </table:table-cell>
          <table:table-cell table:number-columns-repeated="6"/>
        </table:table-row>
        <table:table-row table:style-name="ro1">
          <table:table-cell table:formula="of:=[$'BedLevel 25-25'.A29]-[$'BedLevel 200-65'.A29]" office:value-type="float" office:value="-0.0201807851239669" calcext:value-type="float">
            <text:p>-0.0201807851239669</text:p>
          </table:table-cell>
          <table:table-cell table:formula="of:=[$'BedLevel 25-25'.B29]-[$'BedLevel 200-65'.B29]" office:value-type="float" office:value="-0.0164307851239669" calcext:value-type="float">
            <text:p>-0.0164307851239669</text:p>
          </table:table-cell>
          <table:table-cell table:formula="of:=[$'BedLevel 25-25'.C29]-[$'BedLevel 200-65'.C29]" office:value-type="float" office:value="-0.0189307851239669" calcext:value-type="float">
            <text:p>-0.0189307851239669</text:p>
          </table:table-cell>
          <table:table-cell table:formula="of:=[$'BedLevel 25-25'.D29]-[$'BedLevel 200-65'.D29]" office:value-type="float" office:value="-0.0214307851239669" calcext:value-type="float">
            <text:p>-0.0214307851239669</text:p>
          </table:table-cell>
          <table:table-cell table:formula="of:=[$'BedLevel 25-25'.E29]-[$'BedLevel 200-65'.E29]" office:value-type="float" office:value="-0.0176807851239669" calcext:value-type="float">
            <text:p>-0.0176807851239669</text:p>
          </table:table-cell>
          <table:table-cell table:formula="of:=[$'BedLevel 25-25'.F29]-[$'BedLevel 200-65'.F29]" office:value-type="float" office:value="-0.0201807851239669" calcext:value-type="float">
            <text:p>-0.0201807851239669</text:p>
          </table:table-cell>
          <table:table-cell table:formula="of:=[$'BedLevel 25-25'.G29]-[$'BedLevel 200-65'.G29]" office:value-type="float" office:value="-0.0189307851239669" calcext:value-type="float">
            <text:p>-0.0189307851239669</text:p>
          </table:table-cell>
          <table:table-cell table:formula="of:=[$'BedLevel 25-25'.H29]-[$'BedLevel 200-65'.H29]" office:value-type="float" office:value="-0.0214307851239669" calcext:value-type="float">
            <text:p>-0.0214307851239669</text:p>
          </table:table-cell>
          <table:table-cell table:formula="of:=[$'BedLevel 25-25'.I29]-[$'BedLevel 200-65'.I29]" office:value-type="float" office:value="-0.0239307851239669" calcext:value-type="float">
            <text:p>-0.0239307851239669</text:p>
          </table:table-cell>
          <table:table-cell table:formula="of:=[$'BedLevel 25-25'.J29]-[$'BedLevel 200-65'.J29]" office:value-type="float" office:value="-0.0289307851239669" calcext:value-type="float">
            <text:p>-0.0289307851239669</text:p>
          </table:table-cell>
          <table:table-cell table:formula="of:=[$'BedLevel 25-25'.K29]-[$'BedLevel 200-65'.K29]" office:value-type="float" office:value="-0.0276807851239669" calcext:value-type="float">
            <text:p>-0.0276807851239669</text:p>
          </table:table-cell>
          <table:table-cell table:number-columns-repeated="6"/>
        </table:table-row>
        <table:table-row table:style-name="ro1">
          <table:table-cell table:formula="of:=[$'BedLevel 25-25'.A30]-[$'BedLevel 200-65'.A30]" office:value-type="float" office:value="-0.043930785123967" calcext:value-type="float">
            <text:p>-0.043930785123967</text:p>
          </table:table-cell>
          <table:table-cell table:formula="of:=[$'BedLevel 25-25'.B30]-[$'BedLevel 200-65'.B30]" office:value-type="float" office:value="-0.0364307851239669" calcext:value-type="float">
            <text:p>-0.0364307851239669</text:p>
          </table:table-cell>
          <table:table-cell table:formula="of:=[$'BedLevel 25-25'.C30]-[$'BedLevel 200-65'.C30]" office:value-type="float" office:value="-0.0326807851239669" calcext:value-type="float">
            <text:p>-0.0326807851239669</text:p>
          </table:table-cell>
          <table:table-cell table:formula="of:=[$'BedLevel 25-25'.D30]-[$'BedLevel 200-65'.D30]" office:value-type="float" office:value="-0.0364307851239669" calcext:value-type="float">
            <text:p>-0.0364307851239669</text:p>
          </table:table-cell>
          <table:table-cell table:formula="of:=[$'BedLevel 25-25'.E30]-[$'BedLevel 200-65'.E30]" office:value-type="float" office:value="-0.0351807851239669" calcext:value-type="float">
            <text:p>-0.0351807851239669</text:p>
          </table:table-cell>
          <table:table-cell table:formula="of:=[$'BedLevel 25-25'.F30]-[$'BedLevel 200-65'.F30]" office:value-type="float" office:value="-0.0351807851239669" calcext:value-type="float">
            <text:p>-0.0351807851239669</text:p>
          </table:table-cell>
          <table:table-cell table:formula="of:=[$'BedLevel 25-25'.G30]-[$'BedLevel 200-65'.G30]" office:value-type="float" office:value="-0.0339307851239669" calcext:value-type="float">
            <text:p>-0.0339307851239669</text:p>
          </table:table-cell>
          <table:table-cell table:formula="of:=[$'BedLevel 25-25'.H30]-[$'BedLevel 200-65'.H30]" office:value-type="float" office:value="-0.0301807851239669" calcext:value-type="float">
            <text:p>-0.0301807851239669</text:p>
          </table:table-cell>
          <table:table-cell table:formula="of:=[$'BedLevel 25-25'.I30]-[$'BedLevel 200-65'.I30]" office:value-type="float" office:value="-0.0314307851239669" calcext:value-type="float">
            <text:p>-0.0314307851239669</text:p>
          </table:table-cell>
          <table:table-cell table:formula="of:=[$'BedLevel 25-25'.J30]-[$'BedLevel 200-65'.J30]" office:value-type="float" office:value="-0.030180785123967" calcext:value-type="float">
            <text:p>-0.030180785123967</text:p>
          </table:table-cell>
          <table:table-cell table:formula="of:=[$'BedLevel 25-25'.K30]-[$'BedLevel 200-65'.K30]" office:value-type="float" office:value="-0.0326807851239669" calcext:value-type="float">
            <text:p>-0.0326807851239669</text:p>
          </table:table-cell>
          <table:table-cell table:number-columns-repeated="6"/>
        </table:table-row>
        <table:table-row table:style-name="ro1">
          <table:table-cell table:formula="of:=[$'BedLevel 25-25'.A31]-[$'BedLevel 200-65'.A31]" office:value-type="float" office:value="-0.0489307851239669" calcext:value-type="float">
            <text:p>-0.0489307851239669</text:p>
          </table:table-cell>
          <table:table-cell table:formula="of:=[$'BedLevel 25-25'.B31]-[$'BedLevel 200-65'.B31]" office:value-type="float" office:value="-0.0364307851239669" calcext:value-type="float">
            <text:p>-0.0364307851239669</text:p>
          </table:table-cell>
          <table:table-cell table:formula="of:=[$'BedLevel 25-25'.C31]-[$'BedLevel 200-65'.C31]" office:value-type="float" office:value="-0.0389307851239669" calcext:value-type="float">
            <text:p>-0.0389307851239669</text:p>
          </table:table-cell>
          <table:table-cell table:formula="of:=[$'BedLevel 25-25'.D31]-[$'BedLevel 200-65'.D31]" office:value-type="float" office:value="-0.0364307851239669" calcext:value-type="float">
            <text:p>-0.0364307851239669</text:p>
          </table:table-cell>
          <table:table-cell table:formula="of:=[$'BedLevel 25-25'.E31]-[$'BedLevel 200-65'.E31]" office:value-type="float" office:value="-0.0376807851239669" calcext:value-type="float">
            <text:p>-0.0376807851239669</text:p>
          </table:table-cell>
          <table:table-cell table:formula="of:=[$'BedLevel 25-25'.F31]-[$'BedLevel 200-65'.F31]" office:value-type="float" office:value="-0.0476807851239669" calcext:value-type="float">
            <text:p>-0.0476807851239669</text:p>
          </table:table-cell>
          <table:table-cell table:formula="of:=[$'BedLevel 25-25'.G31]-[$'BedLevel 200-65'.G31]" office:value-type="float" office:value="-0.0451807851239669" calcext:value-type="float">
            <text:p>-0.0451807851239669</text:p>
          </table:table-cell>
          <table:table-cell table:formula="of:=[$'BedLevel 25-25'.H31]-[$'BedLevel 200-65'.H31]" office:value-type="float" office:value="-0.0451807851239669" calcext:value-type="float">
            <text:p>-0.0451807851239669</text:p>
          </table:table-cell>
          <table:table-cell table:formula="of:=[$'BedLevel 25-25'.I31]-[$'BedLevel 200-65'.I31]" office:value-type="float" office:value="-0.0439307851239669" calcext:value-type="float">
            <text:p>-0.0439307851239669</text:p>
          </table:table-cell>
          <table:table-cell table:formula="of:=[$'BedLevel 25-25'.J31]-[$'BedLevel 200-65'.J31]" office:value-type="float" office:value="-0.0426807851239669" calcext:value-type="float">
            <text:p>-0.0426807851239669</text:p>
          </table:table-cell>
          <table:table-cell table:formula="of:=[$'BedLevel 25-25'.K31]-[$'BedLevel 200-65'.K31]" office:value-type="float" office:value="-0.0439307851239669" calcext:value-type="float">
            <text:p>-0.0439307851239669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lta 25-65, 200-65</text:p>
          </table:table-cell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[$'BedLevel 25-65'.A21]-[$'BedLevel 200-65'.A21]" office:value-type="float" office:value="0.0433419421487603" calcext:value-type="float">
            <text:p>0.0433419421487603</text:p>
          </table:table-cell>
          <table:table-cell table:formula="of:=[$'BedLevel 25-65'.B21]-[$'BedLevel 200-65'.B21]" office:value-type="float" office:value="0.0345919421487603" calcext:value-type="float">
            <text:p>0.0345919421487603</text:p>
          </table:table-cell>
          <table:table-cell table:formula="of:=[$'BedLevel 25-65'.C21]-[$'BedLevel 200-65'.C21]" office:value-type="float" office:value="0.0320919421487603" calcext:value-type="float">
            <text:p>0.0320919421487603</text:p>
          </table:table-cell>
          <table:table-cell table:formula="of:=[$'BedLevel 25-65'.D21]-[$'BedLevel 200-65'.D21]" office:value-type="float" office:value="0.0295919421487603" calcext:value-type="float">
            <text:p>0.0295919421487603</text:p>
          </table:table-cell>
          <table:table-cell table:formula="of:=[$'BedLevel 25-65'.E21]-[$'BedLevel 200-65'.E21]" office:value-type="float" office:value="0.0283419421487603" calcext:value-type="float">
            <text:p>0.0283419421487603</text:p>
          </table:table-cell>
          <table:table-cell table:formula="of:=[$'BedLevel 25-65'.F21]-[$'BedLevel 200-65'.F21]" office:value-type="float" office:value="0.0270919421487603" calcext:value-type="float">
            <text:p>0.0270919421487603</text:p>
          </table:table-cell>
          <table:table-cell table:formula="of:=[$'BedLevel 25-65'.G21]-[$'BedLevel 200-65'.G21]" office:value-type="float" office:value="0.0233419421487603" calcext:value-type="float">
            <text:p>0.0233419421487603</text:p>
          </table:table-cell>
          <table:table-cell table:formula="of:=[$'BedLevel 25-65'.H21]-[$'BedLevel 200-65'.H21]" office:value-type="float" office:value="0.0270919421487603" calcext:value-type="float">
            <text:p>0.0270919421487603</text:p>
          </table:table-cell>
          <table:table-cell table:formula="of:=[$'BedLevel 25-65'.I21]-[$'BedLevel 200-65'.I21]" office:value-type="float" office:value="0.0295919421487603" calcext:value-type="float">
            <text:p>0.0295919421487603</text:p>
          </table:table-cell>
          <table:table-cell table:formula="of:=[$'BedLevel 25-65'.J21]-[$'BedLevel 200-65'.J21]" office:value-type="float" office:value="0.0308419421487603" calcext:value-type="float">
            <text:p>0.0308419421487603</text:p>
          </table:table-cell>
          <table:table-cell table:formula="of:=[$'BedLevel 25-65'.K21]-[$'BedLevel 200-65'.K21]" office:value-type="float" office:value="0.0358419421487603" calcext:value-type="float">
            <text:p>0.0358419421487603</text:p>
          </table:table-cell>
          <table:table-cell/>
          <table:table-cell office:value-type="string" calcext:value-type="string">
            <text:p>Min</text:p>
          </table:table-cell>
          <table:table-cell table:formula="of:=MIN([.A31:.K41])" office:value-type="float" office:value="-0.0429080578512397" calcext:value-type="float">
            <text:p>-0.0429080578512397</text:p>
          </table:table-cell>
          <table:table-cell table:number-columns-repeated="3"/>
        </table:table-row>
        <table:table-row table:style-name="ro1">
          <table:table-cell table:formula="of:=[$'BedLevel 25-65'.A22]-[$'BedLevel 200-65'.A22]" office:value-type="float" office:value="0.0295919421487603" calcext:value-type="float">
            <text:p>0.0295919421487603</text:p>
          </table:table-cell>
          <table:table-cell table:formula="of:=[$'BedLevel 25-65'.B22]-[$'BedLevel 200-65'.B22]" office:value-type="float" office:value="0.0270919421487603" calcext:value-type="float">
            <text:p>0.0270919421487603</text:p>
          </table:table-cell>
          <table:table-cell table:formula="of:=[$'BedLevel 25-65'.C22]-[$'BedLevel 200-65'.C22]" office:value-type="float" office:value="0.0283419421487603" calcext:value-type="float">
            <text:p>0.0283419421487603</text:p>
          </table:table-cell>
          <table:table-cell table:formula="of:=[$'BedLevel 25-65'.D22]-[$'BedLevel 200-65'.D22]" office:value-type="float" office:value="0.0270919421487603" calcext:value-type="float">
            <text:p>0.0270919421487603</text:p>
          </table:table-cell>
          <table:table-cell table:formula="of:=[$'BedLevel 25-65'.E22]-[$'BedLevel 200-65'.E22]" office:value-type="float" office:value="0.0258419421487603" calcext:value-type="float">
            <text:p>0.0258419421487603</text:p>
          </table:table-cell>
          <table:table-cell table:formula="of:=[$'BedLevel 25-65'.F22]-[$'BedLevel 200-65'.F22]" office:value-type="float" office:value="0.0295919421487603" calcext:value-type="float">
            <text:p>0.0295919421487603</text:p>
          </table:table-cell>
          <table:table-cell table:formula="of:=[$'BedLevel 25-65'.G22]-[$'BedLevel 200-65'.G22]" office:value-type="float" office:value="0.0320919421487603" calcext:value-type="float">
            <text:p>0.0320919421487603</text:p>
          </table:table-cell>
          <table:table-cell table:formula="of:=[$'BedLevel 25-65'.H22]-[$'BedLevel 200-65'.H22]" office:value-type="float" office:value="0.0295919421487603" calcext:value-type="float">
            <text:p>0.0295919421487603</text:p>
          </table:table-cell>
          <table:table-cell table:formula="of:=[$'BedLevel 25-65'.I22]-[$'BedLevel 200-65'.I22]" office:value-type="float" office:value="0.0295919421487603" calcext:value-type="float">
            <text:p>0.0295919421487603</text:p>
          </table:table-cell>
          <table:table-cell table:formula="of:=[$'BedLevel 25-65'.J22]-[$'BedLevel 200-65'.J22]" office:value-type="float" office:value="0.0320919421487603" calcext:value-type="float">
            <text:p>0.0320919421487603</text:p>
          </table:table-cell>
          <table:table-cell table:formula="of:=[$'BedLevel 25-65'.K22]-[$'BedLevel 200-65'.K22]" office:value-type="float" office:value="0.0320919421487603" calcext:value-type="float">
            <text:p>0.0320919421487603</text:p>
          </table:table-cell>
          <table:table-cell/>
          <table:table-cell office:value-type="string" calcext:value-type="string">
            <text:p>Max</text:p>
          </table:table-cell>
          <table:table-cell table:formula="of:=MAX([.A31:.K41])" office:value-type="float" office:value="0.0433419421487603" calcext:value-type="float">
            <text:p>0.0433419421487603</text:p>
          </table:table-cell>
          <table:table-cell table:number-columns-repeated="3"/>
        </table:table-row>
        <table:table-row table:style-name="ro1">
          <table:table-cell table:formula="of:=[$'BedLevel 25-65'.A23]-[$'BedLevel 200-65'.A23]" office:value-type="float" office:value="0.0283419421487603" calcext:value-type="float">
            <text:p>0.0283419421487603</text:p>
          </table:table-cell>
          <table:table-cell table:formula="of:=[$'BedLevel 25-65'.B23]-[$'BedLevel 200-65'.B23]" office:value-type="float" office:value="0.0245919421487603" calcext:value-type="float">
            <text:p>0.0245919421487603</text:p>
          </table:table-cell>
          <table:table-cell table:formula="of:=[$'BedLevel 25-65'.C23]-[$'BedLevel 200-65'.C23]" office:value-type="float" office:value="0.0170919421487603" calcext:value-type="float">
            <text:p>0.0170919421487603</text:p>
          </table:table-cell>
          <table:table-cell table:formula="of:=[$'BedLevel 25-65'.D23]-[$'BedLevel 200-65'.D23]" office:value-type="float" office:value="0.0208419421487603" calcext:value-type="float">
            <text:p>0.0208419421487603</text:p>
          </table:table-cell>
          <table:table-cell table:formula="of:=[$'BedLevel 25-65'.E23]-[$'BedLevel 200-65'.E23]" office:value-type="float" office:value="0.0170919421487603" calcext:value-type="float">
            <text:p>0.0170919421487603</text:p>
          </table:table-cell>
          <table:table-cell table:formula="of:=[$'BedLevel 25-65'.F23]-[$'BedLevel 200-65'.F23]" office:value-type="float" office:value="0.0208419421487603" calcext:value-type="float">
            <text:p>0.0208419421487603</text:p>
          </table:table-cell>
          <table:table-cell table:formula="of:=[$'BedLevel 25-65'.G23]-[$'BedLevel 200-65'.G23]" office:value-type="float" office:value="0.0233419421487603" calcext:value-type="float">
            <text:p>0.0233419421487603</text:p>
          </table:table-cell>
          <table:table-cell table:formula="of:=[$'BedLevel 25-65'.H23]-[$'BedLevel 200-65'.H23]" office:value-type="float" office:value="0.0245919421487603" calcext:value-type="float">
            <text:p>0.0245919421487603</text:p>
          </table:table-cell>
          <table:table-cell table:formula="of:=[$'BedLevel 25-65'.I23]-[$'BedLevel 200-65'.I23]" office:value-type="float" office:value="0.0208419421487603" calcext:value-type="float">
            <text:p>0.0208419421487603</text:p>
          </table:table-cell>
          <table:table-cell table:formula="of:=[$'BedLevel 25-65'.J23]-[$'BedLevel 200-65'.J23]" office:value-type="float" office:value="0.0258419421487603" calcext:value-type="float">
            <text:p>0.0258419421487603</text:p>
          </table:table-cell>
          <table:table-cell table:formula="of:=[$'BedLevel 25-65'.K23]-[$'BedLevel 200-65'.K23]" office:value-type="float" office:value="0.0245919421487603" calcext:value-type="float">
            <text:p>0.0245919421487603</text:p>
          </table:table-cell>
          <table:table-cell/>
          <table:table-cell office:value-type="string" calcext:value-type="string">
            <text:p>avg</text:p>
          </table:table-cell>
          <table:table-cell table:formula="of:=AVERAGE([.A31:.K41])" office:value-type="float" office:value="-0.0000878099173553746" calcext:value-type="float">
            <text:p>-8.78099173553746E-05</text:p>
          </table:table-cell>
          <table:table-cell table:number-columns-repeated="3"/>
        </table:table-row>
        <table:table-row table:style-name="ro1">
          <table:table-cell table:formula="of:=[$'BedLevel 25-65'.A24]-[$'BedLevel 200-65'.A24]" office:value-type="float" office:value="0.0120919421487603" calcext:value-type="float">
            <text:p>0.0120919421487603</text:p>
          </table:table-cell>
          <table:table-cell table:formula="of:=[$'BedLevel 25-65'.B24]-[$'BedLevel 200-65'.B24]" office:value-type="float" office:value="0.0108419421487603" calcext:value-type="float">
            <text:p>0.0108419421487603</text:p>
          </table:table-cell>
          <table:table-cell table:formula="of:=[$'BedLevel 25-65'.C24]-[$'BedLevel 200-65'.C24]" office:value-type="float" office:value="0.0158419421487603" calcext:value-type="float">
            <text:p>0.0158419421487603</text:p>
          </table:table-cell>
          <table:table-cell table:formula="of:=[$'BedLevel 25-65'.D24]-[$'BedLevel 200-65'.D24]" office:value-type="float" office:value="0.0108419421487603" calcext:value-type="float">
            <text:p>0.0108419421487603</text:p>
          </table:table-cell>
          <table:table-cell table:formula="of:=[$'BedLevel 25-65'.E24]-[$'BedLevel 200-65'.E24]" office:value-type="float" office:value="0.0120919421487603" calcext:value-type="float">
            <text:p>0.0120919421487603</text:p>
          </table:table-cell>
          <table:table-cell table:formula="of:=[$'BedLevel 25-65'.F24]-[$'BedLevel 200-65'.F24]" office:value-type="float" office:value="0.0120919421487603" calcext:value-type="float">
            <text:p>0.0120919421487603</text:p>
          </table:table-cell>
          <table:table-cell table:formula="of:=[$'BedLevel 25-65'.G24]-[$'BedLevel 200-65'.G24]" office:value-type="float" office:value="0.0133419421487603" calcext:value-type="float">
            <text:p>0.0133419421487603</text:p>
          </table:table-cell>
          <table:table-cell table:formula="of:=[$'BedLevel 25-65'.H24]-[$'BedLevel 200-65'.H24]" office:value-type="float" office:value="0.0145919421487603" calcext:value-type="float">
            <text:p>0.0145919421487603</text:p>
          </table:table-cell>
          <table:table-cell table:formula="of:=[$'BedLevel 25-65'.I24]-[$'BedLevel 200-65'.I24]" office:value-type="float" office:value="0.0183419421487603" calcext:value-type="float">
            <text:p>0.0183419421487603</text:p>
          </table:table-cell>
          <table:table-cell table:formula="of:=[$'BedLevel 25-65'.J24]-[$'BedLevel 200-65'.J24]" office:value-type="float" office:value="0.0220919421487603" calcext:value-type="float">
            <text:p>0.0220919421487603</text:p>
          </table:table-cell>
          <table:table-cell table:formula="of:=[$'BedLevel 25-65'.K24]-[$'BedLevel 200-65'.K24]" office:value-type="float" office:value="0.0220919421487603" calcext:value-type="float">
            <text:p>0.0220919421487603</text:p>
          </table:table-cell>
          <table:table-cell table:number-columns-repeated="6"/>
        </table:table-row>
        <table:table-row table:style-name="ro1">
          <table:table-cell table:formula="of:=[$'BedLevel 25-65'.A25]-[$'BedLevel 200-65'.A25]" office:value-type="float" office:value="0.0120919421487603" calcext:value-type="float">
            <text:p>0.0120919421487603</text:p>
          </table:table-cell>
          <table:table-cell table:formula="of:=[$'BedLevel 25-65'.B25]-[$'BedLevel 200-65'.B25]" office:value-type="float" office:value="0.00709194214876033" calcext:value-type="float">
            <text:p>0.00709194214876033</text:p>
          </table:table-cell>
          <table:table-cell table:formula="of:=[$'BedLevel 25-65'.C25]-[$'BedLevel 200-65'.C25]" office:value-type="float" office:value="0.000841942148760336" calcext:value-type="float">
            <text:p>0.000841942148760336</text:p>
          </table:table-cell>
          <table:table-cell table:formula="of:=[$'BedLevel 25-65'.D25]-[$'BedLevel 200-65'.D25]" office:value-type="float" office:value="-0.000408057851239669" calcext:value-type="float">
            <text:p>-0.000408057851239669</text:p>
          </table:table-cell>
          <table:table-cell table:formula="of:=[$'BedLevel 25-65'.E25]-[$'BedLevel 200-65'.E25]" office:value-type="float" office:value="-0.00415805785123967" calcext:value-type="float">
            <text:p>-0.00415805785123967</text:p>
          </table:table-cell>
          <table:table-cell table:formula="of:=[$'BedLevel 25-65'.F25]-[$'BedLevel 200-65'.F25]" office:value-type="float" office:value="-0.00165805785123967" calcext:value-type="float">
            <text:p>-0.00165805785123967</text:p>
          </table:table-cell>
          <table:table-cell table:formula="of:=[$'BedLevel 25-65'.G25]-[$'BedLevel 200-65'.G25]" office:value-type="float" office:value="-0.00415805785123967" calcext:value-type="float">
            <text:p>-0.00415805785123967</text:p>
          </table:table-cell>
          <table:table-cell table:formula="of:=[$'BedLevel 25-65'.H25]-[$'BedLevel 200-65'.H25]" office:value-type="float" office:value="-0.00290805785123967" calcext:value-type="float">
            <text:p>-0.00290805785123967</text:p>
          </table:table-cell>
          <table:table-cell table:formula="of:=[$'BedLevel 25-65'.I25]-[$'BedLevel 200-65'.I25]" office:value-type="float" office:value="0.00209194214876033" calcext:value-type="float">
            <text:p>0.00209194214876033</text:p>
          </table:table-cell>
          <table:table-cell table:formula="of:=[$'BedLevel 25-65'.J25]-[$'BedLevel 200-65'.J25]" office:value-type="float" office:value="0.00584194214876033" calcext:value-type="float">
            <text:p>0.00584194214876033</text:p>
          </table:table-cell>
          <table:table-cell table:formula="of:=[$'BedLevel 25-65'.K25]-[$'BedLevel 200-65'.K25]" office:value-type="float" office:value="0.0108419421487603" calcext:value-type="float">
            <text:p>0.0108419421487603</text:p>
          </table:table-cell>
          <table:table-cell table:number-columns-repeated="6"/>
        </table:table-row>
        <table:table-row table:style-name="ro1">
          <table:table-cell table:formula="of:=[$'BedLevel 25-65'.A26]-[$'BedLevel 200-65'.A26]" office:value-type="float" office:value="-0.00665805785123967" calcext:value-type="float">
            <text:p>-0.00665805785123967</text:p>
          </table:table-cell>
          <table:table-cell table:formula="of:=[$'BedLevel 25-65'.B26]-[$'BedLevel 200-65'.B26]" office:value-type="float" office:value="-0.00540805785123967" calcext:value-type="float">
            <text:p>-0.00540805785123967</text:p>
          </table:table-cell>
          <table:table-cell table:formula="of:=[$'BedLevel 25-65'.C26]-[$'BedLevel 200-65'.C26]" office:value-type="float" office:value="-0.0104080578512397" calcext:value-type="float">
            <text:p>-0.0104080578512397</text:p>
          </table:table-cell>
          <table:table-cell table:formula="of:=[$'BedLevel 25-65'.D26]-[$'BedLevel 200-65'.D26]" office:value-type="float" office:value="-0.00790805785123967" calcext:value-type="float">
            <text:p>-0.00790805785123967</text:p>
          </table:table-cell>
          <table:table-cell table:formula="of:=[$'BedLevel 25-65'.E26]-[$'BedLevel 200-65'.E26]" office:value-type="float" office:value="-0.00790805785123967" calcext:value-type="float">
            <text:p>-0.00790805785123967</text:p>
          </table:table-cell>
          <table:table-cell table:formula="of:=[$'BedLevel 25-65'.F26]-[$'BedLevel 200-65'.F26]" office:value-type="float" office:value="-0.00165805785123967" calcext:value-type="float">
            <text:p>-0.00165805785123967</text:p>
          </table:table-cell>
          <table:table-cell table:formula="of:=[$'BedLevel 25-65'.G26]-[$'BedLevel 200-65'.G26]" office:value-type="float" office:value="-0.00165805785123967" calcext:value-type="float">
            <text:p>-0.00165805785123967</text:p>
          </table:table-cell>
          <table:table-cell table:formula="of:=[$'BedLevel 25-65'.H26]-[$'BedLevel 200-65'.H26]" office:value-type="float" office:value="-0.000408057851239672" calcext:value-type="float">
            <text:p>-0.000408057851239672</text:p>
          </table:table-cell>
          <table:table-cell table:formula="of:=[$'BedLevel 25-65'.I26]-[$'BedLevel 200-65'.I26]" office:value-type="float" office:value="0.00584194214876033" calcext:value-type="float">
            <text:p>0.00584194214876033</text:p>
          </table:table-cell>
          <table:table-cell table:formula="of:=[$'BedLevel 25-65'.J26]-[$'BedLevel 200-65'.J26]" office:value-type="float" office:value="0.00834194214876033" calcext:value-type="float">
            <text:p>0.00834194214876033</text:p>
          </table:table-cell>
          <table:table-cell table:formula="of:=[$'BedLevel 25-65'.K26]-[$'BedLevel 200-65'.K26]" office:value-type="float" office:value="0.00584194214876033" calcext:value-type="float">
            <text:p>0.00584194214876033</text:p>
          </table:table-cell>
          <table:table-cell table:number-columns-repeated="6"/>
        </table:table-row>
        <table:table-row table:style-name="ro1">
          <table:table-cell table:formula="of:=[$'BedLevel 25-65'.A27]-[$'BedLevel 200-65'.A27]" office:value-type="float" office:value="-0.00790805785123967" calcext:value-type="float">
            <text:p>-0.00790805785123967</text:p>
          </table:table-cell>
          <table:table-cell table:formula="of:=[$'BedLevel 25-65'.B27]-[$'BedLevel 200-65'.B27]" office:value-type="float" office:value="-0.00915805785123967" calcext:value-type="float">
            <text:p>-0.00915805785123967</text:p>
          </table:table-cell>
          <table:table-cell table:formula="of:=[$'BedLevel 25-65'.C27]-[$'BedLevel 200-65'.C27]" office:value-type="float" office:value="-0.0141580578512397" calcext:value-type="float">
            <text:p>-0.0141580578512397</text:p>
          </table:table-cell>
          <table:table-cell table:formula="of:=[$'BedLevel 25-65'.D27]-[$'BedLevel 200-65'.D27]" office:value-type="float" office:value="-0.0141580578512397" calcext:value-type="float">
            <text:p>-0.0141580578512397</text:p>
          </table:table-cell>
          <table:table-cell table:formula="of:=[$'BedLevel 25-65'.E27]-[$'BedLevel 200-65'.E27]" office:value-type="float" office:value="-0.0129080578512397" calcext:value-type="float">
            <text:p>-0.0129080578512397</text:p>
          </table:table-cell>
          <table:table-cell table:formula="of:=[$'BedLevel 25-65'.F27]-[$'BedLevel 200-65'.F27]" office:value-type="float" office:value="-0.0179080578512397" calcext:value-type="float">
            <text:p>-0.0179080578512397</text:p>
          </table:table-cell>
          <table:table-cell table:formula="of:=[$'BedLevel 25-65'.G27]-[$'BedLevel 200-65'.G27]" office:value-type="float" office:value="-0.0179080578512397" calcext:value-type="float">
            <text:p>-0.0179080578512397</text:p>
          </table:table-cell>
          <table:table-cell table:formula="of:=[$'BedLevel 25-65'.H27]-[$'BedLevel 200-65'.H27]" office:value-type="float" office:value="-0.0191580578512397" calcext:value-type="float">
            <text:p>-0.0191580578512397</text:p>
          </table:table-cell>
          <table:table-cell table:formula="of:=[$'BedLevel 25-65'.I27]-[$'BedLevel 200-65'.I27]" office:value-type="float" office:value="-0.0154080578512397" calcext:value-type="float">
            <text:p>-0.0154080578512397</text:p>
          </table:table-cell>
          <table:table-cell table:formula="of:=[$'BedLevel 25-65'.J27]-[$'BedLevel 200-65'.J27]" office:value-type="float" office:value="-0.0141580578512397" calcext:value-type="float">
            <text:p>-0.0141580578512397</text:p>
          </table:table-cell>
          <table:table-cell table:formula="of:=[$'BedLevel 25-65'.K27]-[$'BedLevel 200-65'.K27]" office:value-type="float" office:value="-0.00790805785123967" calcext:value-type="float">
            <text:p>-0.00790805785123967</text:p>
          </table:table-cell>
          <table:table-cell table:number-columns-repeated="6"/>
        </table:table-row>
        <table:table-row table:style-name="ro1">
          <table:table-cell table:formula="of:=[$'BedLevel 25-65'.A28]-[$'BedLevel 200-65'.A28]" office:value-type="float" office:value="-0.00915805785123967" calcext:value-type="float">
            <text:p>-0.00915805785123967</text:p>
          </table:table-cell>
          <table:table-cell table:formula="of:=[$'BedLevel 25-65'.B28]-[$'BedLevel 200-65'.B28]" office:value-type="float" office:value="-0.0129080578512397" calcext:value-type="float">
            <text:p>-0.0129080578512397</text:p>
          </table:table-cell>
          <table:table-cell table:formula="of:=[$'BedLevel 25-65'.C28]-[$'BedLevel 200-65'.C28]" office:value-type="float" office:value="-0.0129080578512397" calcext:value-type="float">
            <text:p>-0.0129080578512397</text:p>
          </table:table-cell>
          <table:table-cell table:formula="of:=[$'BedLevel 25-65'.D28]-[$'BedLevel 200-65'.D28]" office:value-type="float" office:value="-0.0154080578512397" calcext:value-type="float">
            <text:p>-0.0154080578512397</text:p>
          </table:table-cell>
          <table:table-cell table:formula="of:=[$'BedLevel 25-65'.E28]-[$'BedLevel 200-65'.E28]" office:value-type="float" office:value="-0.0154080578512397" calcext:value-type="float">
            <text:p>-0.0154080578512397</text:p>
          </table:table-cell>
          <table:table-cell table:formula="of:=[$'BedLevel 25-65'.F28]-[$'BedLevel 200-65'.F28]" office:value-type="float" office:value="-0.0129080578512397" calcext:value-type="float">
            <text:p>-0.0129080578512397</text:p>
          </table:table-cell>
          <table:table-cell table:formula="of:=[$'BedLevel 25-65'.G28]-[$'BedLevel 200-65'.G28]" office:value-type="float" office:value="-0.0129080578512397" calcext:value-type="float">
            <text:p>-0.0129080578512397</text:p>
          </table:table-cell>
          <table:table-cell table:formula="of:=[$'BedLevel 25-65'.H28]-[$'BedLevel 200-65'.H28]" office:value-type="float" office:value="-0.0129080578512397" calcext:value-type="float">
            <text:p>-0.0129080578512397</text:p>
          </table:table-cell>
          <table:table-cell table:formula="of:=[$'BedLevel 25-65'.I28]-[$'BedLevel 200-65'.I28]" office:value-type="float" office:value="-0.0104080578512397" calcext:value-type="float">
            <text:p>-0.0104080578512397</text:p>
          </table:table-cell>
          <table:table-cell table:formula="of:=[$'BedLevel 25-65'.J28]-[$'BedLevel 200-65'.J28]" office:value-type="float" office:value="-0.00790805785123967" calcext:value-type="float">
            <text:p>-0.00790805785123967</text:p>
          </table:table-cell>
          <table:table-cell table:formula="of:=[$'BedLevel 25-65'.K28]-[$'BedLevel 200-65'.K28]" office:value-type="float" office:value="-0.00415805785123967" calcext:value-type="float">
            <text:p>-0.00415805785123967</text:p>
          </table:table-cell>
          <table:table-cell table:number-columns-repeated="6"/>
        </table:table-row>
        <table:table-row table:style-name="ro1">
          <table:table-cell table:formula="of:=[$'BedLevel 25-65'.A29]-[$'BedLevel 200-65'.A29]" office:value-type="float" office:value="-0.00415805785123967" calcext:value-type="float">
            <text:p>-0.00415805785123967</text:p>
          </table:table-cell>
          <table:table-cell table:formula="of:=[$'BedLevel 25-65'.B29]-[$'BedLevel 200-65'.B29]" office:value-type="float" office:value="-0.0116580578512397" calcext:value-type="float">
            <text:p>-0.0116580578512397</text:p>
          </table:table-cell>
          <table:table-cell table:formula="of:=[$'BedLevel 25-65'.C29]-[$'BedLevel 200-65'.C29]" office:value-type="float" office:value="-0.0191580578512397" calcext:value-type="float">
            <text:p>-0.0191580578512397</text:p>
          </table:table-cell>
          <table:table-cell table:formula="of:=[$'BedLevel 25-65'.D29]-[$'BedLevel 200-65'.D29]" office:value-type="float" office:value="-0.0241580578512397" calcext:value-type="float">
            <text:p>-0.0241580578512397</text:p>
          </table:table-cell>
          <table:table-cell table:formula="of:=[$'BedLevel 25-65'.E29]-[$'BedLevel 200-65'.E29]" office:value-type="float" office:value="-0.0229080578512397" calcext:value-type="float">
            <text:p>-0.0229080578512397</text:p>
          </table:table-cell>
          <table:table-cell table:formula="of:=[$'BedLevel 25-65'.F29]-[$'BedLevel 200-65'.F29]" office:value-type="float" office:value="-0.0254080578512397" calcext:value-type="float">
            <text:p>-0.0254080578512397</text:p>
          </table:table-cell>
          <table:table-cell table:formula="of:=[$'BedLevel 25-65'.G29]-[$'BedLevel 200-65'.G29]" office:value-type="float" office:value="-0.0241580578512397" calcext:value-type="float">
            <text:p>-0.0241580578512397</text:p>
          </table:table-cell>
          <table:table-cell table:formula="of:=[$'BedLevel 25-65'.H29]-[$'BedLevel 200-65'.H29]" office:value-type="float" office:value="-0.0254080578512397" calcext:value-type="float">
            <text:p>-0.0254080578512397</text:p>
          </table:table-cell>
          <table:table-cell table:formula="of:=[$'BedLevel 25-65'.I29]-[$'BedLevel 200-65'.I29]" office:value-type="float" office:value="-0.0291580578512397" calcext:value-type="float">
            <text:p>-0.0291580578512397</text:p>
          </table:table-cell>
          <table:table-cell table:formula="of:=[$'BedLevel 25-65'.J29]-[$'BedLevel 200-65'.J29]" office:value-type="float" office:value="-0.0304080578512397" calcext:value-type="float">
            <text:p>-0.0304080578512397</text:p>
          </table:table-cell>
          <table:table-cell table:formula="of:=[$'BedLevel 25-65'.K29]-[$'BedLevel 200-65'.K29]" office:value-type="float" office:value="-0.0229080578512397" calcext:value-type="float">
            <text:p>-0.0229080578512397</text:p>
          </table:table-cell>
          <table:table-cell table:number-columns-repeated="6"/>
        </table:table-row>
        <table:table-row table:style-name="ro1">
          <table:table-cell table:formula="of:=[$'BedLevel 25-65'.A30]-[$'BedLevel 200-65'.A30]" office:value-type="float" office:value="-0.0191580578512397" calcext:value-type="float">
            <text:p>-0.0191580578512397</text:p>
          </table:table-cell>
          <table:table-cell table:formula="of:=[$'BedLevel 25-65'.B30]-[$'BedLevel 200-65'.B30]" office:value-type="float" office:value="-0.0216580578512397" calcext:value-type="float">
            <text:p>-0.0216580578512397</text:p>
          </table:table-cell>
          <table:table-cell table:formula="of:=[$'BedLevel 25-65'.C30]-[$'BedLevel 200-65'.C30]" office:value-type="float" office:value="-0.0229080578512397" calcext:value-type="float">
            <text:p>-0.0229080578512397</text:p>
          </table:table-cell>
          <table:table-cell table:formula="of:=[$'BedLevel 25-65'.D30]-[$'BedLevel 200-65'.D30]" office:value-type="float" office:value="-0.0304080578512397" calcext:value-type="float">
            <text:p>-0.0304080578512397</text:p>
          </table:table-cell>
          <table:table-cell table:formula="of:=[$'BedLevel 25-65'.E30]-[$'BedLevel 200-65'.E30]" office:value-type="float" office:value="-0.0266580578512397" calcext:value-type="float">
            <text:p>-0.0266580578512397</text:p>
          </table:table-cell>
          <table:table-cell table:formula="of:=[$'BedLevel 25-65'.F30]-[$'BedLevel 200-65'.F30]" office:value-type="float" office:value="-0.0291580578512397" calcext:value-type="float">
            <text:p>-0.0291580578512397</text:p>
          </table:table-cell>
          <table:table-cell table:formula="of:=[$'BedLevel 25-65'.G30]-[$'BedLevel 200-65'.G30]" office:value-type="float" office:value="-0.0291580578512397" calcext:value-type="float">
            <text:p>-0.0291580578512397</text:p>
          </table:table-cell>
          <table:table-cell table:formula="of:=[$'BedLevel 25-65'.H30]-[$'BedLevel 200-65'.H30]" office:value-type="float" office:value="-0.0204080578512397" calcext:value-type="float">
            <text:p>-0.0204080578512397</text:p>
          </table:table-cell>
          <table:table-cell table:formula="of:=[$'BedLevel 25-65'.I30]-[$'BedLevel 200-65'.I30]" office:value-type="float" office:value="-0.0204080578512397" calcext:value-type="float">
            <text:p>-0.0204080578512397</text:p>
          </table:table-cell>
          <table:table-cell table:formula="of:=[$'BedLevel 25-65'.J30]-[$'BedLevel 200-65'.J30]" office:value-type="float" office:value="-0.0141580578512397" calcext:value-type="float">
            <text:p>-0.0141580578512397</text:p>
          </table:table-cell>
          <table:table-cell table:formula="of:=[$'BedLevel 25-65'.K30]-[$'BedLevel 200-65'.K30]" office:value-type="float" office:value="-0.0141580578512397" calcext:value-type="float">
            <text:p>-0.0141580578512397</text:p>
          </table:table-cell>
          <table:table-cell table:number-columns-repeated="6"/>
        </table:table-row>
        <table:table-row table:style-name="ro1">
          <table:table-cell table:formula="of:=[$'BedLevel 25-65'.A31]-[$'BedLevel 200-65'.A31]" office:value-type="float" office:value="-0.0204080578512397" calcext:value-type="float">
            <text:p>-0.0204080578512397</text:p>
          </table:table-cell>
          <table:table-cell table:formula="of:=[$'BedLevel 25-65'.B31]-[$'BedLevel 200-65'.B31]" office:value-type="float" office:value="-0.0229080578512397" calcext:value-type="float">
            <text:p>-0.0229080578512397</text:p>
          </table:table-cell>
          <table:table-cell table:formula="of:=[$'BedLevel 25-65'.C31]-[$'BedLevel 200-65'.C31]" office:value-type="float" office:value="-0.0266580578512397" calcext:value-type="float">
            <text:p>-0.0266580578512397</text:p>
          </table:table-cell>
          <table:table-cell table:formula="of:=[$'BedLevel 25-65'.D31]-[$'BedLevel 200-65'.D31]" office:value-type="float" office:value="-0.0279080578512397" calcext:value-type="float">
            <text:p>-0.0279080578512397</text:p>
          </table:table-cell>
          <table:table-cell table:formula="of:=[$'BedLevel 25-65'.E31]-[$'BedLevel 200-65'.E31]" office:value-type="float" office:value="-0.0316580578512397" calcext:value-type="float">
            <text:p>-0.0316580578512397</text:p>
          </table:table-cell>
          <table:table-cell table:formula="of:=[$'BedLevel 25-65'.F31]-[$'BedLevel 200-65'.F31]" office:value-type="float" office:value="-0.0429080578512397" calcext:value-type="float">
            <text:p>-0.0429080578512397</text:p>
          </table:table-cell>
          <table:table-cell table:formula="of:=[$'BedLevel 25-65'.G31]-[$'BedLevel 200-65'.G31]" office:value-type="float" office:value="-0.0379080578512397" calcext:value-type="float">
            <text:p>-0.0379080578512397</text:p>
          </table:table-cell>
          <table:table-cell table:formula="of:=[$'BedLevel 25-65'.H31]-[$'BedLevel 200-65'.H31]" office:value-type="float" office:value="-0.0391580578512397" calcext:value-type="float">
            <text:p>-0.0391580578512397</text:p>
          </table:table-cell>
          <table:table-cell table:formula="of:=[$'BedLevel 25-65'.I31]-[$'BedLevel 200-65'.I31]" office:value-type="float" office:value="-0.0316580578512397" calcext:value-type="float">
            <text:p>-0.0316580578512397</text:p>
          </table:table-cell>
          <table:table-cell table:formula="of:=[$'BedLevel 25-65'.J31]-[$'BedLevel 200-65'.J31]" office:value-type="float" office:value="-0.0241580578512397" calcext:value-type="float">
            <text:p>-0.0241580578512397</text:p>
          </table:table-cell>
          <table:table-cell table:formula="of:=[$'BedLevel 25-65'.K31]-[$'BedLevel 200-65'.K31]" office:value-type="float" office:value="-0.0204080578512397" calcext:value-type="float">
            <text:p>-0.02040805785123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08:39.658836291</meta:creation-date>
    <dc:date>2023-10-07T18:43:31.073310230</dc:date>
    <meta:editing-duration>PT7H44M58S</meta:editing-duration>
    <meta:editing-cycles>12</meta:editing-cycles>
    <meta:generator>LibreOffice/7.4.7.2$Linux_X86_64 LibreOffice_project/40$Build-2</meta:generator>
    <meta:document-statistic meta:table-count="5" meta:cell-count="1575" meta:object-count="0"/>
  </office:meta>
</office:document-meta>
</file>